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ans" fo:font-size="16pt" fo:language="zxx" fo:country="none" fo:font-weight="bold" officeooo:rsid="000ba169" officeooo:paragraph-rsid="000ba169" style:font-size-asian="16pt" style:language-asian="zxx" style:country-asian="none" style:font-weight-asian="bold" style:font-size-complex="16pt" style:language-complex="zxx" style:country-complex="none" style:font-weight-complex="bold"/>
    </style:style>
    <style:style style:name="P2" style:family="paragraph" style:parent-style-name="Standard">
      <style:text-properties style:font-name="Liberation Sans" fo:font-size="14pt" fo:language="zxx" fo:country="none" fo:font-weight="normal" officeooo:rsid="00b15239" officeooo:paragraph-rsid="00b15239" style:font-size-asian="12.25pt" style:language-asian="zxx" style:country-asian="none" style:font-weight-asian="normal" style:font-size-complex="14pt" style:language-complex="zxx" style:country-complex="none" style:font-weight-complex="normal"/>
    </style:style>
    <style:style style:name="P3" style:family="paragraph" style:parent-style-name="Standard">
      <style:text-properties style:font-name="Liberation Sans" fo:font-size="14pt" fo:language="zxx" fo:country="none" fo:font-weight="bold" officeooo:rsid="000ba169" officeooo:paragraph-rsid="000ba169" style:font-size-asian="12.25pt" style:language-asian="zxx" style:country-asian="none" style:font-weight-asian="bold" style:font-size-complex="14pt" style:language-complex="zxx" style:country-complex="none" style:font-weight-complex="bold"/>
    </style:style>
    <style:style style:name="P4" style:family="paragraph" style:parent-style-name="Standard">
      <style:text-properties style:font-name="Liberation Sans" fo:font-size="14pt" fo:language="zxx" fo:country="none" officeooo:rsid="000ba169" officeooo:paragraph-rsid="000ba169" style:font-size-asian="12.25pt" style:language-asian="zxx" style:country-asian="none" style:font-size-complex="14pt" style:language-complex="zxx" style:country-complex="none"/>
    </style:style>
    <style:style style:name="P5" style:family="paragraph" style:parent-style-name="Standard" style:list-style-name="L1">
      <style:text-properties style:font-name="Liberation Sans" fo:font-size="14pt" fo:language="zxx" fo:country="none" officeooo:rsid="000ba169" officeooo:paragraph-rsid="000ba169" style:font-size-asian="12.25pt" style:language-asian="zxx" style:country-asian="none" style:font-size-complex="14pt" style:language-complex="zxx" style:country-complex="none"/>
    </style:style>
    <style:style style:name="P6" style:family="paragraph" style:parent-style-name="Standard" style:list-style-name="L2">
      <style:text-properties officeooo:paragraph-rsid="000d7f62"/>
    </style:style>
    <style:style style:name="P7" style:family="paragraph" style:parent-style-name="Standard" style:list-style-name="L2">
      <style:text-properties style:font-name="Liberation Sans" fo:font-size="14pt" fo:language="zxx" fo:country="none" officeooo:rsid="000ba169" officeooo:paragraph-rsid="000d7f62" style:font-size-asian="12.25pt" style:language-asian="zxx" style:country-asian="none" style:font-size-complex="14pt" style:language-complex="zxx" style:country-complex="none"/>
    </style:style>
    <style:style style:name="P8" style:family="paragraph" style:parent-style-name="Standard">
      <style:text-properties style:font-name="Liberation Sans" fo:font-size="14pt" fo:language="zxx" fo:country="none" officeooo:rsid="0053da22" officeooo:paragraph-rsid="0053da22" style:font-size-asian="12.25pt" style:language-asian="zxx" style:country-asian="none" style:font-size-complex="14pt" style:language-complex="zxx" style:country-complex="none"/>
    </style:style>
    <style:style style:name="P9" style:family="paragraph" style:parent-style-name="Standard" style:list-style-name="L3">
      <style:text-properties style:font-name="Liberation Sans" fo:font-size="14pt" fo:language="zxx" fo:country="none" officeooo:rsid="0053da22" officeooo:paragraph-rsid="0053da22" style:font-size-asian="12.25pt" style:language-asian="zxx" style:country-asian="none" style:font-size-complex="14pt" style:language-complex="zxx" style:country-complex="none"/>
    </style:style>
    <style:style style:name="P10" style:family="paragraph" style:parent-style-name="Standard">
      <style:text-properties style:font-name="Liberation Sans" fo:font-size="14pt" fo:language="zxx" fo:country="none" officeooo:rsid="00563e6c" officeooo:paragraph-rsid="00563e6c" style:font-size-asian="12.25pt" style:language-asian="zxx" style:country-asian="none" style:font-size-complex="14pt" style:language-complex="zxx" style:country-complex="none"/>
    </style:style>
    <style:style style:name="P11" style:family="paragraph" style:parent-style-name="Standard">
      <style:text-properties style:font-name="Liberation Sans" fo:font-size="14pt" fo:language="zxx" fo:country="none" officeooo:rsid="000ba169" officeooo:paragraph-rsid="000d7f62" style:font-size-asian="12.25pt" style:language-asian="zxx" style:country-asian="none" style:font-size-complex="14pt" style:language-complex="zxx" style:country-complex="none"/>
    </style:style>
    <style:style style:name="P12" style:family="paragraph" style:parent-style-name="Standard" style:list-style-name="L4">
      <style:text-properties officeooo:paragraph-rsid="0057fbac"/>
    </style:style>
    <style:style style:name="P13" style:family="paragraph" style:parent-style-name="Standard" style:list-style-name="L4">
      <style:text-properties officeooo:paragraph-rsid="000d7f62"/>
    </style:style>
    <style:style style:name="P14" style:family="paragraph" style:parent-style-name="Standard">
      <style:text-properties style:font-name="Liberation Sans" fo:font-size="14pt" fo:language="zxx" fo:country="none" officeooo:rsid="000ba169" officeooo:paragraph-rsid="000c800d" style:font-size-asian="12.25pt" style:language-asian="zxx" style:country-asian="none" style:font-size-complex="14pt" style:language-complex="zxx" style:country-complex="none"/>
    </style:style>
    <style:style style:name="P15" style:family="paragraph" style:parent-style-name="Standard">
      <style:text-properties style:font-name="Liberation Sans" fo:font-size="14pt" fo:language="zxx" fo:country="none" fo:font-weight="bold" officeooo:rsid="000ba169" officeooo:paragraph-rsid="000c800d" style:font-size-asian="12.25pt" style:language-asian="zxx" style:country-asian="none" style:font-weight-asian="bold" style:font-size-complex="14pt" style:language-complex="zxx" style:country-complex="none" style:font-weight-complex="bold"/>
    </style:style>
    <style:style style:name="P16" style:family="paragraph" style:parent-style-name="Standard">
      <style:text-properties style:font-name="Liberation Sans" fo:font-size="14pt" fo:language="zxx" fo:country="none" officeooo:rsid="000ba169" officeooo:paragraph-rsid="000e6648" style:font-size-asian="12.25pt" style:language-asian="zxx" style:country-asian="none" style:font-size-complex="14pt" style:language-complex="zxx" style:country-complex="none"/>
    </style:style>
    <style:style style:name="P17" style:family="paragraph" style:parent-style-name="Standard" style:list-style-name="L5">
      <style:text-properties style:font-name="Liberation Sans" fo:font-size="14pt" fo:language="zxx" fo:country="none" officeooo:rsid="000ec2fd" officeooo:paragraph-rsid="0059f6a7" style:font-size-asian="12.25pt" style:language-asian="zxx" style:country-asian="none" style:font-size-complex="14pt" style:language-complex="zxx" style:country-complex="none"/>
    </style:style>
    <style:style style:name="P18" style:family="paragraph" style:parent-style-name="Standard">
      <style:text-properties style:font-name="Liberation Sans" fo:font-size="14pt" fo:language="zxx" fo:country="none" officeooo:rsid="005b330a" officeooo:paragraph-rsid="005b330a" style:font-size-asian="12.25pt" style:language-asian="zxx" style:country-asian="none" style:font-size-complex="14pt" style:language-complex="zxx" style:country-complex="none"/>
    </style:style>
    <style:style style:name="P19" style:family="paragraph" style:parent-style-name="Standard">
      <style:text-properties officeooo:paragraph-rsid="005ccd89"/>
    </style:style>
    <style:style style:name="P20" style:family="paragraph" style:parent-style-name="Standard">
      <style:text-properties officeooo:paragraph-rsid="0013b0e8"/>
    </style:style>
    <style:style style:name="P21" style:family="paragraph" style:parent-style-name="Standard">
      <style:text-properties officeooo:paragraph-rsid="00151e29"/>
    </style:style>
    <style:style style:name="P22" style:family="paragraph" style:parent-style-name="Standard" style:list-style-name="L6">
      <style:text-properties officeooo:paragraph-rsid="005eb93f"/>
    </style:style>
    <style:style style:name="P23" style:family="paragraph" style:parent-style-name="Standard" style:list-style-name="L6">
      <style:text-properties officeooo:paragraph-rsid="005ff485"/>
    </style:style>
    <style:style style:name="P24" style:family="paragraph" style:parent-style-name="Standard" style:list-style-name="L6">
      <style:text-properties officeooo:paragraph-rsid="00151e29"/>
    </style:style>
    <style:style style:name="P25" style:family="paragraph" style:parent-style-name="Standard">
      <style:text-properties style:font-name="Liberation Sans" fo:font-size="14pt" fo:language="zxx" fo:country="none" fo:font-weight="bold" officeooo:rsid="000ec2fd" officeooo:paragraph-rsid="00177f1f" style:font-size-asian="12.25pt" style:language-asian="zxx" style:country-asian="none" style:font-weight-asian="bold" style:font-size-complex="14pt" style:language-complex="zxx" style:country-complex="none" style:font-weight-complex="bold"/>
    </style:style>
    <style:style style:name="P26" style:family="paragraph" style:parent-style-name="Standard">
      <style:text-properties officeooo:paragraph-rsid="00177f1f"/>
    </style:style>
    <style:style style:name="P27" style:family="paragraph" style:parent-style-name="Standard" style:list-style-name="L7">
      <style:text-properties style:font-name="Liberation Sans" fo:font-size="14pt" fo:language="zxx" fo:country="none" officeooo:rsid="000ec2fd" officeooo:paragraph-rsid="00177f1f" style:font-size-asian="12.25pt" style:language-asian="zxx" style:country-asian="none" style:font-size-complex="14pt" style:language-complex="zxx" style:country-complex="none"/>
    </style:style>
    <style:style style:name="P28" style:family="paragraph" style:parent-style-name="Standard">
      <style:text-properties style:font-name="Liberation Sans" fo:font-size="14pt" fo:language="zxx" fo:country="none" fo:font-weight="bold" officeooo:rsid="000ec2fd" officeooo:paragraph-rsid="0017e170" style:font-size-asian="12.25pt" style:language-asian="zxx" style:country-asian="none" style:font-weight-asian="bold" style:font-size-complex="14pt" style:language-complex="zxx" style:country-complex="none" style:font-weight-complex="bold"/>
    </style:style>
    <style:style style:name="P29" style:family="paragraph" style:parent-style-name="Standard">
      <style:text-properties officeooo:rsid="006296ef" officeooo:paragraph-rsid="006360eb"/>
    </style:style>
    <style:style style:name="P30" style:family="paragraph" style:parent-style-name="Standard">
      <style:text-properties officeooo:paragraph-rsid="0017e170"/>
    </style:style>
    <style:style style:name="P31" style:family="paragraph" style:parent-style-name="Standard">
      <style:paragraph-properties fo:text-align="center" style:justify-single-word="false"/>
      <style:text-properties style:font-name="Liberation Sans" fo:font-size="14pt" fo:language="zxx" fo:country="none" officeooo:rsid="000ec2fd" officeooo:paragraph-rsid="0017e170" style:font-size-asian="12.25pt" style:language-asian="zxx" style:country-asian="none" style:font-size-complex="14pt" style:language-complex="zxx" style:country-complex="none"/>
    </style:style>
    <style:style style:name="P32" style:family="paragraph" style:parent-style-name="Standard">
      <style:text-properties officeooo:paragraph-rsid="00191d46"/>
    </style:style>
    <style:style style:name="P33" style:family="paragraph" style:parent-style-name="Standard" style:list-style-name="L8">
      <style:text-properties style:font-name="Liberation Sans" fo:font-size="14pt" fo:language="zxx" fo:country="none" officeooo:rsid="000ec2fd" officeooo:paragraph-rsid="00191d46" style:font-size-asian="12.25pt" style:language-asian="zxx" style:country-asian="none" style:font-size-complex="14pt" style:language-complex="zxx" style:country-complex="none"/>
    </style:style>
    <style:style style:name="P34" style:family="paragraph" style:parent-style-name="Standard" style:list-style-name="L8">
      <style:text-properties officeooo:paragraph-rsid="00191d46"/>
    </style:style>
    <style:style style:name="P35" style:family="paragraph" style:parent-style-name="Standard">
      <style:text-properties officeooo:paragraph-rsid="00650625"/>
    </style:style>
    <style:style style:name="P36" style:family="paragraph" style:parent-style-name="Standard">
      <style:text-properties officeooo:paragraph-rsid="0065101c"/>
    </style:style>
    <style:style style:name="P37" style:family="paragraph" style:parent-style-name="Standard" style:list-style-name="L9">
      <style:text-properties officeooo:paragraph-rsid="0065101c"/>
    </style:style>
    <style:style style:name="P38" style:family="paragraph" style:parent-style-name="Standard">
      <style:text-properties style:font-name="Liberation Sans" fo:font-size="14pt" fo:language="zxx" fo:country="none" fo:font-weight="bold" officeooo:rsid="000ec2fd" officeooo:paragraph-rsid="001b0a94" style:font-size-asian="12.25pt" style:language-asian="zxx" style:country-asian="none" style:font-weight-asian="bold" style:font-size-complex="14pt" style:language-complex="zxx" style:country-complex="none" style:font-weight-complex="bold"/>
    </style:style>
    <style:style style:name="P39" style:family="paragraph" style:parent-style-name="Standard">
      <style:text-properties officeooo:paragraph-rsid="001b0a94"/>
    </style:style>
    <style:style style:name="P40" style:family="paragraph" style:parent-style-name="Standard" style:list-style-name="L10">
      <style:text-properties style:font-name="Liberation Sans" fo:font-size="14pt" fo:language="zxx" fo:country="none" officeooo:rsid="000ec2fd" officeooo:paragraph-rsid="001b0a94" style:font-size-asian="12.25pt" style:language-asian="zxx" style:country-asian="none" style:font-size-complex="14pt" style:language-complex="zxx" style:country-complex="none"/>
    </style:style>
    <style:style style:name="P41" style:family="paragraph" style:parent-style-name="Standard">
      <style:text-properties style:font-name="Liberation Sans" fo:font-size="14pt" fo:language="zxx" fo:country="none" fo:font-weight="bold" officeooo:rsid="000ec2fd" officeooo:paragraph-rsid="001c7a2e" style:font-size-asian="12.25pt" style:language-asian="zxx" style:country-asian="none" style:font-weight-asian="bold" style:font-size-complex="14pt" style:language-complex="zxx" style:country-complex="none" style:font-weight-complex="bold"/>
    </style:style>
    <style:style style:name="P42" style:family="paragraph" style:parent-style-name="Standard">
      <style:text-properties officeooo:paragraph-rsid="001c7a2e"/>
    </style:style>
    <style:style style:name="P43" style:family="paragraph" style:parent-style-name="Standard" style:list-style-name="L11">
      <style:text-properties officeooo:paragraph-rsid="001c7a2e"/>
    </style:style>
    <style:style style:name="P44" style:family="paragraph" style:parent-style-name="Standard" style:list-style-name="L11">
      <style:text-properties style:font-name="Liberation Sans" fo:font-size="14pt" fo:language="zxx" fo:country="none" officeooo:rsid="000ec2fd" officeooo:paragraph-rsid="001c7a2e" style:font-size-asian="12.25pt" style:language-asian="zxx" style:country-asian="none" style:font-size-complex="14pt" style:language-complex="zxx" style:country-complex="none"/>
    </style:style>
    <style:style style:name="P45" style:family="paragraph" style:parent-style-name="Standard" style:list-style-name="L11">
      <style:text-properties style:font-name="Liberation Sans" fo:font-size="14pt" fo:language="zxx" fo:country="none" officeooo:rsid="000ec2fd" officeooo:paragraph-rsid="00704a05" style:font-size-asian="12.25pt" style:language-asian="zxx" style:country-asian="none" style:font-size-complex="14pt" style:language-complex="zxx" style:country-complex="none"/>
    </style:style>
    <style:style style:name="P46" style:family="paragraph" style:parent-style-name="Standard">
      <style:text-properties style:font-name="Liberation Sans" fo:font-size="14pt" fo:language="zxx" fo:country="none" fo:font-weight="bold" officeooo:rsid="000ec2fd" officeooo:paragraph-rsid="001dc00e" style:font-size-asian="12.25pt" style:language-asian="zxx" style:country-asian="none" style:font-weight-asian="bold" style:font-size-complex="14pt" style:language-complex="zxx" style:country-complex="none" style:font-weight-complex="bold"/>
    </style:style>
    <style:style style:name="P47" style:family="paragraph" style:parent-style-name="Standard">
      <style:text-properties officeooo:paragraph-rsid="001dc00e"/>
    </style:style>
    <style:style style:name="P48" style:family="paragraph" style:parent-style-name="Standard" style:list-style-name="L12">
      <style:text-properties style:font-name="Liberation Sans" fo:font-size="14pt" fo:language="zxx" fo:country="none" officeooo:rsid="000ec2fd" officeooo:paragraph-rsid="001dc00e" style:font-size-asian="12.25pt" style:language-asian="zxx" style:country-asian="none" style:font-size-complex="14pt" style:language-complex="zxx" style:country-complex="none"/>
    </style:style>
    <style:style style:name="P49" style:family="paragraph" style:parent-style-name="Standard">
      <style:text-properties officeooo:paragraph-rsid="001eb2d4"/>
    </style:style>
    <style:style style:name="P50" style:family="paragraph" style:parent-style-name="Standard" style:list-style-name="L13">
      <style:text-properties style:font-name="Liberation Sans" fo:font-size="14pt" fo:language="zxx" fo:country="none" officeooo:rsid="000ec2fd" officeooo:paragraph-rsid="001eb2d4" style:font-size-asian="12.25pt" style:language-asian="zxx" style:country-asian="none" style:font-size-complex="14pt" style:language-complex="zxx" style:country-complex="none"/>
    </style:style>
    <style:style style:name="P51" style:family="paragraph" style:parent-style-name="Standard" style:list-style-name="L13">
      <style:text-properties officeooo:paragraph-rsid="001eb2d4"/>
    </style:style>
    <style:style style:name="P52" style:family="paragraph" style:parent-style-name="Standard">
      <style:text-properties style:font-name="Liberation Sans" fo:font-size="14pt" fo:language="zxx" fo:country="none" fo:font-weight="bold" officeooo:rsid="000ec2fd" officeooo:paragraph-rsid="0020df4c" style:font-size-asian="12.25pt" style:language-asian="zxx" style:country-asian="none" style:font-weight-asian="bold" style:font-size-complex="14pt" style:language-complex="zxx" style:country-complex="none" style:font-weight-complex="bold"/>
    </style:style>
    <style:style style:name="P53" style:family="paragraph" style:parent-style-name="Standard">
      <style:text-properties officeooo:paragraph-rsid="002242ac"/>
    </style:style>
    <style:style style:name="P54" style:family="paragraph" style:parent-style-name="Standard" style:list-style-name="L14">
      <style:text-properties officeooo:paragraph-rsid="002242ac"/>
    </style:style>
    <style:style style:name="P55" style:family="paragraph" style:parent-style-name="Standard">
      <style:text-properties officeooo:paragraph-rsid="00231dac"/>
    </style:style>
    <style:style style:name="P56" style:family="paragraph" style:parent-style-name="Standard" style:list-style-name="L15">
      <style:text-properties style:font-name="Liberation Sans" fo:font-size="14pt" fo:language="zxx" fo:country="none" officeooo:rsid="000ec2fd" officeooo:paragraph-rsid="00231dac" style:font-size-asian="12.25pt" style:language-asian="zxx" style:country-asian="none" style:font-size-complex="14pt" style:language-complex="zxx" style:country-complex="none"/>
    </style:style>
    <style:style style:name="P57" style:family="paragraph" style:parent-style-name="Standard" style:list-style-name="L15">
      <style:text-properties officeooo:paragraph-rsid="00231dac"/>
    </style:style>
    <style:style style:name="P58" style:family="paragraph" style:parent-style-name="Standard">
      <style:text-properties style:font-name="Liberation Sans" fo:font-size="14pt" fo:language="zxx" fo:country="none" fo:font-weight="bold" officeooo:rsid="000ec2fd" officeooo:paragraph-rsid="00256f1a" style:font-size-asian="12.25pt" style:language-asian="zxx" style:country-asian="none" style:font-weight-asian="bold" style:font-size-complex="14pt" style:language-complex="zxx" style:country-complex="none" style:font-weight-complex="bold"/>
    </style:style>
    <style:style style:name="P59" style:family="paragraph" style:parent-style-name="Standard">
      <style:text-properties style:font-name="Liberation Sans" fo:font-size="14pt" fo:language="zxx" fo:country="none" officeooo:rsid="000ec2fd" officeooo:paragraph-rsid="00256f1a" style:font-size-asian="12.25pt" style:language-asian="zxx" style:country-asian="none" style:font-size-complex="14pt" style:language-complex="zxx" style:country-complex="none"/>
    </style:style>
    <style:style style:name="P60" style:family="paragraph" style:parent-style-name="Standard" style:list-style-name="L16">
      <style:text-properties style:font-name="Liberation Sans" fo:font-size="14pt" fo:language="zxx" fo:country="none" officeooo:rsid="000ec2fd" officeooo:paragraph-rsid="00256f1a" style:font-size-asian="12.25pt" style:language-asian="zxx" style:country-asian="none" style:font-size-complex="14pt" style:language-complex="zxx" style:country-complex="none"/>
    </style:style>
    <style:style style:name="P61" style:family="paragraph" style:parent-style-name="Standard" style:list-style-name="L16">
      <style:text-properties officeooo:paragraph-rsid="00256f1a"/>
    </style:style>
    <style:style style:name="P62" style:family="paragraph" style:parent-style-name="Standard" style:list-style-name="L16">
      <style:text-properties officeooo:paragraph-rsid="0077bee2"/>
    </style:style>
    <style:style style:name="P63" style:family="paragraph" style:parent-style-name="Standard" style:list-style-name="L16">
      <style:text-properties style:font-name="Liberation Sans" fo:font-size="14pt" fo:language="zxx" fo:country="none" officeooo:rsid="0077bee2" officeooo:paragraph-rsid="0077bee2" style:font-size-asian="12.25pt" style:language-asian="zxx" style:country-asian="none" style:font-size-complex="14pt" style:language-complex="zxx" style:country-complex="none"/>
    </style:style>
    <style:style style:name="P64" style:family="paragraph" style:parent-style-name="Standard">
      <style:text-properties officeooo:paragraph-rsid="00256f1a"/>
    </style:style>
    <style:style style:name="P65" style:family="paragraph" style:parent-style-name="Standard">
      <style:text-properties style:font-name="Liberation Sans" fo:font-size="14pt" fo:language="zxx" fo:country="none" fo:font-weight="bold" officeooo:rsid="000ec2fd" officeooo:paragraph-rsid="00273726" style:font-size-asian="12.25pt" style:language-asian="zxx" style:country-asian="none" style:font-weight-asian="bold" style:font-size-complex="14pt" style:language-complex="zxx" style:country-complex="none" style:font-weight-complex="bold"/>
    </style:style>
    <style:style style:name="P66" style:family="paragraph" style:parent-style-name="Standard">
      <style:text-properties officeooo:paragraph-rsid="00273726"/>
    </style:style>
    <style:style style:name="P67" style:family="paragraph" style:parent-style-name="Standard" style:list-style-name="L17">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68" style:family="paragraph" style:parent-style-name="Standard" style:list-style-name="L17">
      <style:text-properties officeooo:paragraph-rsid="00273726"/>
    </style:style>
    <style:style style:name="P69" style:family="paragraph" style:parent-style-name="Standard">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70" style:family="paragraph" style:parent-style-name="Standard" style:list-style-name="L18">
      <style:text-properties officeooo:paragraph-rsid="00273726"/>
    </style:style>
    <style:style style:name="P71" style:family="paragraph" style:parent-style-name="Standard" style:list-style-name="L18">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72" style:family="paragraph" style:parent-style-name="Standard" style:list-style-name="L18">
      <style:text-properties officeooo:rsid="007b9315" officeooo:paragraph-rsid="007b9315"/>
    </style:style>
    <style:style style:name="P73" style:family="paragraph" style:parent-style-name="Standard" style:list-style-name="L19">
      <style:text-properties officeooo:paragraph-rsid="00273726"/>
    </style:style>
    <style:style style:name="P74" style:family="paragraph" style:parent-style-name="Standard">
      <style:text-properties officeooo:paragraph-rsid="007dce77"/>
    </style:style>
    <style:style style:name="P75" style:family="paragraph" style:parent-style-name="Standard">
      <style:text-properties style:font-name="Liberation Sans" fo:font-size="14pt" fo:language="zxx" fo:country="none" officeooo:rsid="000ec2fd" officeooo:paragraph-rsid="002ec6c2" style:font-size-asian="12.25pt" style:language-asian="zxx" style:country-asian="none" style:font-size-complex="14pt" style:language-complex="zxx" style:country-complex="none"/>
    </style:style>
    <style:style style:name="P76" style:family="paragraph" style:parent-style-name="Standard" style:list-style-name="L20">
      <style:text-properties officeooo:paragraph-rsid="002ec6c2"/>
    </style:style>
    <style:style style:name="P77" style:family="paragraph" style:parent-style-name="Standard">
      <style:text-properties officeooo:paragraph-rsid="002ec6c2"/>
    </style:style>
    <style:style style:name="P78" style:family="paragraph" style:parent-style-name="Standard">
      <style:text-properties style:font-name="Liberation Sans" fo:font-size="14pt" fo:language="zxx" fo:country="none" officeooo:rsid="000ec2fd" officeooo:paragraph-rsid="00312956" style:font-size-asian="12.25pt" style:language-asian="zxx" style:country-asian="none" style:font-size-complex="14pt" style:language-complex="zxx" style:country-complex="none"/>
    </style:style>
    <style:style style:name="P79" style:family="paragraph" style:parent-style-name="Standard" style:list-style-name="L21">
      <style:text-properties style:font-name="Liberation Sans" fo:font-size="14pt" fo:language="zxx" fo:country="none" officeooo:rsid="000ec2fd" officeooo:paragraph-rsid="00312956" style:font-size-asian="12.25pt" style:language-asian="zxx" style:country-asian="none" style:font-size-complex="14pt" style:language-complex="zxx" style:country-complex="none"/>
    </style:style>
    <style:style style:name="P80" style:family="paragraph" style:parent-style-name="Standard" style:list-style-name="L22">
      <style:text-properties officeooo:paragraph-rsid="00312956"/>
    </style:style>
    <style:style style:name="P81" style:family="paragraph" style:parent-style-name="Standard">
      <style:text-properties style:font-name="Liberation Sans" fo:font-size="14pt" fo:language="zxx" fo:country="none" officeooo:rsid="000ec2fd" officeooo:paragraph-rsid="0031891e" style:font-size-asian="12.25pt" style:language-asian="zxx" style:country-asian="none" style:font-size-complex="14pt" style:language-complex="zxx" style:country-complex="none"/>
    </style:style>
    <style:style style:name="P82" style:family="paragraph" style:parent-style-name="Standard" style:list-style-name="L23">
      <style:text-properties style:font-name="Liberation Sans" fo:font-size="14pt" fo:language="zxx" fo:country="none" officeooo:rsid="000ec2fd" officeooo:paragraph-rsid="0031891e" style:font-size-asian="12.25pt" style:language-asian="zxx" style:country-asian="none" style:font-size-complex="14pt" style:language-complex="zxx" style:country-complex="none"/>
    </style:style>
    <style:style style:name="P83" style:family="paragraph" style:parent-style-name="Standard" style:list-style-name="L24">
      <style:text-properties officeooo:paragraph-rsid="0031891e"/>
    </style:style>
    <style:style style:name="P84" style:family="paragraph" style:parent-style-name="Standard">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85" style:family="paragraph" style:parent-style-name="Standard" style:list-style-name="L25">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86" style:family="paragraph" style:parent-style-name="Standard" style:list-style-name="L26">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87" style:family="paragraph" style:parent-style-name="Standard">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88" style:family="paragraph" style:parent-style-name="Standard" style:list-style-name="L27">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89" style:family="paragraph" style:parent-style-name="Standard" style:list-style-name="L28">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90" style:family="paragraph" style:parent-style-name="Standard">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91" style:family="paragraph" style:parent-style-name="Standard" style:list-style-name="L29">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92" style:family="paragraph" style:parent-style-name="Standard" style:list-style-name="L30">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93" style:family="paragraph" style:parent-style-name="Standard">
      <style:text-properties style:font-name="Liberation Sans" fo:font-size="14pt" fo:language="zxx" fo:country="none" officeooo:rsid="000ec2fd" officeooo:paragraph-rsid="0037afc5" style:font-size-asian="12.25pt" style:language-asian="zxx" style:country-asian="none" style:font-size-complex="14pt" style:language-complex="zxx" style:country-complex="none"/>
    </style:style>
    <style:style style:name="P94" style:family="paragraph" style:parent-style-name="Standard" style:list-style-name="L31">
      <style:text-properties officeooo:paragraph-rsid="0037afc5"/>
    </style:style>
    <style:style style:name="P95" style:family="paragraph" style:parent-style-name="Standard" style:list-style-name="L32">
      <style:text-properties style:font-name="Liberation Sans" fo:font-size="14pt" fo:language="zxx" fo:country="none" officeooo:rsid="000ec2fd" officeooo:paragraph-rsid="0037afc5" style:font-size-asian="12.25pt" style:language-asian="zxx" style:country-asian="none" style:font-size-complex="14pt" style:language-complex="zxx" style:country-complex="none"/>
    </style:style>
    <style:style style:name="P96" style:family="paragraph" style:parent-style-name="Standard">
      <style:text-properties style:font-name="Liberation Sans" fo:font-size="14pt" fo:language="zxx" fo:country="none" officeooo:rsid="000ec2fd" officeooo:paragraph-rsid="003bc47b" style:font-size-asian="12.25pt" style:language-asian="zxx" style:country-asian="none" style:font-size-complex="14pt" style:language-complex="zxx" style:country-complex="none"/>
    </style:style>
    <style:style style:name="P97" style:family="paragraph" style:parent-style-name="Standard" style:list-style-name="L33">
      <style:text-properties officeooo:paragraph-rsid="003bc47b"/>
    </style:style>
    <style:style style:name="P98" style:family="paragraph" style:parent-style-name="Standard" style:list-style-name="L33">
      <style:text-properties officeooo:paragraph-rsid="003bcf97"/>
    </style:style>
    <style:style style:name="P99" style:family="paragraph" style:parent-style-name="Standard">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100" style:family="paragraph" style:parent-style-name="Standard" style:list-style-name="L34">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101" style:family="paragraph" style:parent-style-name="Standard" style:list-style-name="L35">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102" style:family="paragraph" style:parent-style-name="Standard">
      <style:text-properties style:font-name="Liberation Sans" fo:font-size="14pt" fo:language="zxx" fo:country="none" fo:font-weight="bold" officeooo:rsid="000ec2fd" officeooo:paragraph-rsid="00401379" style:font-size-asian="12.25pt" style:language-asian="zxx" style:country-asian="none" style:font-weight-asian="bold" style:font-size-complex="14pt" style:language-complex="zxx" style:country-complex="none" style:font-weight-complex="bold"/>
    </style:style>
    <style:style style:name="P103" style:family="paragraph" style:parent-style-name="Standard">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104" style:family="paragraph" style:parent-style-name="Standard" style:list-style-name="L36">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105" style:family="paragraph" style:parent-style-name="Standard" style:list-style-name="L37">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106" style:family="paragraph" style:parent-style-name="Standard">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107" style:family="paragraph" style:parent-style-name="Standard" style:list-style-name="L38">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108" style:family="paragraph" style:parent-style-name="Standard" style:list-style-name="L39">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109" style:family="paragraph" style:parent-style-name="Standard" style:list-style-name="L40">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10" style:family="paragraph" style:parent-style-name="Standard">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11" style:family="paragraph" style:parent-style-name="Standard" style:list-style-name="L41">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12" style:family="paragraph" style:parent-style-name="Standard">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13" style:family="paragraph" style:parent-style-name="Standard" style:list-style-name="L42">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14" style:family="paragraph" style:parent-style-name="Standard" style:list-style-name="L43">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15" style:family="paragraph" style:parent-style-name="Standard">
      <style:text-properties style:font-name="Liberation Sans" fo:font-size="14pt" fo:language="zxx" fo:country="none" officeooo:rsid="000ec2fd" officeooo:paragraph-rsid="00457e4a" style:font-size-asian="12.25pt" style:language-asian="zxx" style:country-asian="none" style:font-size-complex="14pt" style:language-complex="zxx" style:country-complex="none"/>
    </style:style>
    <style:style style:name="P116" style:family="paragraph" style:parent-style-name="Standard" style:list-style-name="L44">
      <style:text-properties officeooo:paragraph-rsid="00457e4a"/>
    </style:style>
    <style:style style:name="P117" style:family="paragraph" style:parent-style-name="Standard">
      <style:text-properties style:font-name="Liberation Sans" fo:font-size="14pt" fo:language="zxx" fo:country="none" officeooo:rsid="000ec2fd" officeooo:paragraph-rsid="004b5cbe" style:font-size-asian="12.25pt" style:language-asian="zxx" style:country-asian="none" style:font-size-complex="14pt" style:language-complex="zxx" style:country-complex="none"/>
    </style:style>
    <style:style style:name="P118" style:family="paragraph" style:parent-style-name="Standard" style:list-style-name="L45">
      <style:text-properties style:font-name="Liberation Sans" fo:font-size="14pt" fo:language="zxx" fo:country="none" officeooo:rsid="000ec2fd" officeooo:paragraph-rsid="004b5cbe" style:font-size-asian="12.25pt" style:language-asian="zxx" style:country-asian="none" style:font-size-complex="14pt" style:language-complex="zxx" style:country-complex="none"/>
    </style:style>
    <style:style style:name="P119" style:family="paragraph" style:parent-style-name="Standard">
      <style:text-properties style:font-name="Liberation Sans" fo:font-size="14pt" fo:language="zxx" fo:country="none" officeooo:rsid="000ec2fd" officeooo:paragraph-rsid="00b9081a" style:font-size-asian="12.25pt" style:language-asian="zxx" style:country-asian="none" style:font-size-complex="14pt" style:language-complex="zxx" style:country-complex="none"/>
    </style:style>
    <style:style style:name="P120" style:family="paragraph" style:parent-style-name="Standard">
      <style:text-properties officeooo:paragraph-rsid="00b9081a"/>
    </style:style>
    <style:style style:name="P121" style:family="paragraph" style:parent-style-name="Standard" style:list-style-name="L46">
      <style:text-properties officeooo:paragraph-rsid="00b9081a"/>
    </style:style>
    <style:style style:name="P122" style:family="paragraph" style:parent-style-name="Standard" style:list-style-name="L47">
      <style:text-properties officeooo:paragraph-rsid="00b9081a"/>
    </style:style>
    <style:style style:name="P123" style:family="paragraph" style:parent-style-name="Standard">
      <style:text-properties style:font-name="Liberation Sans" fo:font-size="14pt" fo:language="zxx" fo:country="none" officeooo:rsid="008f8569" officeooo:paragraph-rsid="008f8569" style:font-size-asian="12.25pt" style:language-asian="zxx" style:country-asian="none" style:font-size-complex="14pt" style:language-complex="zxx" style:country-complex="none"/>
    </style:style>
    <style:style style:name="P124" style:family="paragraph" style:parent-style-name="Standard" style:list-style-name="L48">
      <style:text-properties officeooo:paragraph-rsid="008f8569"/>
    </style:style>
    <style:style style:name="P125" style:family="paragraph" style:parent-style-name="Standard" style:list-style-name="L48">
      <style:text-properties officeooo:paragraph-rsid="0091b864"/>
    </style:style>
    <style:style style:name="P126" style:family="paragraph" style:parent-style-name="Standard">
      <style:text-properties style:font-name="Liberation Sans" fo:font-size="14pt" fo:language="zxx" fo:country="none" officeooo:rsid="000ec2fd" officeooo:paragraph-rsid="00973985" style:font-size-asian="12.25pt" style:language-asian="zxx" style:country-asian="none" style:font-size-complex="14pt" style:language-complex="zxx" style:country-complex="none"/>
    </style:style>
    <style:style style:name="P127" style:family="paragraph" style:parent-style-name="Standard">
      <style:text-properties style:font-name="Liberation Sans" fo:font-size="14pt" fo:language="zxx" fo:country="none" officeooo:rsid="000ec2fd" officeooo:paragraph-rsid="0098eba5" style:font-size-asian="12.25pt" style:language-asian="zxx" style:country-asian="none" style:font-size-complex="14pt" style:language-complex="zxx" style:country-complex="none"/>
    </style:style>
    <style:style style:name="P128" style:family="paragraph" style:parent-style-name="Standard">
      <style:text-properties style:font-name="Liberation Sans" fo:font-size="14pt" fo:language="zxx" fo:country="none" officeooo:rsid="000ec2fd" officeooo:paragraph-rsid="0099a598" style:font-size-asian="12.25pt" style:language-asian="zxx" style:country-asian="none" style:font-size-complex="14pt" style:language-complex="zxx" style:country-complex="none"/>
    </style:style>
    <style:style style:name="P129" style:family="paragraph" style:parent-style-name="Standard">
      <style:text-properties style:font-name="Liberation Sans" fo:font-size="14pt" fo:language="zxx" fo:country="none" officeooo:rsid="0099a598" officeooo:paragraph-rsid="0099a598" style:font-size-asian="12.25pt" style:language-asian="zxx" style:country-asian="none" style:font-size-complex="14pt" style:language-complex="zxx" style:country-complex="none"/>
    </style:style>
    <style:style style:name="P130" style:family="paragraph" style:parent-style-name="Standard" style:list-style-name="L49">
      <style:text-properties style:font-name="Liberation Sans" fo:font-size="14pt" fo:language="zxx" fo:country="none" officeooo:rsid="0099a598" officeooo:paragraph-rsid="0099a598" style:font-size-asian="12.25pt" style:language-asian="zxx" style:country-asian="none" style:font-size-complex="14pt" style:language-complex="zxx" style:country-complex="none"/>
    </style:style>
    <style:style style:name="P131" style:family="paragraph" style:parent-style-name="Standard">
      <style:text-properties style:font-name="Liberation Sans" fo:font-size="14pt" fo:language="zxx" fo:country="none" officeooo:rsid="000ec2fd" officeooo:paragraph-rsid="009b3e02" style:font-size-asian="12.25pt" style:language-asian="zxx" style:country-asian="none" style:font-size-complex="14pt" style:language-complex="zxx" style:country-complex="none"/>
    </style:style>
    <style:style style:name="P132" style:family="paragraph" style:parent-style-name="Standard" style:list-style-name="L50">
      <style:text-properties officeooo:paragraph-rsid="009c11d8"/>
    </style:style>
    <style:style style:name="P133" style:family="paragraph" style:parent-style-name="Standard">
      <style:text-properties style:font-name="Liberation Sans" fo:font-size="14pt" fo:language="zxx" fo:country="none" officeooo:rsid="000ec2fd" officeooo:paragraph-rsid="00a1036f" style:font-size-asian="12.25pt" style:language-asian="zxx" style:country-asian="none" style:font-size-complex="14pt" style:language-complex="zxx" style:country-complex="none"/>
    </style:style>
    <style:style style:name="P134" style:family="paragraph" style:parent-style-name="Standard" style:list-style-name="L51">
      <style:text-properties officeooo:paragraph-rsid="009ff7b4"/>
    </style:style>
    <style:style style:name="P135" style:family="paragraph" style:parent-style-name="Standard" style:list-style-name="L51">
      <style:text-properties style:font-name="Liberation Sans" fo:font-size="14pt" fo:language="zxx" fo:country="none" officeooo:rsid="000ec2fd" officeooo:paragraph-rsid="00ba4251" style:font-size-asian="12.25pt" style:language-asian="zxx" style:country-asian="none" style:font-size-complex="14pt" style:language-complex="zxx" style:country-complex="none"/>
    </style:style>
    <style:style style:name="P136" style:family="paragraph" style:parent-style-name="Standard" style:list-style-name="L51">
      <style:text-properties style:font-name="Liberation Sans" fo:font-size="14pt" fo:language="zxx" fo:country="none" officeooo:rsid="000ec2fd" officeooo:paragraph-rsid="00a1036f" style:font-size-asian="12.25pt" style:language-asian="zxx" style:country-asian="none" style:font-size-complex="14pt" style:language-complex="zxx" style:country-complex="none"/>
    </style:style>
    <style:style style:name="P137" style:family="paragraph" style:parent-style-name="Standard" style:list-style-name="L51">
      <style:text-properties officeooo:paragraph-rsid="00a1036f"/>
    </style:style>
    <style:style style:name="P138" style:family="paragraph" style:parent-style-name="Standard">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39" style:family="paragraph" style:parent-style-name="Standard" style:list-style-name="L52">
      <style:text-properties officeooo:paragraph-rsid="00a311f1"/>
    </style:style>
    <style:style style:name="P140" style:family="paragraph" style:parent-style-name="Standard" style:list-style-name="L52">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1" style:family="paragraph" style:parent-style-name="Standard">
      <style:text-properties style:font-name="Liberation Sans" fo:font-size="14pt" fo:language="zxx" fo:country="none" fo:font-weight="bold" officeooo:rsid="000ec2fd" officeooo:paragraph-rsid="00a311f1" style:font-size-asian="12.25pt" style:language-asian="zxx" style:country-asian="none" style:font-weight-asian="bold" style:font-size-complex="14pt" style:language-complex="zxx" style:country-complex="none" style:font-weight-complex="bold"/>
    </style:style>
    <style:style style:name="P142" style:family="paragraph" style:parent-style-name="Standard" style:list-style-name="L53">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3" style:family="paragraph" style:parent-style-name="Standard" style:list-style-name="L54">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4" style:family="paragraph" style:parent-style-name="Standard" style:list-style-name="L55">
      <style:text-properties officeooo:paragraph-rsid="00a311f1"/>
    </style:style>
    <style:style style:name="P145" style:family="paragraph" style:parent-style-name="Standard" style:list-style-name="L55">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6" style:family="paragraph" style:parent-style-name="Standard">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47" style:family="paragraph" style:parent-style-name="Standard" style:list-style-name="L56">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48" style:family="paragraph" style:parent-style-name="Standard">
      <style:text-properties style:font-name="Liberation Sans" fo:font-size="14pt" fo:language="zxx" fo:country="none" fo:font-weight="bold" officeooo:rsid="000ec2fd" officeooo:paragraph-rsid="00a391d3" style:font-size-asian="12.25pt" style:language-asian="zxx" style:country-asian="none" style:font-weight-asian="bold" style:font-size-complex="14pt" style:language-complex="zxx" style:country-complex="none" style:font-weight-complex="bold"/>
    </style:style>
    <style:style style:name="P149" style:family="paragraph" style:parent-style-name="Standard" style:list-style-name="L57">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50" style:family="paragraph" style:parent-style-name="Standard" style:list-style-name="L57">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51" style:family="paragraph" style:parent-style-name="Standard">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52" style:family="paragraph" style:parent-style-name="Standard" style:list-style-name="L58">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53" style:family="paragraph" style:parent-style-name="Standard">
      <style:text-properties style:font-name="Liberation Sans" fo:font-size="14pt" fo:language="zxx" fo:country="none" officeooo:rsid="000ec2fd" officeooo:paragraph-rsid="00a49a27" style:font-size-asian="12.25pt" style:language-asian="zxx" style:country-asian="none" style:font-size-complex="14pt" style:language-complex="zxx" style:country-complex="none"/>
    </style:style>
    <style:style style:name="P154" style:family="paragraph" style:parent-style-name="Standard" style:list-style-name="L59">
      <style:text-properties style:font-name="Liberation Sans" fo:font-size="14pt" fo:language="zxx" fo:country="none" officeooo:rsid="000ec2fd" officeooo:paragraph-rsid="00a49a27" style:font-size-asian="12.25pt" style:language-asian="zxx" style:country-asian="none" style:font-size-complex="14pt" style:language-complex="zxx" style:country-complex="none"/>
    </style:style>
    <style:style style:name="P155" style:family="paragraph" style:parent-style-name="Standard">
      <style:text-properties style:font-name="Liberation Sans" fo:font-size="14pt" fo:language="zxx" fo:country="none" officeooo:rsid="000ec2fd" officeooo:paragraph-rsid="00a65a29" style:font-size-asian="12.25pt" style:language-asian="zxx" style:country-asian="none" style:font-size-complex="14pt" style:language-complex="zxx" style:country-complex="none"/>
    </style:style>
    <style:style style:name="P156" style:family="paragraph" style:parent-style-name="Standard" style:list-style-name="L60">
      <style:text-properties style:font-name="Liberation Sans" fo:font-size="14pt" fo:language="zxx" fo:country="none" officeooo:rsid="000ec2fd" officeooo:paragraph-rsid="00a65a29" style:font-size-asian="12.25pt" style:language-asian="zxx" style:country-asian="none" style:font-size-complex="14pt" style:language-complex="zxx" style:country-complex="none"/>
    </style:style>
    <style:style style:name="P157" style:family="paragraph" style:parent-style-name="Standard" style:list-style-name="L61">
      <style:text-properties officeooo:paragraph-rsid="00a7f2db"/>
    </style:style>
    <style:style style:name="P158" style:family="paragraph" style:parent-style-name="Standard" style:list-style-name="L61">
      <style:text-properties style:font-name="Liberation Sans" fo:font-size="14pt" fo:language="zxx" fo:country="none" officeooo:rsid="000ec2fd" officeooo:paragraph-rsid="00a7f2db" style:font-size-asian="12.25pt" style:language-asian="zxx" style:country-asian="none" style:font-size-complex="14pt" style:language-complex="zxx" style:country-complex="none"/>
    </style:style>
    <style:style style:name="P159" style:family="paragraph" style:parent-style-name="Standard">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60" style:family="paragraph" style:parent-style-name="Standard" style:list-style-name="L62">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61" style:family="paragraph" style:parent-style-name="Standard" style:list-style-name="L63">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62" style:family="paragraph" style:parent-style-name="Standard">
      <style:text-properties style:font-name="Liberation Sans" fo:font-size="14pt" fo:language="zxx" fo:country="none" officeooo:rsid="000ec2fd" officeooo:paragraph-rsid="00c7c43a" style:font-size-asian="12.25pt" style:language-asian="zxx" style:country-asian="none" style:font-size-complex="14pt" style:language-complex="zxx" style:country-complex="none"/>
    </style:style>
    <style:style style:name="P163" style:family="paragraph" style:parent-style-name="Standard" style:list-style-name="L64">
      <style:text-properties style:font-name="Liberation Sans" fo:font-size="14pt" fo:language="zxx" fo:country="none" officeooo:rsid="000ec2fd" officeooo:paragraph-rsid="00a98e1b" style:font-size-asian="12.25pt" style:language-asian="zxx" style:country-asian="none" style:font-size-complex="14pt" style:language-complex="zxx" style:country-complex="none"/>
    </style:style>
    <style:style style:name="P164" style:family="paragraph" style:parent-style-name="Standard">
      <style:text-properties style:font-name="Liberation Sans" fo:font-size="14pt" fo:language="zxx" fo:country="none" officeooo:rsid="000ec2fd" officeooo:paragraph-rsid="00a98e1b" style:font-size-asian="12.25pt" style:language-asian="zxx" style:country-asian="none" style:font-size-complex="14pt" style:language-complex="zxx" style:country-complex="none"/>
    </style:style>
    <style:style style:name="P165" style:family="paragraph" style:parent-style-name="Standard" style:list-style-name="L65">
      <style:text-properties style:font-name="Liberation Sans" fo:font-size="14pt" fo:language="zxx" fo:country="none" officeooo:rsid="000ec2fd" officeooo:paragraph-rsid="00aa56d0" style:font-size-asian="12.25pt" style:language-asian="zxx" style:country-asian="none" style:font-size-complex="14pt" style:language-complex="zxx" style:country-complex="none"/>
    </style:style>
    <style:style style:name="P166" style:family="paragraph" style:parent-style-name="Standard">
      <style:text-properties style:font-name="Liberation Sans" fo:font-size="14pt" fo:language="zxx" fo:country="none" officeooo:rsid="000ec2fd" officeooo:paragraph-rsid="00aa56d0" style:font-size-asian="12.25pt" style:language-asian="zxx" style:country-asian="none" style:font-size-complex="14pt" style:language-complex="zxx" style:country-complex="none"/>
    </style:style>
    <style:style style:name="P167" style:family="paragraph" style:parent-style-name="Standard" style:list-style-name="L66">
      <style:text-properties style:font-name="Liberation Sans" fo:font-size="14pt" fo:language="zxx" fo:country="none" officeooo:rsid="000ec2fd" officeooo:paragraph-rsid="00c84c55" style:font-size-asian="12.25pt" style:language-asian="zxx" style:country-asian="none" style:font-size-complex="14pt" style:language-complex="zxx" style:country-complex="none"/>
    </style:style>
    <style:style style:name="P168" style:family="paragraph" style:parent-style-name="Standard">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69" style:family="paragraph" style:parent-style-name="Standard" style:list-style-name="L67">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70" style:family="paragraph" style:parent-style-name="Standard" style:list-style-name="L68">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71" style:family="paragraph" style:parent-style-name="Standard" style:list-style-name="L69">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72" style:family="paragraph" style:parent-style-name="Standard">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73" style:family="paragraph" style:parent-style-name="Standard" style:list-style-name="L70">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74" style:family="paragraph" style:parent-style-name="Standard" style:list-style-name="L71">
      <style:text-properties style:font-name="Liberation Sans" fo:font-size="14pt" fo:language="zxx" fo:country="none" officeooo:rsid="000ec2fd" officeooo:paragraph-rsid="00acd07f" style:font-size-asian="12.25pt" style:language-asian="zxx" style:country-asian="none" style:font-size-complex="14pt" style:language-complex="zxx" style:country-complex="none"/>
    </style:style>
    <style:style style:name="P175" style:family="paragraph" style:parent-style-name="Standard" style:list-style-name="L72">
      <style:text-properties style:font-name="Liberation Sans" fo:font-size="14pt" fo:language="zxx" fo:country="none" officeooo:rsid="000ec2fd" officeooo:paragraph-rsid="00acd07f" style:font-size-asian="12.25pt" style:language-asian="zxx" style:country-asian="none" style:font-size-complex="14pt" style:language-complex="zxx" style:country-complex="none"/>
    </style:style>
    <style:style style:name="P176" style:family="paragraph" style:parent-style-name="Standard" style:list-style-name="L73">
      <style:text-properties style:font-name="Liberation Sans" fo:font-size="14pt" fo:language="zxx" fo:country="none" officeooo:rsid="000ec2fd" officeooo:paragraph-rsid="00ad8f2d" style:font-size-asian="12.25pt" style:language-asian="zxx" style:country-asian="none" style:font-size-complex="14pt" style:language-complex="zxx" style:country-complex="none"/>
    </style:style>
    <style:style style:name="P177" style:family="paragraph" style:parent-style-name="Standard" style:list-style-name="L74">
      <style:text-properties style:font-name="Liberation Sans" fo:font-size="14pt" fo:language="zxx" fo:country="none" officeooo:rsid="000ec2fd" officeooo:paragraph-rsid="00ad8f2d" style:font-size-asian="12.25pt" style:language-asian="zxx" style:country-asian="none" style:font-size-complex="14pt" style:language-complex="zxx" style:country-complex="none"/>
    </style:style>
    <style:style style:name="P178" style:family="paragraph" style:parent-style-name="Standard" style:list-style-name="L75">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79" style:family="paragraph" style:parent-style-name="Standard">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80" style:family="paragraph" style:parent-style-name="Standard" style:list-style-name="L76">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81" style:family="paragraph" style:parent-style-name="Standard">
      <style:text-properties style:font-name="Liberation Sans" fo:font-size="14pt" fo:language="zxx" fo:country="none" officeooo:rsid="000ec2fd" officeooo:paragraph-rsid="00c8bd92" style:font-size-asian="12.25pt" style:language-asian="zxx" style:country-asian="none" style:font-size-complex="14pt" style:language-complex="zxx" style:country-complex="none"/>
    </style:style>
    <style:style style:name="P182" style:family="paragraph" style:parent-style-name="Standard" style:list-style-name="L77">
      <style:text-properties officeooo:paragraph-rsid="00c8bd92"/>
    </style:style>
    <style:style style:name="P183" style:family="paragraph" style:parent-style-name="Standard" style:list-style-name="L78">
      <style:text-properties officeooo:paragraph-rsid="00c8bd92"/>
    </style:style>
    <style:style style:name="P184" style:family="paragraph" style:parent-style-name="Standard" style:list-style-name="L79">
      <style:text-properties style:font-name="Liberation Sans" fo:font-size="14pt" fo:language="zxx" fo:country="none" officeooo:rsid="000ec2fd" officeooo:paragraph-rsid="00c8bd92" style:font-size-asian="12.25pt" style:language-asian="zxx" style:country-asian="none" style:font-size-complex="14pt" style:language-complex="zxx" style:country-complex="none"/>
    </style:style>
    <style:style style:name="P185" style:family="paragraph" style:parent-style-name="Standard">
      <style:text-properties style:font-name="Liberation Sans" fo:font-size="14pt" fo:language="zxx" fo:country="none" officeooo:rsid="000ec2fd" officeooo:paragraph-rsid="00e5b0d1" style:font-size-asian="12.25pt" style:language-asian="zxx" style:country-asian="none" style:font-size-complex="14pt" style:language-complex="zxx" style:country-complex="none"/>
    </style:style>
    <style:style style:name="P186" style:family="paragraph" style:parent-style-name="Standard">
      <style:text-properties style:font-name="Liberation Sans" fo:font-size="14pt" fo:language="zxx" fo:country="none" fo:font-style="normal" style:text-underline-style="solid" style:text-underline-width="auto" style:text-underline-color="font-color" officeooo:rsid="00e5b0d1" officeooo:paragraph-rsid="00e5b0d1" style:font-size-asian="12.25pt" style:language-asian="zxx" style:country-asian="none" style:font-style-asian="normal" style:font-size-complex="14pt" style:language-complex="zxx" style:country-complex="none" style:font-style-complex="normal"/>
    </style:style>
    <style:style style:name="P187" style:family="paragraph" style:parent-style-name="Standard">
      <style:text-properties style:font-name="Liberation Sans" fo:font-size="14pt" fo:language="zxx" fo:country="none" officeooo:rsid="000ec2fd" officeooo:paragraph-rsid="00cbd66d" style:font-size-asian="12.25pt" style:language-asian="zxx" style:country-asian="none" style:font-size-complex="14pt" style:language-complex="zxx" style:country-complex="none"/>
    </style:style>
    <style:style style:name="P188" style:family="paragraph" style:parent-style-name="Standard" style:list-style-name="L80">
      <style:text-properties style:font-name="Liberation Sans" fo:font-size="14pt" fo:language="zxx" fo:country="none" officeooo:rsid="00e74806" officeooo:paragraph-rsid="00e74806" style:font-size-asian="12.25pt" style:language-asian="zxx" style:country-asian="none" style:font-size-complex="14pt" style:language-complex="zxx" style:country-complex="none"/>
    </style:style>
    <style:style style:name="P189" style:family="paragraph" style:parent-style-name="Standard" style:list-style-name="L80">
      <style:text-properties style:font-name="Liberation Sans" fo:font-size="14pt" fo:language="zxx" fo:country="none" officeooo:rsid="00e80ebb" officeooo:paragraph-rsid="00e80ebb" style:font-size-asian="12.25pt" style:language-asian="zxx" style:country-asian="none" style:font-size-complex="14pt" style:language-complex="zxx" style:country-complex="none"/>
    </style:style>
    <style:style style:name="P190" style:family="paragraph" style:parent-style-name="Standard">
      <style:text-properties style:font-name="Liberation Sans" fo:font-size="14pt" fo:language="zxx" fo:country="none" officeooo:rsid="000ec2fd" officeooo:paragraph-rsid="00ce14ff" style:font-size-asian="12.25pt" style:language-asian="zxx" style:country-asian="none" style:font-size-complex="14pt" style:language-complex="zxx" style:country-complex="none"/>
    </style:style>
    <style:style style:name="P191" style:family="paragraph" style:parent-style-name="Standard" style:list-style-name="L81">
      <style:text-properties officeooo:paragraph-rsid="00ce14ff"/>
    </style:style>
    <style:style style:name="P192" style:family="paragraph" style:parent-style-name="Standard">
      <style:text-properties style:font-name="Liberation Sans" fo:font-size="14pt" fo:language="zxx" fo:country="none" officeooo:rsid="000ec2fd" officeooo:paragraph-rsid="00ec9aba" style:font-size-asian="12.25pt" style:language-asian="zxx" style:country-asian="none" style:font-size-complex="14pt" style:language-complex="zxx" style:country-complex="none"/>
    </style:style>
    <style:style style:name="P193" style:family="paragraph" style:parent-style-name="Standard">
      <style:text-properties style:font-name="Liberation Sans" fo:font-size="14pt" fo:language="zxx" fo:country="none" officeooo:rsid="00ec9aba" officeooo:paragraph-rsid="00ec9aba" style:font-size-asian="12.25pt" style:language-asian="zxx" style:country-asian="none" style:font-size-complex="14pt" style:language-complex="zxx" style:country-complex="none"/>
    </style:style>
    <style:style style:name="P194" style:family="paragraph" style:parent-style-name="Standard">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195" style:family="paragraph" style:parent-style-name="Standard">
      <style:text-properties style:font-name="Liberation Sans" fo:font-size="14pt" fo:language="zxx" fo:country="none" fo:font-weight="bold" officeooo:rsid="00d015f7" officeooo:paragraph-rsid="00d015f7" style:font-size-asian="12.25pt" style:language-asian="zxx" style:country-asian="none" style:font-weight-asian="bold" style:font-size-complex="14pt" style:language-complex="zxx" style:country-complex="none" style:font-weight-complex="bold"/>
    </style:style>
    <style:style style:name="P196" style:family="paragraph" style:parent-style-name="Standard" style:list-style-name="L82">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197" style:family="paragraph" style:parent-style-name="Standard" style:list-style-name="L83">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198" style:family="paragraph" style:parent-style-name="Standard">
      <style:text-properties style:font-name="Liberation Sans" fo:font-size="14pt" fo:language="zxx" fo:country="none" officeooo:rsid="00f00d51" officeooo:paragraph-rsid="00f00d51" style:font-size-asian="12.25pt" style:language-asian="zxx" style:country-asian="none" style:font-size-complex="14pt" style:language-complex="zxx" style:country-complex="none"/>
    </style:style>
    <style:style style:name="P199" style:family="paragraph" style:parent-style-name="Standard" style:list-style-name="L84">
      <style:text-properties officeooo:paragraph-rsid="00f00d51"/>
    </style:style>
    <style:style style:name="P200" style:family="paragraph" style:parent-style-name="Standard" style:list-style-name="L84">
      <style:text-properties officeooo:paragraph-rsid="00d3092a"/>
    </style:style>
    <style:style style:name="P201" style:family="paragraph" style:parent-style-name="Standard" style:list-style-name="L84">
      <style:text-properties officeooo:paragraph-rsid="00f0b5ee"/>
    </style:style>
    <style:style style:name="T1" style:family="text">
      <style:text-properties officeooo:rsid="000d7f62"/>
    </style:style>
    <style:style style:name="T2" style:family="text">
      <style:text-properties fo:font-style="italic" style:font-style-asian="italic" style:font-style-complex="italic"/>
    </style:style>
    <style:style style:name="T3" style:family="text">
      <style:text-properties style:font-name="Liberation Sans" fo:font-size="14pt" fo:language="zxx" fo:country="none" fo:font-style="italic" officeooo:rsid="000ba169" style:font-size-asian="12.25pt" style:language-asian="zxx" style:country-asian="none" style:font-style-asian="italic" style:font-size-complex="14pt" style:language-complex="zxx" style:country-complex="none" style:font-style-complex="italic"/>
    </style:style>
    <style:style style:name="T4" style:family="text">
      <style:text-properties style:font-name="Liberation Sans" fo:font-size="14pt" fo:language="zxx" fo:country="none" officeooo:rsid="000ba169" style:font-size-asian="12.25pt" style:language-asian="zxx" style:country-asian="none" style:font-size-complex="14pt" style:language-complex="zxx" style:country-complex="none"/>
    </style:style>
    <style:style style:name="T5" style:family="text">
      <style:text-properties style:font-name="Liberation Sans" fo:font-size="14pt" fo:language="zxx" fo:country="none" officeooo:rsid="000d7f62" style:font-size-asian="12.25pt" style:language-asian="zxx" style:country-asian="none" style:font-size-complex="14pt" style:language-complex="zxx" style:country-complex="none"/>
    </style:style>
    <style:style style:name="T6" style:family="text">
      <style:text-properties style:font-name="Liberation Sans" fo:font-size="14pt" fo:language="zxx" fo:country="none" fo:font-style="italic" officeooo:rsid="000d7f62" style:font-size-asian="12.25pt" style:language-asian="zxx" style:country-asian="none" style:font-style-asian="italic" style:font-size-complex="14pt" style:language-complex="zxx" style:country-complex="none" style:font-style-complex="italic"/>
    </style:style>
    <style:style style:name="T7" style:family="text">
      <style:text-properties officeooo:rsid="0055336e"/>
    </style:style>
    <style:style style:name="T8" style:family="text">
      <style:text-properties style:font-name="Liberation Sans" fo:font-size="14pt" fo:language="zxx" fo:country="none" officeooo:rsid="0057fbac" style:font-size-asian="12.25pt" style:language-asian="zxx" style:country-asian="none" style:font-size-complex="14pt" style:language-complex="zxx" style:country-complex="none"/>
    </style:style>
    <style:style style:name="T9" style:family="text">
      <style:text-properties style:font-name="Liberation Sans" fo:font-size="14pt" fo:language="zxx" fo:country="none" fo:font-style="normal" style:text-underline-style="solid" style:text-underline-width="auto" style:text-underline-color="font-color" officeooo:rsid="0057fbac" style:font-size-asian="12.25pt" style:language-asian="zxx" style:country-asian="none" style:font-style-asian="normal" style:font-size-complex="14pt" style:language-complex="zxx" style:country-complex="none" style:font-style-complex="normal"/>
    </style:style>
    <style:style style:name="T10" style:family="text">
      <style:text-properties style:font-name="Liberation Sans" fo:font-size="14pt" fo:language="zxx" fo:country="none" fo:font-style="normal" officeooo:rsid="0057fbac" style:font-size-asian="12.25pt" style:language-asian="zxx" style:country-asian="none" style:font-style-asian="normal" style:font-size-complex="14pt" style:language-complex="zxx" style:country-complex="none" style:font-style-complex="normal"/>
    </style:style>
    <style:style style:name="T11" style:family="text">
      <style:text-properties style:font-name="Liberation Sans" fo:font-size="14pt" fo:language="zxx" fo:country="none" fo:font-style="italic" officeooo:rsid="0057fbac" style:font-size-asian="12.25pt" style:language-asian="zxx" style:country-asian="none" style:font-style-asian="italic" style:font-size-complex="14pt" style:language-complex="zxx" style:country-complex="none" style:font-style-complex="italic"/>
    </style:style>
    <style:style style:name="T12" style:family="text">
      <style:text-properties style:font-name="Liberation Sans" fo:font-size="14pt" fo:language="zxx" fo:country="none" fo:font-style="normal" officeooo:rsid="00583e2a" style:font-size-asian="12.25pt" style:language-asian="zxx" style:country-asian="none" style:font-style-asian="normal" style:font-size-complex="14pt" style:language-complex="zxx" style:country-complex="none" style:font-style-complex="normal"/>
    </style:style>
    <style:style style:name="T13" style:family="text">
      <style:text-properties style:font-name="Liberation Sans" fo:font-size="14pt" fo:language="zxx" fo:country="none" fo:font-style="normal" style:text-underline-style="solid" style:text-underline-width="auto" style:text-underline-color="font-color" officeooo:rsid="00583e2a" style:font-size-asian="12.25pt" style:language-asian="zxx" style:country-asian="none" style:font-style-asian="normal" style:font-size-complex="14pt" style:language-complex="zxx" style:country-complex="none" style:font-style-complex="normal"/>
    </style:style>
    <style:style style:name="T14" style:family="text">
      <style:text-properties style:font-name="Liberation Sans" fo:font-size="14pt" fo:language="zxx" fo:country="none" fo:font-style="italic" officeooo:rsid="00583e2a" style:font-size-asian="12.25pt" style:language-asian="zxx" style:country-asian="none" style:font-style-asian="italic" style:font-size-complex="14pt" style:language-complex="zxx" style:country-complex="none" style:font-style-complex="italic"/>
    </style:style>
    <style:style style:name="T15" style:family="text">
      <style:text-properties style:font-name="Liberation Sans" fo:font-size="14pt" fo:language="zxx" fo:country="none" officeooo:rsid="0058bee2" style:font-size-asian="12.25pt" style:language-asian="zxx" style:country-asian="none" style:font-size-complex="14pt" style:language-complex="zxx" style:country-complex="none"/>
    </style:style>
    <style:style style:name="T16" style:family="text">
      <style:text-properties officeooo:rsid="000ec2fd"/>
    </style:style>
    <style:style style:name="T17" style:family="text">
      <style:text-properties officeooo:rsid="000e6648"/>
    </style:style>
    <style:style style:name="T18" style:family="text">
      <style:text-properties officeooo:rsid="00592ac6"/>
    </style:style>
    <style:style style:name="T19" style:family="text">
      <style:text-properties officeooo:rsid="0059751f"/>
    </style:style>
    <style:style style:name="T20" style:family="text">
      <style:text-properties officeooo:rsid="0059f6a7"/>
    </style:style>
    <style:style style:name="T21" style:family="text">
      <style:text-properties fo:font-style="normal" officeooo:rsid="0059f6a7" style:font-style-asian="normal" style:font-style-complex="normal"/>
    </style:style>
    <style:style style:name="T22" style:family="text">
      <style:text-properties style:font-name="Liberation Sans" fo:font-size="14pt" fo:language="zxx" fo:country="none" fo:font-weight="normal" officeooo:rsid="0013b0e8" style:font-size-asian="12.25pt" style:language-asian="zxx" style:country-asian="none" style:font-weight-asian="normal" style:font-size-complex="14pt" style:language-complex="zxx" style:country-complex="none" style:font-weight-complex="normal"/>
    </style:style>
    <style:style style:name="T23" style:family="text">
      <style:text-properties style:font-name="Liberation Sans" fo:font-size="14pt" fo:language="zxx" fo:country="none" fo:font-weight="normal" officeooo:rsid="005ccd89" style:font-size-asian="12.25pt" style:language-asian="zxx" style:country-asian="none" style:font-weight-asian="normal" style:font-size-complex="14pt" style:language-complex="zxx" style:country-complex="none" style:font-weight-complex="normal"/>
    </style:style>
    <style:style style:name="T24" style:family="text">
      <style:text-properties style:font-name="Liberation Sans" fo:font-size="14pt" fo:language="zxx" fo:country="none" fo:font-weight="normal" officeooo:rsid="000ec2fd" style:font-size-asian="12.25pt" style:language-asian="zxx" style:country-asian="none" style:font-weight-asian="normal" style:font-size-complex="14pt" style:language-complex="zxx" style:country-complex="none" style:font-weight-complex="normal"/>
    </style:style>
    <style:style style:name="T25" style:family="text">
      <style:text-properties style:font-name="Liberation Sans" fo:font-size="14pt" fo:language="zxx" fo:country="none" officeooo:rsid="000ec2fd" style:font-size-asian="12.25pt" style:language-asian="zxx" style:country-asian="none" style:font-size-complex="14pt" style:language-complex="zxx" style:country-complex="none"/>
    </style:style>
    <style:style style:name="T26" style:family="text">
      <style:text-properties style:font-name="Liberation Sans" fo:font-size="14pt" fo:language="zxx" fo:country="none" fo:font-weight="bold" officeooo:rsid="000ec2fd" style:font-size-asian="12.25pt" style:language-asian="zxx" style:country-asian="none" style:font-weight-asian="bold" style:font-size-complex="14pt" style:language-complex="zxx" style:country-complex="none" style:font-weight-complex="bold"/>
    </style:style>
    <style:style style:name="T27" style:family="text">
      <style:text-properties style:font-name="Liberation Sans" fo:font-size="14pt" fo:language="zxx" fo:country="none" fo:font-weight="bold" officeooo:rsid="00151e29" style:font-size-asian="12.25pt" style:language-asian="zxx" style:country-asian="none" style:font-weight-asian="bold" style:font-size-complex="14pt" style:language-complex="zxx" style:country-complex="none" style:font-weight-complex="bold"/>
    </style:style>
    <style:style style:name="T28" style:family="text">
      <style:text-properties style:font-name="Liberation Sans" fo:font-size="14pt" fo:language="zxx" fo:country="none" officeooo:rsid="00151e29" style:font-size-asian="12.25pt" style:language-asian="zxx" style:country-asian="none" style:font-size-complex="14pt" style:language-complex="zxx" style:country-complex="none"/>
    </style:style>
    <style:style style:name="T29" style:family="text">
      <style:text-properties style:font-name="Liberation Sans" fo:font-size="14pt" fo:language="zxx" fo:country="none" officeooo:rsid="005ccd89" style:font-size-asian="12.25pt" style:language-asian="zxx" style:country-asian="none" style:font-size-complex="14pt" style:language-complex="zxx" style:country-complex="none"/>
    </style:style>
    <style:style style:name="T30" style:family="text">
      <style:text-properties style:font-name="Liberation Sans" fo:font-size="14pt" fo:language="zxx" fo:country="none" fo:font-style="italic" officeooo:rsid="000ec2fd" style:font-size-asian="12.25pt" style:language-asian="zxx" style:country-asian="none" style:font-style-asian="italic" style:font-size-complex="14pt" style:language-complex="zxx" style:country-complex="none" style:font-style-complex="italic"/>
    </style:style>
    <style:style style:name="T31" style:family="text">
      <style:text-properties style:font-name="Liberation Sans" fo:font-size="14pt" fo:language="zxx" fo:country="none" officeooo:rsid="005eb93f" style:font-size-asian="12.25pt" style:language-asian="zxx" style:country-asian="none" style:font-size-complex="14pt" style:language-complex="zxx" style:country-complex="none"/>
    </style:style>
    <style:style style:name="T32" style:family="text">
      <style:text-properties style:font-name="Liberation Sans" fo:font-size="14pt" fo:language="zxx" fo:country="none" officeooo:rsid="005ff485" style:font-size-asian="12.25pt" style:language-asian="zxx" style:country-asian="none" style:font-size-complex="14pt" style:language-complex="zxx" style:country-complex="none"/>
    </style:style>
    <style:style style:name="T33" style:family="text">
      <style:text-properties style:font-name="Liberation Sans" fo:font-size="14pt" fo:language="zxx" fo:country="none" fo:font-style="italic" officeooo:rsid="00157129" style:font-size-asian="12.25pt" style:language-asian="zxx" style:country-asian="none" style:font-style-asian="italic" style:font-size-complex="14pt" style:language-complex="zxx" style:country-complex="none" style:font-style-complex="italic"/>
    </style:style>
    <style:style style:name="T34" style:family="text">
      <style:text-properties style:font-name="Liberation Sans" fo:font-size="14pt" fo:language="zxx" fo:country="none" officeooo:rsid="00609d96" style:font-size-asian="12.25pt" style:language-asian="zxx" style:country-asian="none" style:font-size-complex="14pt" style:language-complex="zxx" style:country-complex="none"/>
    </style:style>
    <style:style style:name="T35" style:family="text">
      <style:text-properties style:font-name="Liberation Sans" fo:font-size="14pt" fo:language="zxx" fo:country="none" officeooo:rsid="00177f1f" style:font-size-asian="12.25pt" style:language-asian="zxx" style:country-asian="none" style:font-size-complex="14pt" style:language-complex="zxx" style:country-complex="none"/>
    </style:style>
    <style:style style:name="T36" style:family="text">
      <style:text-properties style:font-name="Liberation Sans" fo:font-size="14pt" fo:language="zxx" fo:country="none" officeooo:rsid="0017e170" style:font-size-asian="12.25pt" style:language-asian="zxx" style:country-asian="none" style:font-size-complex="14pt" style:language-complex="zxx" style:country-complex="none"/>
    </style:style>
    <style:style style:name="T37" style:family="text">
      <style:text-properties officeooo:rsid="0063e87d"/>
    </style:style>
    <style:style style:name="T38" style:family="text">
      <style:text-properties style:font-name="Liberation Sans" fo:font-size="14pt" fo:language="zxx" fo:country="none" officeooo:rsid="00191d46" style:font-size-asian="12.25pt" style:language-asian="zxx" style:country-asian="none" style:font-size-complex="14pt" style:language-complex="zxx" style:country-complex="none"/>
    </style:style>
    <style:style style:name="T39" style:family="text">
      <style:text-properties style:font-name="Liberation Sans" fo:font-size="14pt" fo:language="zxx" fo:country="none" officeooo:rsid="00650625" style:font-size-asian="12.25pt" style:language-asian="zxx" style:country-asian="none" style:font-size-complex="14pt" style:language-complex="zxx" style:country-complex="none"/>
    </style:style>
    <style:style style:name="T40" style:family="text">
      <style:text-properties style:font-name="Liberation Sans" fo:font-size="14pt" fo:language="zxx" fo:country="none" officeooo:rsid="0065101c" style:font-size-asian="12.25pt" style:language-asian="zxx" style:country-asian="none" style:font-size-complex="14pt" style:language-complex="zxx" style:country-complex="none"/>
    </style:style>
    <style:style style:name="T41" style:family="text">
      <style:text-properties style:font-name="Liberation Sans" fo:font-size="14pt" fo:language="zxx" fo:country="none" officeooo:rsid="001b0a94" style:font-size-asian="12.25pt" style:language-asian="zxx" style:country-asian="none" style:font-size-complex="14pt" style:language-complex="zxx" style:country-complex="none"/>
    </style:style>
    <style:style style:name="T42" style:family="text">
      <style:text-properties style:font-name="Liberation Sans" fo:font-size="14pt" fo:language="zxx" fo:country="none" officeooo:rsid="001c7a2e" style:font-size-asian="12.25pt" style:language-asian="zxx" style:country-asian="none" style:font-size-complex="14pt" style:language-complex="zxx" style:country-complex="none"/>
    </style:style>
    <style:style style:name="T43" style:family="text">
      <style:text-properties style:font-name="Liberation Sans" fo:font-size="14pt" fo:language="zxx" fo:country="none" officeooo:rsid="006a4c4a" style:font-size-asian="12.25pt" style:language-asian="zxx" style:country-asian="none" style:font-size-complex="14pt" style:language-complex="zxx" style:country-complex="none"/>
    </style:style>
    <style:style style:name="T44" style:family="text">
      <style:text-properties style:font-name="Liberation Sans" fo:font-size="14pt" fo:language="zxx" fo:country="none" officeooo:rsid="006ac63b" style:font-size-asian="12.25pt" style:language-asian="zxx" style:country-asian="none" style:font-size-complex="14pt" style:language-complex="zxx" style:country-complex="none"/>
    </style:style>
    <style:style style:name="T45" style:family="text">
      <style:text-properties style:font-name="Liberation Sans" fo:font-size="14pt" fo:language="zxx" fo:country="none" officeooo:rsid="006cba74" style:font-size-asian="12.25pt" style:language-asian="zxx" style:country-asian="none" style:font-size-complex="14pt" style:language-complex="zxx" style:country-complex="none"/>
    </style:style>
    <style:style style:name="T46" style:family="text">
      <style:text-properties officeooo:rsid="006e94a1"/>
    </style:style>
    <style:style style:name="T47" style:family="text">
      <style:text-properties officeooo:rsid="0070c77b"/>
    </style:style>
    <style:style style:name="T48" style:family="text">
      <style:text-properties style:font-name="Liberation Sans" fo:font-size="14pt" fo:language="zxx" fo:country="none" fo:font-style="italic" officeooo:rsid="001d0d6f" style:font-size-asian="12.25pt" style:language-asian="zxx" style:country-asian="none" style:font-style-asian="italic" style:font-size-complex="14pt" style:language-complex="zxx" style:country-complex="none" style:font-style-complex="italic"/>
    </style:style>
    <style:style style:name="T49" style:family="text">
      <style:text-properties style:font-name="Liberation Sans" fo:font-size="14pt" fo:language="zxx" fo:country="none" officeooo:rsid="00704a05" style:font-size-asian="12.25pt" style:language-asian="zxx" style:country-asian="none" style:font-size-complex="14pt" style:language-complex="zxx" style:country-complex="none"/>
    </style:style>
    <style:style style:name="T50" style:family="text">
      <style:text-properties style:font-name="Liberation Sans" fo:font-size="14pt" fo:language="zxx" fo:country="none" officeooo:rsid="001d0d6f" style:font-size-asian="12.25pt" style:language-asian="zxx" style:country-asian="none" style:font-size-complex="14pt" style:language-complex="zxx" style:country-complex="none"/>
    </style:style>
    <style:style style:name="T51" style:family="text">
      <style:text-properties officeooo:rsid="00704a05"/>
    </style:style>
    <style:style style:name="T52" style:family="text">
      <style:text-properties style:font-name="Liberation Sans" fo:font-size="14pt" fo:language="zxx" fo:country="none" officeooo:rsid="001dc00e" style:font-size-asian="12.25pt" style:language-asian="zxx" style:country-asian="none" style:font-size-complex="14pt" style:language-complex="zxx" style:country-complex="none"/>
    </style:style>
    <style:style style:name="T53" style:family="text">
      <style:text-properties style:font-name="Liberation Sans" fo:font-size="14pt" fo:language="zxx" fo:country="none" officeooo:rsid="0065dad3" style:font-size-asian="12.25pt" style:language-asian="zxx" style:country-asian="none" style:font-size-complex="14pt" style:language-complex="zxx" style:country-complex="none"/>
    </style:style>
    <style:style style:name="T54" style:family="text">
      <style:text-properties officeooo:rsid="0065dad3"/>
    </style:style>
    <style:style style:name="T55" style:family="text">
      <style:text-properties style:font-name="Liberation Sans" fo:font-size="14pt" fo:language="zxx" fo:country="none" fo:font-weight="bold" officeooo:rsid="001eb2d4" style:font-size-asian="12.25pt" style:language-asian="zxx" style:country-asian="none" style:font-weight-asian="bold" style:font-size-complex="14pt" style:language-complex="zxx" style:country-complex="none" style:font-weight-complex="bold"/>
    </style:style>
    <style:style style:name="T56" style:family="text">
      <style:text-properties style:font-name="Liberation Sans" fo:font-size="14pt" fo:language="zxx" fo:country="none" officeooo:rsid="001eb2d4" style:font-size-asian="12.25pt" style:language-asian="zxx" style:country-asian="none" style:font-size-complex="14pt" style:language-complex="zxx" style:country-complex="none"/>
    </style:style>
    <style:style style:name="T57" style:family="text">
      <style:text-properties fo:font-style="italic" officeooo:rsid="00671696" style:font-style-asian="italic" style:font-style-complex="italic"/>
    </style:style>
    <style:style style:name="T58" style:family="text">
      <style:text-properties officeooo:rsid="00671696"/>
    </style:style>
    <style:style style:name="T59" style:family="text">
      <style:text-properties style:font-name="Liberation Sans" fo:font-size="14pt" fo:language="zxx" fo:country="none" fo:font-style="italic" officeooo:rsid="00671696" style:font-size-asian="12.25pt" style:language-asian="zxx" style:country-asian="none" style:font-style-asian="italic" style:font-size-complex="14pt" style:language-complex="zxx" style:country-complex="none" style:font-style-complex="italic"/>
    </style:style>
    <style:style style:name="T60" style:family="text">
      <style:text-properties style:font-name="Liberation Sans" fo:font-size="14pt" fo:language="zxx" fo:country="none" officeooo:rsid="00671696" style:font-size-asian="12.25pt" style:language-asian="zxx" style:country-asian="none" style:font-size-complex="14pt" style:language-complex="zxx" style:country-complex="none"/>
    </style:style>
    <style:style style:name="T61" style:family="text">
      <style:text-properties fo:font-style="italic" officeooo:rsid="0068d882" style:font-style-asian="italic" style:font-style-complex="italic"/>
    </style:style>
    <style:style style:name="T62" style:family="text">
      <style:text-properties officeooo:rsid="0068d882"/>
    </style:style>
    <style:style style:name="T63" style:family="text">
      <style:text-properties style:font-name="Liberation Sans" fo:font-size="14pt" fo:language="zxx" fo:country="none" fo:font-style="italic" officeooo:rsid="0068d882" style:font-size-asian="12.25pt" style:language-asian="zxx" style:country-asian="none" style:font-style-asian="italic" style:font-size-complex="14pt" style:language-complex="zxx" style:country-complex="none" style:font-style-complex="italic"/>
    </style:style>
    <style:style style:name="T64" style:family="text">
      <style:text-properties style:font-name="Liberation Sans" fo:font-size="14pt" fo:language="zxx" fo:country="none" officeooo:rsid="0068d882" style:font-size-asian="12.25pt" style:language-asian="zxx" style:country-asian="none" style:font-size-complex="14pt" style:language-complex="zxx" style:country-complex="none"/>
    </style:style>
    <style:style style:name="T65" style:family="text">
      <style:text-properties style:font-name="Liberation Sans" fo:font-size="14pt" fo:language="zxx" fo:country="none" officeooo:rsid="002242ac" style:font-size-asian="12.25pt" style:language-asian="zxx" style:country-asian="none" style:font-size-complex="14pt" style:language-complex="zxx" style:country-complex="none"/>
    </style:style>
    <style:style style:name="T66" style:family="text">
      <style:text-properties style:font-name="Liberation Sans" fo:font-size="14pt" fo:language="zxx" fo:country="none" officeooo:rsid="007ab070" style:font-size-asian="12.25pt" style:language-asian="zxx" style:country-asian="none" style:font-size-complex="14pt" style:language-complex="zxx" style:country-complex="none"/>
    </style:style>
    <style:style style:name="T67" style:family="text">
      <style:text-properties style:font-name="Liberation Sans" fo:font-size="14pt" fo:language="zxx" fo:country="none" officeooo:rsid="0072524b" style:font-size-asian="12.25pt" style:language-asian="zxx" style:country-asian="none" style:font-size-complex="14pt" style:language-complex="zxx" style:country-complex="none"/>
    </style:style>
    <style:style style:name="T68" style:family="text">
      <style:text-properties style:font-name="Liberation Sans" fo:font-size="14pt" fo:language="zxx" fo:country="none" officeooo:rsid="0073f651" style:font-size-asian="12.25pt" style:language-asian="zxx" style:country-asian="none" style:font-size-complex="14pt" style:language-complex="zxx" style:country-complex="none"/>
    </style:style>
    <style:style style:name="T69" style:family="text">
      <style:text-properties style:font-name="Liberation Sans" fo:font-size="14pt" fo:language="zxx" fo:country="none" officeooo:rsid="00231dac" style:font-size-asian="12.25pt" style:language-asian="zxx" style:country-asian="none" style:font-size-complex="14pt" style:language-complex="zxx" style:country-complex="none"/>
    </style:style>
    <style:style style:name="T70" style:family="text">
      <style:text-properties style:font-name="Liberation Sans" fo:font-size="14pt" fo:language="zxx" fo:country="none" officeooo:rsid="0078df94" style:font-size-asian="12.25pt" style:language-asian="zxx" style:country-asian="none" style:font-size-complex="14pt" style:language-complex="zxx" style:country-complex="none"/>
    </style:style>
    <style:style style:name="T71" style:family="text">
      <style:text-properties fo:font-style="normal" style:font-style-asian="normal" style:font-style-complex="normal"/>
    </style:style>
    <style:style style:name="T72" style:family="text">
      <style:text-properties fo:font-style="normal" officeooo:rsid="00b476da" style:font-style-asian="normal" style:font-style-complex="normal"/>
    </style:style>
    <style:style style:name="T73" style:family="text">
      <style:text-properties officeooo:rsid="00b476da"/>
    </style:style>
    <style:style style:name="T74" style:family="text">
      <style:text-properties style:font-name="Liberation Sans" fo:font-size="14pt" fo:language="zxx" fo:country="none" officeooo:rsid="00b476da" style:font-size-asian="12.25pt" style:language-asian="zxx" style:country-asian="none" style:font-size-complex="14pt" style:language-complex="zxx" style:country-complex="none"/>
    </style:style>
    <style:style style:name="T75" style:family="text">
      <style:text-properties style:font-name="Liberation Sans" fo:font-size="14pt" fo:language="zxx" fo:country="none" officeooo:rsid="0024d5dc" style:font-size-asian="12.25pt" style:language-asian="zxx" style:country-asian="none" style:font-size-complex="14pt" style:language-complex="zxx" style:country-complex="none"/>
    </style:style>
    <style:style style:name="T76" style:family="text">
      <style:text-properties officeooo:rsid="00756e0b"/>
    </style:style>
    <style:style style:name="T77" style:family="text">
      <style:text-properties style:font-name="Liberation Sans" fo:font-size="14pt" fo:language="zxx" fo:country="none" style:text-underline-style="solid" style:text-underline-width="auto" style:text-underline-color="font-color" officeooo:rsid="000ec2fd" style:font-size-asian="12.25pt" style:language-asian="zxx" style:country-asian="none" style:font-size-complex="14pt" style:language-complex="zxx" style:country-complex="none"/>
    </style:style>
    <style:style style:name="T78" style:family="text">
      <style:text-properties style:font-name="Liberation Sans" fo:font-size="14pt" fo:language="zxx" fo:country="none" officeooo:rsid="00769823" style:font-size-asian="12.25pt" style:language-asian="zxx" style:country-asian="none" style:font-size-complex="14pt" style:language-complex="zxx" style:country-complex="none"/>
    </style:style>
    <style:style style:name="T79" style:family="text">
      <style:text-properties style:font-name="Liberation Sans" fo:font-size="14pt" fo:language="zxx" fo:country="none" officeooo:rsid="00256f1a" style:font-size-asian="12.25pt" style:language-asian="zxx" style:country-asian="none" style:font-size-complex="14pt" style:language-complex="zxx" style:country-complex="none"/>
    </style:style>
    <style:style style:name="T80" style:family="text">
      <style:text-properties style:font-name="Liberation Sans" fo:font-size="14pt" fo:language="zxx" fo:country="none" officeooo:rsid="0077bee2" style:font-size-asian="12.25pt" style:language-asian="zxx" style:country-asian="none" style:font-size-complex="14pt" style:language-complex="zxx" style:country-complex="none"/>
    </style:style>
    <style:style style:name="T81" style:family="text">
      <style:text-properties style:font-name="Liberation Sans" fo:font-size="14pt" fo:language="zxx" fo:country="none" style:text-underline-style="solid" style:text-underline-width="auto" style:text-underline-color="font-color" officeooo:rsid="0077bee2" style:font-size-asian="12.25pt" style:language-asian="zxx" style:country-asian="none" style:font-size-complex="14pt" style:language-complex="zxx" style:country-complex="none"/>
    </style:style>
    <style:style style:name="T82" style:family="text">
      <style:text-properties style:text-underline-style="solid" style:text-underline-width="auto" style:text-underline-color="font-color"/>
    </style:style>
    <style:style style:name="T83" style:family="text">
      <style:text-properties officeooo:rsid="00794b38"/>
    </style:style>
    <style:style style:name="T84" style:family="text">
      <style:text-properties style:font-name="Liberation Sans" fo:font-size="14pt" fo:language="zxx" fo:country="none" officeooo:rsid="00273726" style:font-size-asian="12.25pt" style:language-asian="zxx" style:country-asian="none" style:font-size-complex="14pt" style:language-complex="zxx" style:country-complex="none"/>
    </style:style>
    <style:style style:name="T85" style:family="text">
      <style:text-properties style:font-name="Liberation Sans" fo:font-size="14pt" fo:language="zxx" fo:country="none" officeooo:rsid="0027f553" style:font-size-asian="12.25pt" style:language-asian="zxx" style:country-asian="none" style:font-size-complex="14pt" style:language-complex="zxx" style:country-complex="none"/>
    </style:style>
    <style:style style:name="T86" style:family="text">
      <style:text-properties style:font-name="Liberation Sans" fo:font-size="14pt" fo:language="zxx" fo:country="none" officeooo:rsid="0029cb44" style:font-size-asian="12.25pt" style:language-asian="zxx" style:country-asian="none" style:font-size-complex="14pt" style:language-complex="zxx" style:country-complex="none"/>
    </style:style>
    <style:style style:name="T87" style:family="text">
      <style:text-properties style:font-name="Liberation Sans" fo:font-size="14pt" fo:language="zxx" fo:country="none" style:font-size-asian="12.25pt" style:language-asian="zxx" style:country-asian="none" style:font-size-complex="14pt" style:language-complex="zxx" style:country-complex="none"/>
    </style:style>
    <style:style style:name="T88" style:family="text">
      <style:text-properties style:font-name="Liberation Sans" fo:font-size="14pt" fo:language="zxx" fo:country="none" officeooo:rsid="007b9315" style:font-size-asian="12.25pt" style:language-asian="zxx" style:country-asian="none" style:font-size-complex="14pt" style:language-complex="zxx" style:country-complex="none"/>
    </style:style>
    <style:style style:name="T89" style:family="text">
      <style:text-properties officeooo:rsid="007d8a9b"/>
    </style:style>
    <style:style style:name="T90" style:family="text">
      <style:text-properties style:font-name="Liberation Sans" fo:font-size="14pt" fo:language="zxx" fo:country="none" officeooo:rsid="007dce77" style:font-size-asian="12.25pt" style:language-asian="zxx" style:country-asian="none" style:font-size-complex="14pt" style:language-complex="zxx" style:country-complex="none"/>
    </style:style>
    <style:style style:name="T91" style:family="text">
      <style:text-properties style:font-name="Liberation Sans" fo:font-size="14pt" fo:language="zxx" fo:country="none" officeooo:rsid="007fdcb1" style:font-size-asian="12.25pt" style:language-asian="zxx" style:country-asian="none" style:font-size-complex="14pt" style:language-complex="zxx" style:country-complex="none"/>
    </style:style>
    <style:style style:name="T92" style:family="text">
      <style:text-properties style:font-name="Liberation Sans" fo:font-size="14pt" fo:language="zxx" fo:country="none" officeooo:rsid="0081c874" style:font-size-asian="12.25pt" style:language-asian="zxx" style:country-asian="none" style:font-size-complex="14pt" style:language-complex="zxx" style:country-complex="none"/>
    </style:style>
    <style:style style:name="T93" style:family="text">
      <style:text-properties style:font-name="Liberation Sans" fo:font-size="14pt" fo:language="zxx" fo:country="none" officeooo:rsid="0082dcea" style:font-size-asian="12.25pt" style:language-asian="zxx" style:country-asian="none" style:font-size-complex="14pt" style:language-complex="zxx" style:country-complex="none"/>
    </style:style>
    <style:style style:name="T94" style:family="text">
      <style:text-properties style:font-name="Liberation Sans" fo:font-size="14pt" fo:language="zxx" fo:country="none" fo:font-style="italic" style:text-underline-style="none" officeooo:rsid="000ec2fd" style:font-size-asian="12.25pt" style:language-asian="zxx" style:country-asian="none" style:font-style-asian="italic" style:font-size-complex="14pt" style:language-complex="zxx" style:country-complex="none" style:font-style-complex="italic"/>
    </style:style>
    <style:style style:name="T95" style:family="text">
      <style:text-properties style:font-name="Liberation Sans" fo:font-size="14pt" fo:language="zxx" fo:country="none" officeooo:rsid="00312956" style:font-size-asian="12.25pt" style:language-asian="zxx" style:country-asian="none" style:font-size-complex="14pt" style:language-complex="zxx" style:country-complex="none"/>
    </style:style>
    <style:style style:name="T96" style:family="text">
      <style:text-properties style:font-name="Liberation Sans" fo:font-size="14pt" fo:language="zxx" fo:country="none" officeooo:rsid="0031891e" style:font-size-asian="12.25pt" style:language-asian="zxx" style:country-asian="none" style:font-size-complex="14pt" style:language-complex="zxx" style:country-complex="none"/>
    </style:style>
    <style:style style:name="T97" style:family="text">
      <style:text-properties officeooo:rsid="00341e1d"/>
    </style:style>
    <style:style style:name="T98" style:family="text">
      <style:text-properties style:font-name="Liberation Sans" fo:font-size="14pt" fo:language="zxx" fo:country="none" officeooo:rsid="0037afc5" style:font-size-asian="12.25pt" style:language-asian="zxx" style:country-asian="none" style:font-size-complex="14pt" style:language-complex="zxx" style:country-complex="none"/>
    </style:style>
    <style:style style:name="T99" style:family="text">
      <style:text-properties officeooo:rsid="004328ef"/>
    </style:style>
    <style:style style:name="T100" style:family="text">
      <style:text-properties officeooo:rsid="00b6313d"/>
    </style:style>
    <style:style style:name="T101" style:family="text">
      <style:text-properties officeooo:rsid="008831c6"/>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officeooo:rsid="008b2ff4"/>
    </style:style>
    <style:style style:name="T104" style:family="text">
      <style:text-properties style:font-name="Liberation Sans" fo:font-size="14pt" fo:language="zxx" fo:country="none" officeooo:rsid="008f040e" style:font-size-asian="12.25pt" style:language-asian="zxx" style:country-asian="none" style:font-size-complex="14pt" style:language-complex="zxx" style:country-complex="none"/>
    </style:style>
    <style:style style:name="T105" style:family="text">
      <style:text-properties style:font-name="Liberation Sans" fo:font-size="14pt" fo:language="zxx" fo:country="none" officeooo:rsid="008f8569" style:font-size-asian="12.25pt" style:language-asian="zxx" style:country-asian="none" style:font-size-complex="14pt" style:language-complex="zxx" style:country-complex="none"/>
    </style:style>
    <style:style style:name="T106" style:family="text">
      <style:text-properties style:font-name="Liberation Sans" fo:font-size="14pt" fo:language="zxx" fo:country="none" officeooo:rsid="0091b864" style:font-size-asian="12.25pt" style:language-asian="zxx" style:country-asian="none" style:font-size-complex="14pt" style:language-complex="zxx" style:country-complex="none"/>
    </style:style>
    <style:style style:name="T107" style:family="text">
      <style:text-properties style:font-name="Liberation Sans" fo:font-size="14pt" fo:language="zxx" fo:country="none" officeooo:rsid="009223f4" style:font-size-asian="12.25pt" style:language-asian="zxx" style:country-asian="none" style:font-size-complex="14pt" style:language-complex="zxx" style:country-complex="none"/>
    </style:style>
    <style:style style:name="T108" style:family="text">
      <style:text-properties officeooo:rsid="0093cc06"/>
    </style:style>
    <style:style style:name="T109" style:family="text">
      <style:text-properties officeooo:rsid="00973985"/>
    </style:style>
    <style:style style:name="T110" style:family="text">
      <style:text-properties officeooo:rsid="00b934fc"/>
    </style:style>
    <style:style style:name="T111" style:family="text">
      <style:text-properties officeooo:rsid="009b403f"/>
    </style:style>
    <style:style style:name="T112" style:family="text">
      <style:text-properties officeooo:rsid="009c11d8"/>
    </style:style>
    <style:style style:name="T113" style:family="text">
      <style:text-properties style:font-name="Liberation Sans" fo:font-size="14pt" fo:language="zxx" fo:country="none" officeooo:rsid="009cf93e" style:font-size-asian="12.25pt" style:language-asian="zxx" style:country-asian="none" style:font-size-complex="14pt" style:language-complex="zxx" style:country-complex="none"/>
    </style:style>
    <style:style style:name="T114" style:family="text">
      <style:text-properties style:font-name="Liberation Sans" fo:font-size="14pt" fo:language="zxx" fo:country="none" officeooo:rsid="00b934fc" style:font-size-asian="12.25pt" style:language-asian="zxx" style:country-asian="none" style:font-size-complex="14pt" style:language-complex="zxx" style:country-complex="none"/>
    </style:style>
    <style:style style:name="T115" style:family="text">
      <style:text-properties style:font-name="Liberation Sans" fo:font-size="14pt" fo:language="zxx" fo:country="none" fo:font-style="normal" fo:font-weight="bold" officeooo:rsid="000ec2f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officeooo:rsid="00ba4251"/>
    </style:style>
    <style:style style:name="T118" style:family="text">
      <style:text-properties officeooo:rsid="00a2a621"/>
    </style:style>
    <style:style style:name="T119" style:family="text">
      <style:text-properties style:font-name="Liberation Sans" fo:font-size="14pt" fo:language="zxx" fo:country="none" fo:font-style="italic" fo:font-weight="bold" officeooo:rsid="000ec2f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T120" style:family="text">
      <style:text-properties style:font-name="Liberation Sans" fo:font-size="14pt" fo:language="zxx" fo:country="none" officeooo:rsid="00c08573" style:font-size-asian="12.25pt" style:language-asian="zxx" style:country-asian="none" style:font-size-complex="14pt" style:language-complex="zxx" style:country-complex="none"/>
    </style:style>
    <style:style style:name="T121" style:family="text">
      <style:text-properties style:font-name="Liberation Sans" fo:font-size="14pt" fo:language="zxx" fo:country="none" fo:font-style="normal" fo:font-weight="normal" officeooo:rsid="000ec2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22" style:family="text">
      <style:text-properties style:font-name="Liberation Sans" fo:font-size="14pt" fo:language="zxx" fo:country="none" officeooo:rsid="00a1036f" style:font-size-asian="12.25pt" style:language-asian="zxx" style:country-asian="none" style:font-size-complex="14pt" style:language-complex="zxx" style:country-complex="none"/>
    </style:style>
    <style:style style:name="T123" style:family="text">
      <style:text-properties officeooo:rsid="00c37a86"/>
    </style:style>
    <style:style style:name="T124" style:family="text">
      <style:text-properties officeooo:rsid="00c3ee7f"/>
    </style:style>
    <style:style style:name="T125" style:family="text">
      <style:text-properties officeooo:rsid="00a311f1"/>
    </style:style>
    <style:style style:name="T126" style:family="text">
      <style:text-properties officeooo:rsid="00b0897d"/>
    </style:style>
    <style:style style:name="T127" style:family="text">
      <style:text-properties fo:font-weight="bold" style:font-weight-asian="bold" style:font-weight-complex="bold"/>
    </style:style>
    <style:style style:name="T128" style:family="text">
      <style:text-properties officeooo:rsid="00c84c55"/>
    </style:style>
    <style:style style:name="T129" style:family="text">
      <style:text-properties officeooo:rsid="00c85c1f"/>
    </style:style>
    <style:style style:name="T130" style:family="text">
      <style:text-properties officeooo:rsid="00c8bd92"/>
    </style:style>
    <style:style style:name="T131" style:family="text">
      <style:text-properties style:font-name="Liberation Sans" fo:font-size="14pt" fo:language="zxx" fo:country="none" officeooo:rsid="00c8bd92" style:font-size-asian="12.25pt" style:language-asian="zxx" style:country-asian="none" style:font-size-complex="14pt" style:language-complex="zxx" style:country-complex="none"/>
    </style:style>
    <style:style style:name="T132" style:family="text">
      <style:text-properties style:font-name="Liberation Sans" fo:font-size="14pt" fo:language="zxx" fo:country="none" fo:font-style="italic" officeooo:rsid="00c8bd92" style:font-size-asian="12.25pt" style:language-asian="zxx" style:country-asian="none" style:font-style-asian="italic" style:font-size-complex="14pt" style:language-complex="zxx" style:country-complex="none" style:font-style-complex="italic"/>
    </style:style>
    <style:style style:name="T133" style:family="text">
      <style:text-properties style:font-name="Liberation Sans" fo:font-size="14pt" fo:language="zxx" fo:country="none" officeooo:rsid="00e3d5fa" style:font-size-asian="12.25pt" style:language-asian="zxx" style:country-asian="none" style:font-size-complex="14pt" style:language-complex="zxx" style:country-complex="none"/>
    </style:style>
    <style:style style:name="T134" style:family="text">
      <style:text-properties officeooo:rsid="00e50533"/>
    </style:style>
    <style:style style:name="T135" style:family="text">
      <style:text-properties officeooo:rsid="00e5b0d1"/>
    </style:style>
    <style:style style:name="T136" style:family="text">
      <style:text-properties fo:font-style="italic" officeooo:rsid="00e5b0d1" style:font-style-asian="italic" style:font-style-complex="italic"/>
    </style:style>
    <style:style style:name="T137" style:family="text">
      <style:text-properties fo:font-style="normal" officeooo:rsid="00e5b0d1" style:font-style-asian="normal" style:font-style-complex="normal"/>
    </style:style>
    <style:style style:name="T138" style:family="text">
      <style:text-properties officeooo:rsid="00cbd66d"/>
    </style:style>
    <style:style style:name="T139" style:family="text">
      <style:text-properties officeooo:rsid="00e80ebb"/>
    </style:style>
    <style:style style:name="T140" style:family="text">
      <style:text-properties style:font-name="Liberation Sans" fo:font-size="14pt" fo:language="zxx" fo:country="none" officeooo:rsid="00e91adb" style:font-size-asian="12.25pt" style:language-asian="zxx" style:country-asian="none" style:font-size-complex="14pt" style:language-complex="zxx" style:country-complex="none"/>
    </style:style>
    <style:style style:name="T141" style:family="text">
      <style:text-properties style:font-name="Liberation Sans" fo:font-size="14pt" fo:language="zxx" fo:country="none" officeooo:rsid="00ce14ff" style:font-size-asian="12.25pt" style:language-asian="zxx" style:country-asian="none" style:font-size-complex="14pt" style:language-complex="zxx" style:country-complex="none"/>
    </style:style>
    <style:style style:name="T142" style:family="text">
      <style:text-properties officeooo:rsid="00ce14ff"/>
    </style:style>
    <style:style style:name="T143" style:family="text">
      <style:text-properties officeooo:rsid="00ce8951"/>
    </style:style>
    <style:style style:name="T144" style:family="text">
      <style:text-properties officeooo:rsid="00ea67d7"/>
    </style:style>
    <style:style style:name="T145" style:family="text">
      <style:text-properties officeooo:rsid="00ec9aba"/>
    </style:style>
    <style:style style:name="T146" style:family="text">
      <style:text-properties officeooo:rsid="00ecb47c"/>
    </style:style>
    <style:style style:name="T147" style:family="text">
      <style:text-properties officeooo:rsid="00d015f7"/>
    </style:style>
    <style:style style:name="T148" style:family="text">
      <style:text-properties fo:font-weight="bold" officeooo:rsid="00d015f7" style:font-weight-asian="bold" style:font-weight-complex="bold"/>
    </style:style>
    <style:style style:name="T149" style:family="text">
      <style:text-properties fo:font-weight="bold" officeooo:rsid="00f19a31" style:font-weight-asian="bold" style:font-weight-complex="bold"/>
    </style:style>
    <style:style style:name="T150" style:family="text">
      <style:text-properties fo:font-weight="normal" style:font-weight-asian="normal" style:font-weight-complex="normal"/>
    </style:style>
    <style:style style:name="T151" style:family="text">
      <style:text-properties fo:font-weight="normal" officeooo:rsid="00f19a31" style:font-weight-asian="normal" style:font-weight-complex="normal"/>
    </style:style>
    <style:style style:name="T152" style:family="text">
      <style:text-properties officeooo:rsid="00f19a31"/>
    </style:style>
    <style:style style:name="T153" style:family="text">
      <style:text-properties style:font-name="Liberation Sans" fo:font-size="14pt" fo:language="zxx" fo:country="none" fo:font-style="normal" fo:font-weight="normal" officeooo:rsid="00f00d5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54" style:family="text">
      <style:text-properties style:font-name="Liberation Sans" fo:font-size="14pt" fo:language="zxx" fo:country="none" officeooo:rsid="00f00d51" style:font-size-asian="12.25pt" style:language-asian="zxx" style:country-asian="none" style:font-size-complex="14pt" style:language-complex="zxx" style:country-complex="none"/>
    </style:style>
    <style:style style:name="T155" style:family="text">
      <style:text-properties style:font-name="Liberation Sans" fo:font-size="14pt" fo:language="zxx" fo:country="none" officeooo:rsid="00f0b5ee" style:font-size-asian="12.25pt" style:language-asian="zxx" style:country-asian="none" style:font-size-complex="14pt" style:language-complex="zxx" style:country-complex="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ndamenti di Intelligenza Artificiale</text:p>
      <text:p text:style-name="P2">[Disclaimer: è una rielaborazione degli appunti forniti da Palomba]</text:p>
      <text:p text:style-name="P3">1 – Introduzione all'Intelligenza Artificiale</text:p>
      <text:p text:style-name="P4">L'Intelligenza Artificiale (IA) <text:span text:style-name="T1">è</text:span> un campo della scienza che mira a creare sistemi in grado di eseguire compiti che richiedono intelligenza umana. Il suo sviluppo ha portato innovazioni in numerosi settori, dall'automazione industriale alla personalizzazione di contenuti nei social media. Esempi comuni includono:</text:p>
      <text:list text:style-name="L1">
        <text:list-item>
          <text:p text:style-name="P5"><text:span text:style-name="T2">Google Maps</text:span>: Fornisce percorsi ottimizzati tenendo conto del traffico in tempo reale.</text:p>
        </text:list-item>
        <text:list-item>
          <text:p text:style-name="P5"><text:span text:style-name="T2">Sistemi di raccomandazione</text:span>: Utilizzati da piattaforme come Netflix o YouTube per suggerire contenuti personalizzati.</text:p>
        </text:list-item>
      </text:list>
      <text:p text:style-name="P4">L'IA <text:span text:style-name="T1">è</text:span> sviluppata per migliorare diversi aspetti della vita e della societ<text:span text:style-name="T1">à</text:span>, risolvendo problemi complessi che sono difficili da affrontare manualmente. Le motivazioni principali per lo sviluppo di IA includono:</text:p>
      <text:list text:style-name="L2">
        <text:list-item>
          <text:p text:style-name="P6"><text:span text:style-name="T3">Ottimizzazione delle risorse</text:span><text:span text:style-name="T4">: Permettere una gestione pi</text:span><text:span text:style-name="T5">ù</text:span><text:span text:style-name="T4"> efficiente delle risorse.</text:span></text:p>
        </text:list-item>
        <text:list-item>
          <text:p text:style-name="P6"><text:span text:style-name="T3">Velocit</text:span><text:span text:style-name="T6">à</text:span><text:span text:style-name="T3"> di apprendimento</text:span><text:span text:style-name="T4">: Creare sistemi che imparano e si adattano pi</text:span><text:span text:style-name="T5">ù</text:span><text:span text:style-name="T4"> velocemente rispetto agli esseri umani.</text:span></text:p>
        </text:list-item>
        <text:list-item>
          <text:p text:style-name="P7"><text:span text:style-name="T2">Risoluzione di problemi complessi</text:span>: Affrontare sfide che richiederebbero troppo tempo e risorse per essere risolte dagli esseri umani.</text:p>
        </text:list-item>
        <text:list-item>
          <text:p text:style-name="P6"><text:span text:style-name="T3">Curiosit</text:span><text:span text:style-name="T6">à</text:span><text:span text:style-name="T3"> scientifica</text:span><text:span text:style-name="T4">: Spingere i confini della conoscenza su come l'intelligenza pu</text:span><text:span text:style-name="T5">ò</text:span><text:span text:style-name="T4"> essere simulata o replicata artificialmente.</text:span></text:p>
        </text:list-item>
      </text:list>
      <text:p text:style-name="P4"/>
      <text:p text:style-name="P8">È possibile classificare l'IA in tre gruppi:</text:p>
      <text:list text:style-name="L3">
        <text:list-item>
          <text:p text:style-name="P9"><text:span text:style-name="T2">Artificial Super Intelligence</text:span>, che è task-independent ed ha capacità di pensiero ben oltre quelle di un essere umano;</text:p>
        </text:list-item>
        <text:list-item>
          <text:p text:style-name="P9"><text:span text:style-name="T2">Artificial General Intelligence</text:span>, che è task-independent ed ha la capacità di imparare ed applicare capacità di problem solving con la flessibilità di un essere umano;</text:p>
        </text:list-item>
        <text:list-item>
          <text:p text:style-name="P9"><text:span text:style-name="T2">Artificial Narrow Intelligence</text:span>, che è task-specific e goal-oriented <text:span text:style-name="T7">e soltanto in quello specifico compito può agire più in fretta e meglio di una mente umana</text:span>.</text:p>
        </text:list-item>
      </text:list>
      <text:p text:style-name="P10">I Large Language Model, e più in generale i Foundation Model, sono un primo tentativo di creare una AGI.</text:p>
      <text:p text:style-name="P10"/>
      <text:p text:style-name="P3">1.1 – Definizioni di Intelligenza Artificiale</text:p>
      <text:p text:style-name="P11">L'IA pu<text:span text:style-name="T1">ò</text:span> essere definita in diversi modi, <text:span text:style-name="T1">a seconda di dove venga posta l'enfasi quando si definisce "intelligenza". Esistono quattro principali approcci:</text:span></text:p>
      <text:list text:style-name="L4">
        <text:list-item>
          <text:p text:style-name="P12"><text:span text:style-name="T3">Pensare umanamente</text:span><text:span text:style-name="T4">: L'obiettivo </text:span><text:span text:style-name="T5">è</text:span><text:span text:style-name="T4"> simulare i processi cognitivi umani, </text:span><text:span text:style-name="T8">riproducendone i meccanismi.</text:span><text:span text:style-name="T4"> </text:span><text:span text:style-name="T8">Per comprenderli, si può scegliere fra tre diversi modelli: </text:span><text:span text:style-name="T9">introspezione</text:span><text:span text:style-name="T10">, che consiste nell'analisi dell'interiorità di </text:span><text:soft-page-break/><text:span text:style-name="T10">pensieri e pulsioni, </text:span><text:span text:style-name="T9">sperimentazione</text:span><text:span text:style-name="T11"> </text:span><text:span text:style-name="T9">psicologica</text:span><text:span text:style-name="T10">, </text:span><text:span text:style-name="T12">che applica il metodo sperimentale di Newton per indagare i processi cognitivi, ed </text:span><text:span text:style-name="T13">imaging</text:span><text:span text:style-name="T14"> </text:span><text:span text:style-name="T13">celebrale</text:span><text:span text:style-name="T12">, che prevede una mappatura di struttura, funzione e farmacologia del sistema nervoso. Gli studi di psicologia e neuroscienze sono una parte fondamentale.</text:span></text:p>
        </text:list-item>
        <text:list-item>
          <text:p text:style-name="P13"><text:span text:style-name="T3">Pensare razionalmente</text:span><text:span text:style-name="T4">: Questo approccio si concentra sul pensiero logico e deduttivo, cercando di costruire sistemi che seguano regole formali della logica per risolvere problemi. </text:span><text:span text:style-name="T15">I sillogismi aristotelici rappresentano un primo tentativo di codifica formale di un pensiero corretto.</text:span></text:p>
        </text:list-item>
        <text:list-item>
          <text:p text:style-name="P13"><text:span text:style-name="T3">Agire umanamente</text:span><text:span text:style-name="T4">: L'IA viene progettata per replicare il comportamento umano. Questo approccio </text:span><text:span text:style-name="T5">è</text:span><text:span text:style-name="T4"> alla base del Test di Turing, che misura l'intelligenza di una macchina sulla base della sua capacit</text:span><text:span text:style-name="T5">à</text:span><text:span text:style-name="T4"> di imitare un comportamento umano in un'interazione.</text:span></text:p>
        </text:list-item>
        <text:list-item>
          <text:p text:style-name="P13"><text:span text:style-name="T3">Agire razionalmente</text:span><text:span text:style-name="T4">: L'approccio degli agenti razionali si concentra sulla creazione di agenti che agiscono in modo ottimale, basandosi sulle informazioni a loro disposizione. L'obiettivo </text:span><text:span text:style-name="T5">è</text:span><text:span text:style-name="T4"> prendere decisioni razionali per raggiungere un obiettivo specifico, indipendentemente dal fatto che tali azioni simulino o meno il pensiero umano.</text:span></text:p>
        </text:list-item>
      </text:list>
      <text:p text:style-name="P14"/>
      <text:p text:style-name="P15">1.2 – <text:span text:style-name="T16">Il</text:span> Test di Turing</text:p>
      <text:p text:style-name="P16">Il Test di Turing, proposto da Alan Turing nel 1950, <text:span text:style-name="T17">è</text:span> uno dei primi tentativi di definire un criterio per l'intelligenza artificiale <text:span text:style-name="T18">e</text:span> si basa su un esperimento chiamato gioco dell'imitazione. Durante il test, una persona <text:span text:style-name="T18">C </text:span>(interrogatore) interagisce con una macchina <text:span text:style-name="T18">A </text:span>e<text:span text:style-name="T18">d</text:span> un altro essere umano <text:span text:style-name="T18">B </text:span>tramite una tastiera o altri mezzi di comunicazione che escludono l'elemento visivo. <text:span text:style-name="T18">C</text:span> pone domande <text:span text:style-name="T18">ad entrambi</text:span> e deve determinare <text:span text:style-name="T18">chi</text:span> dei due <text:span text:style-name="T17">sia</text:span> la macchina. Se <text:span text:style-name="T18">C</text:span> non riesce a distinguere tra la macchina e l'umano in un numero significativo di casi, allora si dice che la macchina ha passato il Test di Turing e pu<text:span text:style-name="T17">ò </text:span>essere considerata intelligente.</text:p>
      <text:p text:style-name="P16"/>
      <text:p text:style-name="P16">Il Test di Turing ha avuto un impatto profondo sulla filosofia e sullo sviluppo dell'IA <text:span text:style-name="T19">e ha comportato svariate implicazioni in campo etico e filosofico sulla definizione di intelligenza. La definizione su cui ci si basa è puramente comportamentale, per cui non ci interessa né del processo con cui la macchina ha fornito le sue risposte né se ne ha davvero compreso il contenuto. </text:span><text:span text:style-name="T20">Una delle conseguenze di ciò è il dibattito che ha portato a due nuove definizioni:</text:span></text:p>
      <text:list text:style-name="L5">
        <text:list-item>
          <text:p text:style-name="P17"><text:span text:style-name="T2">IA forte </text:span><text:span text:style-name="T21">e</text:span><text:span text:style-name="T2"> IA debole</text:span>: L'IA forte sostiene che le macchine possano sviluppare una vera intelligenza, simile a quella umana, mentre l'IA debole suggerisce che le macchine possono solo imitare l'intelligenza senza comprenderla realmente.</text:p>
        </text:list-item>
      </text:list>
      <text:p text:style-name="P18">Tra le questioni etiche sollevate troviamo invece interrogativi inerenti alla responsabilità delle proprie azioni ed al loro status nella società.</text:p>
      <text:p text:style-name="P19"><text:soft-page-break/><text:span text:style-name="T22">S</text:span><text:span text:style-name="T23">eppur con svariate limitazioni, il test ha indubbiamente aperto </text:span><text:span text:style-name="T24">la strada a questioni pi</text:span><text:span text:style-name="T22">ù</text:span><text:span text:style-name="T24"> profonde sulla relazione tra comportamento esterno e processi interni di pensiero.</text:span></text:p>
      <text:p text:style-name="P20"><text:span text:style-name="T25"/></text:p>
      <text:p text:style-name="P21"><text:span text:style-name="T26">1.3 – Dall'imitazione alla razionalit</text:span><text:span text:style-name="T27">à</text:span><text:span text:style-name="T26">: </text:span><text:span text:style-name="T27">il cambio dell'</text:span><text:span text:style-name="T26">approccio</text:span></text:p>
      <text:p text:style-name="P21"><text:span text:style-name="T28">Con il tempo</text:span><text:span text:style-name="T25">, </text:span><text:span text:style-name="T29">la comunità scientifica </text:span><text:span text:style-name="T25">si </text:span><text:span text:style-name="T28">è</text:span><text:span text:style-name="T25"> </text:span><text:span text:style-name="T29">spostata verso criteri più pratici di intelligenza, concentrandosi sul</text:span><text:span text:style-name="T28"> </text:span><text:span text:style-name="T25">costruire agenti razionali che prendono decisioni ottimali </text:span><text:span text:style-name="T29">e risolvono problemi in modo efficiente</text:span><text:span text:style-name="T25">, </text:span><text:span text:style-name="T28">per </text:span><text:span text:style-name="T25">diverse ragioni:</text:span></text:p>
      <text:list text:style-name="L6">
        <text:list-item>
          <text:p text:style-name="P22"><text:span text:style-name="T30">Limitazioni nel replicare l'intelligenza umana</text:span><text:span text:style-name="T25">: </text:span><text:span text:style-name="T31">gli studi su come gli esseri umani pensano ed agiscono non erano sufficienti a comprendere la complessità della mente umana e a modellarla.</text:span></text:p>
        </text:list-item>
        <text:list-item>
          <text:p text:style-name="P23"><text:span text:style-name="T30">Focalizzazione sull'efficienza e l'ottimizzazione</text:span><text:span text:style-name="T25">: </text:span><text:span text:style-name="T32">più l'IA ha trovato applicazione in problemi complessi del mondo reale, più l'enfasi si è spostata verso l'efficienza del processo decisionale.</text:span></text:p>
        </text:list-item>
        <text:list-item>
          <text:p text:style-name="P24"><text:span text:style-name="T30">Risultati pratici migliori</text:span><text:span text:style-name="T25">: </text:span><text:span text:style-name="T32">ottenuti con efficacia molto maggiore quando il sistema si basa sul pensiero razionale e la logica formale, piuttosto che sull'imitazione del pensiero umano.</text:span></text:p>
        </text:list-item>
        <text:list-item>
          <text:p text:style-name="P23"><text:span text:style-name="T30">Flessibilit</text:span><text:span text:style-name="T33">à</text:span><text:span text:style-name="T25">: </text:span><text:span text:style-name="T32">in quanto g</text:span><text:span text:style-name="T25">li agenti razionali non devono simulare esattamente il comportamento umano, </text:span><text:span text:style-name="T32">ma </text:span><text:span text:style-name="T34">possono considerare strade alternative quando</text:span><text:span text:style-name="T32"> prend</text:span><text:span text:style-name="T34">ono</text:span><text:span text:style-name="T32"> decisioni </text:span><text:span text:style-name="T34">per giungere</text:span><text:span text:style-name="T32"> al risultato ottimale.</text:span></text:p>
        </text:list-item>
      </text:list>
      <text:p text:style-name="P21"><text:span text:style-name="T25">Questo cambio </text:span><text:span text:style-name="T34">di direzione </text:span><text:span text:style-name="T25">ha portato a significativi progressi nell'efficacia e nell'efficienza degli algoritmi di IA, consentendo loro di risolvere problemi complessi in diversi settori industriali e scientifici.</text:span></text:p>
      <text:p text:style-name="P21"><text:span text:style-name="T25"/></text:p>
      <text:p text:style-name="P25">2 – Agenti Intelligenti</text:p>
      <text:p text:style-name="P26"><text:span text:style-name="T25">Un agente </text:span><text:span text:style-name="T35">è</text:span><text:span text:style-name="T25"> un sistema che percepisce l'ambiente circostante tramite sensori e agisce su di esso tramite attuatori. Gli agenti possono essere classificati in diverse categorie a seconda delle loro capaci</text:span><text:span text:style-name="T35">tà</text:span><text:span text:style-name="T25"> e del contesto in cui operano:</text:span></text:p>
      <text:list text:style-name="L7">
        <text:list-item>
          <text:p text:style-name="P27"><text:span text:style-name="T2">Umani:</text:span> I sensori includono occhi, orecchie, ecc.; gli attuatori includono mani, gambe, tratto vocale, ecc.</text:p>
        </text:list-item>
        <text:list-item>
          <text:p text:style-name="P27"><text:span text:style-name="T2">Robotici:</text:span> I sensori includono telecamere e telemetri; gli attuatori includono motori e bracci meccanici.</text:p>
        </text:list-item>
        <text:list-item>
          <text:p text:style-name="P27"><text:span text:style-name="T2">Software</text:span>: I sensori includono input da tastiere, contenuti di file, pacchetti di rete; gli attuatori includono la visualizzazione delle informazioni, la modifica di file e l'invio di pacchetti di rete.</text:p>
        </text:list-item>
      </text:list>
      <text:p text:style-name="P26"><text:span text:style-name="T25"/></text:p>
      <text:p text:style-name="P28">2.1 – Comportamento di un Agente</text:p>
      <text:p text:style-name="P29"><text:span text:style-name="T25">Si indica con </text:span><text:span text:style-name="T26">percezione</text:span><text:span text:style-name="T24"> l'insieme di input percettivi dell'agente in un dato istante, mentre con </text:span><text:span text:style-name="T26">sequenza percettiva</text:span><text:span text:style-name="T24"> la storia completa di tutto ciò che l'agente ha percepito nella sua esistenza.</text:span></text:p>
      <text:p text:style-name="P30"><text:span text:style-name="T25">Il comportamento di un agente </text:span><text:span text:style-name="T36">è</text:span><text:span text:style-name="T25"> descritto da una funzione agente, che mappa una sequenza di percezioni in una specifica azione. In altre parole, la funzione </text:span><text:soft-page-break/><text:span text:style-name="T25">agente determina l'azione che l'agente esegue in base a ci</text:span><text:span text:style-name="T36">ò</text:span><text:span text:style-name="T25"> che ha percepito. Questo pu</text:span><text:span text:style-name="T36">ò</text:span><text:span text:style-name="T25"> essere rappresentato matematicamente come:</text:span></text:p>
      <text:p text:style-name="P31">Funzione Agente : P -&gt; A</text:p>
      <text:p text:style-name="P30"><text:span text:style-name="T25">dove P </text:span><text:span text:style-name="T36">è</text:span><text:span text:style-name="T25"> l'insieme delle percezioni e</text:span><text:span text:style-name="T36">d</text:span><text:span text:style-name="T25"> A </text:span><text:span text:style-name="T36">è</text:span><text:span text:style-name="T25"> l'insieme delle azioni. La funzione agente </text:span><text:span text:style-name="T36">è</text:span><text:span text:style-name="T25"> implementata da un programma agente, che riceve come input la percezione corrente e restituisce un'azione da eseguire.</text:span></text:p>
      <text:p text:style-name="P30"><text:span text:style-name="T25"/></text:p>
      <text:p text:style-name="P28">2.2 – Agenti Razionali</text:p>
      <text:p text:style-name="P32"><text:span text:style-name="T25">Un agente razionale </text:span><text:span text:style-name="T36">è</text:span><text:span text:style-name="T25"> un agente che, per ogni sequenza di percezioni, sceglie l'azione che massimizza il valore atteso della sua misura di prestazione, date le informazioni a sua disposizione. La razionalit</text:span><text:span text:style-name="T36">à</text:span><text:span text:style-name="T25"> di un agente dipende da:</text:span></text:p>
      <text:list text:style-name="L8">
        <text:list-item>
          <text:p text:style-name="P33">La misura di prestazione adottata, <text:span text:style-name="T37">che dovrebbe essere progettata sulla base dell'effetto che si desidera osservare sull'ambiente</text:span>.</text:p>
        </text:list-item>
        <text:list-item>
          <text:p text:style-name="P33">La conoscenza pregressa dell'agente sull'ambiente.</text:p>
        </text:list-item>
        <text:list-item>
          <text:p text:style-name="P34"><text:span text:style-name="T25">Le azioni che l'agente pu</text:span><text:span text:style-name="T38">ò</text:span><text:span text:style-name="T25"> compiere.</text:span></text:p>
        </text:list-item>
        <text:list-item>
          <text:p text:style-name="P33">La sequenza di percezioni ricevute fino al momento attuale.</text:p>
        </text:list-item>
      </text:list>
      <text:p text:style-name="P35"><text:span text:style-name="T25">È </text:span><text:span text:style-name="T39">importante notare che un agente razionale non conosce il risultato effettivo delle sue azioni ed agisce solo in base alle informazioni possedute. Un agente onnisciente, al contrario, conosce anche il loro risultato.</text:span></text:p>
      <text:p text:style-name="P36"><text:span text:style-name="T25">Per migliorare la propria razionalit</text:span><text:span text:style-name="T38">à</text:span><text:span text:style-name="T25">, un agente pu</text:span><text:span text:style-name="T38">ò</text:span><text:span text:style-name="T25"> intraprendere azioni di information gathering, ovvero azioni finalizzate alla raccolta di nuove informazioni sull'ambiente circostante.</text:span></text:p>
      <text:list text:style-name="L9">
        <text:list-item>
          <text:p text:style-name="P37"><text:span text:style-name="T40">Un esempio è quello dell'esplorazione, che porta l'agente a conoscere </text:span><text:span text:style-name="T25">l'ambiente sconosciuto </text:span><text:span text:style-name="T40">in cui si trova</text:span><text:span text:style-name="T25"> per ottener</text:span><text:span text:style-name="T40">n</text:span><text:span text:style-name="T25">e una migliore comprensione e prendere decisioni pi</text:span><text:span text:style-name="T38">ù </text:span><text:span text:style-name="T25">informate.</text:span></text:p>
        </text:list-item>
        <text:list-item>
          <text:p text:style-name="P37"><text:span text:style-name="T25">Un </text:span><text:span text:style-name="T40">altro meccanismo è</text:span><text:span text:style-name="T25"> l'apprendimento, </text:span><text:span text:style-name="T40">cioè la capacità di imparare coppie di percezioni-azioni in base a scelte fatte in precedenza</text:span><text:span text:style-name="T25">. Questo consente all'agente di adattarsi </text:span><text:span text:style-name="T40">più velocemente e più facilmente </text:span><text:span text:style-name="T25">a nuovi ambienti o situazioni, </text:span><text:span text:style-name="T40">rendendolo anche più autonomo.</text:span></text:p>
        </text:list-item>
      </text:list>
      <text:p text:style-name="P30"><text:span text:style-name="T25"/></text:p>
      <text:p text:style-name="P38">2.3 – Struttura di un Agente</text:p>
      <text:p text:style-name="P39"><text:span text:style-name="T25">La struttura di un agente pu</text:span><text:span text:style-name="T41">ò</text:span><text:span text:style-name="T25"> essere descritta come una combinazione di:</text:span></text:p>
      <text:list text:style-name="L10">
        <text:list-item>
          <text:p text:style-name="P40"><text:span text:style-name="T2">Architettura</text:span>: L'hardware o la piattaforma su cui l'agente opera (ad esempio, un computer con sensori e attuatori).</text:p>
        </text:list-item>
        <text:list-item>
          <text:p text:style-name="P40"><text:span text:style-name="T2">Programma</text:span> <text:span text:style-name="T2">agente</text:span>: Implementa la funzione agente e decide l'azione da eseguire in base alla percezione corrente.</text:p>
        </text:list-item>
      </text:list>
      <text:p text:style-name="P30"><text:span text:style-name="T25">L'obiettivo principale della progettazione di agenti intelligenti </text:span><text:span text:style-name="T41">è</text:span><text:span text:style-name="T25"> creare programmi che producano comportamento razionale con il minor numero di regole/codice.</text:span></text:p>
      <text:p text:style-name="P30"><text:span text:style-name="T25"/></text:p>
      <text:p text:style-name="P41">2.4 – Tipi di Agenti</text:p>
      <text:p text:style-name="P42"><text:span text:style-name="T25">Esistono vari tipi di agenti intelligenti, ognuno con capacit</text:span><text:span text:style-name="T42">à</text:span><text:span text:style-name="T25"> diverse:</text:span></text:p>
      <text:list text:style-name="L11">
        <text:list-item>
          <text:p text:style-name="P43"><text:soft-page-break/><text:span text:style-name="T30">Agenti Reattivi Semplici</text:span><text:span text:style-name="T25">: </text:span><text:span text:style-name="T43">che </text:span><text:span text:style-name="T25">intraprendono azioni basate </text:span><text:span text:style-name="T43">soltanto</text:span><text:span text:style-name="T25"> sulla percezione corrente, ignorando la storia percettiva. </text:span><text:span text:style-name="T44">Per determinare le regole </text:span><text:span text:style-name="T45">condizione-azione</text:span><text:span text:style-name="T44"> è però necessario un ambiente completamente osservabile, </text:span><text:span text:style-name="T45">poiché nei parziali c'è rischio di entrare in cicli infiniti: una soluzione è aggiungere una certa componente casuale.</text:span><text:span text:style-name="T44">.</text:span></text:p>
        </text:list-item>
        <text:list-item>
          <text:p text:style-name="P44"><text:span text:style-name="T2">Agenti Reattivi Basati su Modello</text:span>: <text:span text:style-name="T46">dotati di</text:span> un modello interno dell'ambiente che permette loro di tenere traccia dello stato del mondo e prevedere l'effetto delle proprie azioni.</text:p>
        </text:list-item>
        <text:list-item>
          <text:p text:style-name="P44"><text:span text:style-name="T2">Agenti Basati su Obiettivi</text:span>: <text:span text:style-name="T46">che pianificano le proprie azioni in base anche a come le loro scelte influenzeranno il raggiungimento degli obiettivi che desiderano raggiungere; </text:span><text:span text:style-name="T47">sono molto flessibili, poiché la conoscenza può essere modificata e adattata.</text:span></text:p>
        </text:list-item>
        <text:list-item>
          <text:p text:style-name="P43"><text:span text:style-name="T30">Agenti Basati sull'Utilit</text:span><text:span text:style-name="T48">à</text:span><text:span text:style-name="T25">: </text:span><text:span text:style-name="T49">che, i</text:span><text:span text:style-name="T25">n aggiunta agli obiettivi, utilizzano una funzione di utilit</text:span><text:span text:style-name="T50">à</text:span><text:span text:style-name="T25"> per misurare la "desiderabilit</text:span><text:span text:style-name="T50">à</text:span><text:span text:style-name="T25">" di uno stato, permettendo loro di scegliere tra obiettivi contrastanti in modo ottimale.</text:span></text:p>
        </text:list-item>
        <text:list-item>
          <text:p text:style-name="P45"><text:span text:style-name="T2">Agenti che Apprendono</text:span>: <text:span text:style-name="T51">capaci di diventare sempre più competenti in ambienti inizialmente sconosciuti tramite l'apprendimento. Sono formati da quattro elementi: quello di apprendimento, quello esecutivo, quello critico ed infine il generatore di problemi.</text:span></text:p>
        </text:list-item>
      </text:list>
      <text:p text:style-name="P42"><text:span text:style-name="T25"/></text:p>
      <text:p text:style-name="P46">2.5 – PEAS: Definizione degli Agenti</text:p>
      <text:p text:style-name="P47"><text:span text:style-name="T25">Un ambiente pu</text:span><text:span text:style-name="T52">ò</text:span><text:span text:style-name="T25"> essere descritto utilizzando la </text:span><text:span text:style-name="T53">formulazione</text:span><text:span text:style-name="T25"> PEAS:</text:span></text:p>
      <text:list text:style-name="L12">
        <text:list-item>
          <text:p text:style-name="P48"><text:span text:style-name="T2">Performance</text:span>: La misura di prestazione per valutare l'operato dell'agente.</text:p>
        </text:list-item>
        <text:list-item>
          <text:p text:style-name="P48"><text:span text:style-name="T2">Environment</text:span>: <text:span text:style-name="T54">Descrizione degli elementi che formano l'</text:span>ambiente.</text:p>
        </text:list-item>
        <text:list-item>
          <text:p text:style-name="P48"><text:span text:style-name="T2">Actuators</text:span>: Gli attuatori a disposizione dell'agente per eseguire azioni.</text:p>
        </text:list-item>
        <text:list-item>
          <text:p text:style-name="P48"><text:span text:style-name="T2">Sensors</text:span>: I sensori <text:span text:style-name="T54">tramite cui</text:span> l'agente <text:span text:style-name="T54">riceve gli input percettivi</text:span>.</text:p>
        </text:list-item>
      </text:list>
      <text:p text:style-name="P47"><text:span text:style-name="T25"/></text:p>
      <text:p text:style-name="P49"><text:span text:style-name="T26">2.6 – Propriet</text:span><text:span text:style-name="T55">à</text:span><text:span text:style-name="T26"> degli Ambienti</text:span></text:p>
      <text:p text:style-name="P49"><text:span text:style-name="T25">Gli ambienti possono essere caratterizzati da diverse propriet</text:span><text:span text:style-name="T56">à</text:span><text:span text:style-name="T25">:</text:span></text:p>
      <text:list text:style-name="L13">
        <text:list-item>
          <text:p text:style-name="P50"><text:span text:style-name="T2">Completamente </text:span><text:span text:style-name="T57">o Parzialmente </text:span><text:span text:style-name="T2">osservabile</text:span>: Se <text:span text:style-name="T58">i sensori di un ambiente forniscono</text:span> accesso<text:span text:style-name="T58"> </text:span>a tutte le informazioni rilevanti sull'ambiente o <text:span text:style-name="T58">meno</text:span>.</text:p>
        </text:list-item>
        <text:list-item>
          <text:p text:style-name="P51"><text:span text:style-name="T30">Deterministico </text:span><text:span text:style-name="T59">o</text:span><text:span text:style-name="T30"> Stocastico</text:span><text:span text:style-name="T25">: Se </text:span><text:span text:style-name="T60">lo stato successivo dell'ambiente è determinato soltanto da quello corrente e dal</text:span><text:span text:style-name="T25">le azioni dell'agente </text:span><text:span text:style-name="T60">o meno</text:span><text:span text:style-name="T25">.</text:span></text:p>
        </text:list-item>
        <text:list-item>
          <text:p text:style-name="P50"><text:span text:style-name="T2">Episodico </text:span><text:span text:style-name="T57">o</text:span><text:span text:style-name="T2"> Sequenziale</text:span>: Se l'<text:span text:style-name="T58">esperienza</text:span> dell'agente <text:span text:style-name="T58">è divisa in blocchi singoli in cui eseguire un'unica azione o meno.</text:span></text:p>
        </text:list-item>
        <text:list-item>
          <text:p text:style-name="P50"><text:span text:style-name="T2">Statico </text:span><text:span text:style-name="T61">o</text:span><text:span text:style-name="T2"> Dinamico</text:span>: Se l'ambiente cambia mentre l'agente sta deliberando o se rimane invariato. <text:span text:style-name="T58">Se a cambiare è soltanto il punteggio delle prestazioni dell'agente allora è detto semi-dinamico.</text:span></text:p>
        </text:list-item>
        <text:list-item>
          <text:p text:style-name="P50"><text:span text:style-name="T2">Discreto </text:span><text:span text:style-name="T61">o</text:span><text:span text:style-name="T2"> Continuo</text:span>: Se l'ambiente fornisce un numero limitato di percezioni e azioni <text:span text:style-name="T62">chiaramente distinte </text:span>o <text:span text:style-name="T62">meno.</text:span></text:p>
        </text:list-item>
        <text:list-item>
          <text:p text:style-name="P51"><text:span text:style-name="T30">Singolo </text:span><text:span text:style-name="T63">o</text:span><text:span text:style-name="T30"> Multi-agente</text:span><text:span text:style-name="T25">: Se l'agente opera da solo o in presenza di altri agenti. </text:span><text:span text:style-name="T64">Nel secondo distinguiamo tra ambienti competitivi e cooperativi</text:span><text:span text:style-name="T25">.</text:span></text:p>
        </text:list-item>
      </text:list>
      <text:p text:style-name="P47"><text:soft-page-break/><text:span text:style-name="T25"/></text:p>
      <text:p text:style-name="P52">3 – Formulazione di Problemi</text:p>
      <text:p text:style-name="P53"><text:span text:style-name="T25">Nel contesto degli agenti risolutori di problemi, lo stato del mondo viene rappresentato in modo atomico. Ci</text:span><text:span text:style-name="T65">ò</text:span><text:span text:style-name="T25"> significa che ogni stato </text:span><text:span text:style-name="T65">è</text:span><text:span text:style-name="T25"> considerato indivisibile e privo di struttura interna. </text:span><text:span text:style-name="T66">Questo processo di astrazione è indispensabile, poiché altrimenti gli agenti intelligenti sarebbero soverchiati dalla complessità del mondo reale. Un'astrazione è valida se possiamo espandere ogni soluzione astratta ad una nel mondo più dettagliata, mentre è utile se eseguire ogni azione nella soluzione è più facile che nel problema originale.</text:span></text:p>
      <text:list text:style-name="L14">
        <text:list-item>
          <text:p text:style-name="P54"><text:span text:style-name="T25">Esempio: </text:span><text:span text:style-name="T67">u</text:span><text:span text:style-name="T25">n agente che cerca di viaggiare da una citt</text:span><text:span text:style-name="T65">à </text:span><text:span text:style-name="T25">all'altra considera ogni citt</text:span><text:span text:style-name="T65">à</text:span><text:span text:style-name="T25"> come uno stato, senza analizzar</text:span><text:span text:style-name="T68">n</text:span><text:span text:style-name="T25">e le caratteristiche interne.</text:span></text:p>
        </text:list-item>
      </text:list>
      <text:p text:style-name="P55"><text:span text:style-name="T25">La formulazione di un problema in </text:span><text:span text:style-name="T69">IA</text:span><text:span text:style-name="T25"> </text:span><text:span text:style-name="T69">è</text:span><text:span text:style-name="T25"> un passaggio cruciale per identificare le azioni che l'agente deve compiere per raggiungere un obiettivo. </text:span><text:span text:style-name="T70">Un problema può essere descritto formalmente da queste componenti</text:span><text:span text:style-name="T25">:</text:span></text:p>
      <text:list text:style-name="L15">
        <text:list-item>
          <text:p text:style-name="P56"><text:span text:style-name="T2">Stato Iniziale</text:span><text:span text:style-name="T71">, </text:span><text:span text:style-name="T72">cioè il</text:span> <text:span text:style-name="T73">p</text:span>unto di partenza dell'agente. Ad esempio, nel problema del viaggio in Romania, lo stato iniziale potrebbe essere “in(Arad)".</text:p>
        </text:list-item>
        <text:list-item>
          <text:p text:style-name="P56"><text:span text:style-name="T2">Azioni</text:span>, <text:span text:style-name="T73">cioè l'i</text:span>nsieme di azioni applicabili in ogni stato. Ad esempio, “Go(Sibiu)", “Go(Timisoara)".</text:p>
        </text:list-item>
        <text:list-item>
          <text:p text:style-name="P57"><text:span text:style-name="T30">Modello di Transizione</text:span><text:span text:style-name="T25">, </text:span><text:span text:style-name="T74">che d</text:span><text:span text:style-name="T25">efinisce </text:span><text:span text:style-name="T74">il modo in cui</text:span><text:span text:style-name="T25"> ogni azione modifica lo stato. Ad esempio, eseguire “Go(Zerind)" nello stato “in(Arad)" porter</text:span><text:span text:style-name="T75">à</text:span><text:span text:style-name="T25"> allo stato “In(Zerind)" .</text:span></text:p>
        </text:list-item>
        <text:list-item>
          <text:p text:style-name="P57"><text:span text:style-name="T30">Test Obiettivo</text:span><text:span text:style-name="T25">, </text:span><text:span text:style-name="T74">cioè la v</text:span><text:span text:style-name="T25">erifica </text:span><text:span text:style-name="T74">del</text:span><text:span text:style-name="T25"> raggiung</text:span><text:span text:style-name="T74">imento</text:span><text:span text:style-name="T25"> </text:span><text:span text:style-name="T74">del</text:span><text:span text:style-name="T25">l'obiettivo. Ad esempio, lo stato finale pu</text:span><text:span text:style-name="T75">ò</text:span><text:span text:style-name="T25"> essere “In(Bucarest)".</text:span></text:p>
        </text:list-item>
        <text:list-item>
          <text:p text:style-name="P56"><text:span text:style-name="T2">Costo di Cammino</text:span>, <text:span text:style-name="T73">cioè la f</text:span>unzione che calcola il costo per passare da uno stato all'altro.</text:p>
        </text:list-item>
      </text:list>
      <text:p text:style-name="P55"><text:span text:style-name="T25"/></text:p>
      <text:p text:style-name="P58">3.<text:span text:style-name="T76">1</text:span> – Algoritmi di Ricerca</text:p>
      <text:p text:style-name="P59">La risoluzione dei problemi tramite ricerca prevede che l'agente individui una sequenza di azioni che porti dallo stato iniziale allo stato obiettivo. Gli algoritmi di ricerca seguono tre fasi principali:</text:p>
      <text:list text:style-name="L16">
        <text:list-item>
          <text:p text:style-name="P60"><text:span text:style-name="T2">Formulazione del problema</text:span>. Il problema deve essere descritto formalmente, identificando le componenti che ne caratterizzeranno l'ambiente di esecuzione.</text:p>
        </text:list-item>
        <text:list-item>
          <text:p text:style-name="P60"><text:span text:style-name="T2">Ricerca di una soluzione.</text:span> Una volta formulato il problema, l'agente deve trovare una sequenza di azioni che porti dallo stato iniziale allo stato obiettivo. Esistono diversi approcci per la ricerca, tra cui:</text:p>
          <text:list>
            <text:list-item>
              <text:p text:style-name="P61"><text:span text:style-name="T77">Ricerca</text:span><text:span text:style-name="T25"> </text:span><text:span text:style-name="T77">non</text:span><text:span text:style-name="T25"> </text:span><text:span text:style-name="T77">informata</text:span><text:span text:style-name="T25">, </text:span><text:span text:style-name="T78">in cui l</text:span><text:span text:style-name="T25">'agente esplora lo spazio degli stati senza alcuna conoscenza a priori sull'obiettivo. Esempi sono la ricerca ad ampiezza e la ricerca in profondit</text:span><text:span text:style-name="T79">à</text:span><text:span text:style-name="T25">.</text:span></text:p>
            </text:list-item>
            <text:list-item>
              <text:p text:style-name="P61"><text:span text:style-name="T77">Ricerca</text:span><text:span text:style-name="T25"> </text:span><text:span text:style-name="T77">informata</text:span><text:span text:style-name="T25">, </text:span><text:span text:style-name="T78">in cui l</text:span><text:span text:style-name="T25">'agente utilizza delle euristiche per guidare la ricerca. Un esempio </text:span><text:span text:style-name="T79">è</text:span><text:span text:style-name="T25"> l'algoritmo A*.</text:span></text:p>
            </text:list-item>
          </text:list>
        </text:list-item>
        <text:list-item>
          <text:p text:style-name="P62"><text:soft-page-break/><text:span text:style-name="T30">Esecuzione della sequenza di azioni</text:span><text:span text:style-name="T25">. Una volta trovata la sequenza di azioni che conduce all'obiettivo, l'agente la esegue per raggiungere lo stato desiderato. Se la soluzione trovata </text:span><text:span text:style-name="T79">è</text:span><text:span text:style-name="T25"> subottimale, l'agente potrebbe dover riformulare il problema o rieseguire la ricerca.</text:span></text:p>
          <text:list>
            <text:list-item>
              <text:p text:style-name="P62"><text:span text:style-name="T80">Se d</text:span><text:span text:style-name="T25">urante l'esecuzione delle azioni l'agente ignora le sue percezioni </text:span><text:span text:style-name="T80">si parla di </text:span><text:span text:style-name="T81">sistema</text:span><text:span text:style-name="T80"> </text:span><text:span text:style-name="T81">a</text:span><text:span text:style-name="T80"> </text:span><text:span text:style-name="T81">ciclo</text:span><text:span text:style-name="T80"> </text:span><text:span text:style-name="T81">aperto</text:span><text:span text:style-name="T80">, poiché si rompe il ciclo tra lui e l'ambiente. L'approcio funziona solo in ambienti deterministici e completamente osservabili.</text:span></text:p>
            </text:list-item>
            <text:list-item>
              <text:p text:style-name="P63">Se l'agente invece aggiorna costantemente la sua conoscenza con nuove percezioni, consentendogli di adattare la sequenza di azioni, si parla di <text:span text:style-name="T82">sistema</text:span> <text:span text:style-name="T82">a</text:span> <text:span text:style-name="T82">ciclo</text:span> <text:span text:style-name="T82">chiuso</text:span>. Questo è l'approccio da seguire in ambienti stocastici o parzialmente osservabili e rende l'agente più flessibile ed in grado di rispondere a degli imprevisti.</text:p>
            </text:list-item>
          </text:list>
        </text:list-item>
      </text:list>
      <text:p text:style-name="P64"><text:span text:style-name="T25"/></text:p>
      <text:p text:style-name="P65">3.<text:span text:style-name="T83">2</text:span> – Un esempio: Formulazione del Problema delle 8 Regine</text:p>
      <text:p text:style-name="P66"><text:span text:style-name="T25">Il problema delle 8 regine richiede di piazzare 8 regine su una scacchiera in modo che nessuna possa attaccarne un'altra. Esistono due principali formulazioni di questo problema, ognuna con implicazioni diverse in termini di complessit</text:span><text:span text:style-name="T84">à</text:span><text:span text:style-name="T25"> computazionale.</text:span></text:p>
      <text:p text:style-name="P66"><text:span text:style-name="T25">Il primo modo di definire il problema </text:span><text:span text:style-name="T85">è</text:span><text:span text:style-name="T25"> tramite una formulazione incrementale. In particolare, il problema sarebbe descritto come segue:</text:span></text:p>
      <text:list text:style-name="L17">
        <text:list-item>
          <text:p text:style-name="P67">Descrizione. Si aggiungono progressivamente le regine sulla scacchiera, cominciando dallo stato vuoto. Ogni stato corrisponde a una scacchiera con un numero crescente di regine.</text:p>
        </text:list-item>
        <text:list-item>
          <text:p text:style-name="P67">Azioni: Piazzare una regina in una casella vuota.</text:p>
        </text:list-item>
        <text:list-item>
          <text:p text:style-name="P68"><text:span text:style-name="T25">Complessit</text:span><text:span text:style-name="T85">à</text:span><text:span text:style-name="T25">: Questa formulazione esplora uno spazio di ricerca molto ampio, in quanto non impone vincoli immediati sul posizionamento delle regine. La ricerca dovr</text:span><text:span text:style-name="T85">à</text:span><text:span text:style-name="T25"> esaminare circa 1.8 × 10</text:span><text:span text:style-name="T85">^</text:span><text:span text:style-name="T25">14 possibili configurazioni per trovare una soluzione valida.</text:span></text:p>
        </text:list-item>
        <text:list-item>
          <text:p text:style-name="P68"><text:span text:style-name="T25">Svantaggi: La mancanza di vincoli rende questa formulazione molto inefficiente per problemi con molti stati, come il problema delle 8 regine. Il numero di combinazioni da esaminare pu</text:span><text:span text:style-name="T85">ò</text:span><text:span text:style-name="T25"> crescere rapidamente, rendendo la ricerca complessa e lunga.</text:span></text:p>
        </text:list-item>
      </text:list>
      <text:p text:style-name="P69">In alternativa, potremmo descrivere il problema tramite una formulazione a stato completo. Quindi:</text:p>
      <text:list text:style-name="L18">
        <text:list-item>
          <text:p text:style-name="P70"><text:span text:style-name="T25">Descrizione: In questa formulazione, tutte le regine sono gi</text:span><text:span text:style-name="T86">à</text:span><text:span text:style-name="T25"> piazzate sulla scacchiera, e il compito </text:span><text:span text:style-name="T86">è</text:span><text:span text:style-name="T25"> spostarle in modo che nessuna minacci un'altra.</text:span></text:p>
        </text:list-item>
        <text:list-item>
          <text:p text:style-name="P71">Azioni: Spostare una regina all'interno della colonna in cui si trova, se minacciata.</text:p>
        </text:list-item>
        <text:list-item>
          <text:p text:style-name="P70"><text:span text:style-name="T25">Complessit</text:span><text:span text:style-name="T86">à</text:span><text:span text:style-name="T25">: Questa formulazione riduce drasticamente lo spazio di ricerca. Invece di esplorare tutte le possibili configurazioni, si esaminano solo configurazioni in cui ogni regina </text:span><text:span text:style-name="T86">è</text:span><text:span text:style-name="T25"> gi</text:span><text:span text:style-name="T86">à</text:span><text:span text:style-name="T25"> piazzata in una colonna </text:span><text:soft-page-break/><text:span text:style-name="T25">separata. La complessit</text:span><text:span text:style-name="T86">à</text:span><text:span text:style-name="T25"> scende a circa 1.6 × 10</text:span><text:span text:style-name="T86">^</text:span><text:span text:style-name="T25">7 possibili configurazioni, rendendo la ricerca molto pi</text:span><text:span text:style-name="T86">ù</text:span><text:span text:style-name="T25"> gestibile.</text:span></text:p>
        </text:list-item>
        <text:list-item>
          <text:p text:style-name="P72"><text:span text:style-name="T25">B</text:span><text:span text:style-name="T87">isogna notare che con l'aggiunta di vincoli è possibile ridurre ulteriormente lo spazio degli stati.</text:span></text:p>
        </text:list-item>
      </text:list>
      <text:p text:style-name="P69">Altri esempi di problemi di ricerca sono:</text:p>
      <text:list text:style-name="L19">
        <text:list-item>
          <text:p text:style-name="P73"><text:span text:style-name="T25">Problema del Commesso Viaggiatore: Ottimizzare un percorso che visiti una serie di citt</text:span><text:span text:style-name="T86">à</text:span><text:span text:style-name="T25"> una sola volta minimizzando la distanza complessiva. Questo </text:span><text:span text:style-name="T86">è</text:span><text:span text:style-name="T25"> un esempio di un problema di ottimizzazione NP-completo, in cui lo spazio di ricerca cresce esponenzialmente con il numero di citt</text:span><text:span text:style-name="T86">à</text:span><text:span text:style-name="T25">.</text:span></text:p>
        </text:list-item>
        <text:list-item>
          <text:p text:style-name="P73"><text:span text:style-name="T25">Problemi di Navigazione Robotica: Estensione del problema di ricerca di percorsi a spazi continui </text:span><text:span text:style-name="T88">o</text:span><text:span text:style-name="T25"> </text:span><text:span text:style-name="T88">anche </text:span><text:span text:style-name="T25">multidimensionali, come nel caso di robot dotati di braccia o gambe. Anche qui, la definizione corretta del problema e l'uso di astrazioni </text:span><text:span text:style-name="T88">e vincoli</text:span><text:span text:style-name="T25"> riduce la complessit</text:span><text:span text:style-name="T86">à</text:span><text:span text:style-name="T25"> della ricerca.</text:span></text:p>
        </text:list-item>
      </text:list>
      <text:p text:style-name="P66"><text:span text:style-name="T25"/></text:p>
      <text:p text:style-name="P65">4 – Algoritmi di Ricerca Non Informata</text:p>
      <text:p text:style-name="P69"><text:span text:style-name="T89">G</text:span>li algoritmi di ricerca non informata non dispongono di informazioni aggiuntive sugli stati oltre a quella fornita dalla definizione del problema. <text:span text:style-name="T89">O</text:span>perano cercando una sequenza di azioni che porti dallo stato iniziale all'obiettivo, <text:span text:style-name="T89">costruendo un albero di ricerca.</text:span></text:p>
      <text:p text:style-name="P66"><text:span text:style-name="T25"/></text:p>
      <text:p text:style-name="P65">4.1 – Ricerca di Soluzioni</text:p>
      <text:p text:style-name="P74"><text:span text:style-name="T25">D</text:span><text:span text:style-name="T90">opo lo stato iniziale, il primo passo è verificare che l'obiettivo non sia stato raggiunto, dopodiché si considerano le varie azioni, espandendo lo stato corrente e generando così nuovi dati. </text:span><text:span text:style-name="T91">Si definiscono nodi foglia quei nodi che, in un certo momento della ricerca, sono privi di figli: il loro insieme forma la frontiera. </text:span><text:span text:style-name="T92">È possibile incorrere in cammini ciclici, ovvero cammini in cui uno stato è ripetuto: sono casi particolari dei cammini ridondanti, cioè quei cammini in cui esiste più di un modo per passare da uno stato all'altro, e possono portare a dei fallimenti in alcuni algoritmi di ricerca. </text:span><text:span text:style-name="T93">Possiamo quindi immaginare come primo miglioramento l'aggiunta di una struttura dati in cui mantenere l'insieme degli stati già esplorati.</text:span></text:p>
      <text:p text:style-name="P66"><text:span text:style-name="T25"/></text:p>
      <text:p text:style-name="P65">4.2 – Strategie di Ricerca Non Informata</text:p>
      <text:p text:style-name="P75">Le principali strategie di ricerca non informata includono:</text:p>
      <text:list text:style-name="L20">
        <text:list-item>
          <text:p text:style-name="P76"><text:span text:style-name="T94">Ricerca in ampiezza</text:span><text:span text:style-name="T25">: Espande prima i nodi di profondità minore.</text:span></text:p>
        </text:list-item>
        <text:list-item>
          <text:p text:style-name="P76"><text:span text:style-name="T30">Ricerca a costo uniforme</text:span><text:span text:style-name="T25">: Espande il nodo con il minor costo di cammino.</text:span></text:p>
        </text:list-item>
        <text:list-item>
          <text:p text:style-name="P76"><text:span text:style-name="T30">Ricerca in profondità</text:span><text:span text:style-name="T25">: Espande il nodo più profondo prima di tornare indietro.</text:span></text:p>
        </text:list-item>
        <text:list-item>
          <text:p text:style-name="P76"><text:span text:style-name="T30">Ricerca in profondità limitata</text:span><text:span text:style-name="T25">: Limita la profondità della ricerca per evitare cicli infiniti.</text:span></text:p>
        </text:list-item>
        <text:list-item>
          <text:p text:style-name="P76"><text:soft-page-break/><text:span text:style-name="T30">Ricerca ad approfondimento iterativo</text:span><text:span text:style-name="T25">: Combina la ricerca in ampiezza con la ricerca in profondità limitata, aumentando progressivamente il limite di profondità.</text:span></text:p>
        </text:list-item>
        <text:list-item>
          <text:p text:style-name="P76"><text:span text:style-name="T30">Ricerca bidirezionale</text:span><text:span text:style-name="T25">: Esegue una ricerca simultanea dallo stato iniziale e dall'obiettivo.</text:span></text:p>
        </text:list-item>
      </text:list>
      <text:p text:style-name="P77"><text:span text:style-name="T25"/></text:p>
      <text:p text:style-name="P65">4.2.1 – Ricerca in Ampiezza (Breadth-First Search)</text:p>
      <text:p text:style-name="P69">La ricerca in ampiezza esplora gli stati a partire dalla radice espandendo tutti i nodi a una determinata profondità prima di passare alla successiva. Viene utilizzata una coda FIFO per garantire che i nodi più vicini alla radice siano espansi per primi.</text:p>
      <text:p text:style-name="P78"><text:span text:style-name="T2">Pro</text:span>:</text:p>
      <text:list text:style-name="L21">
        <text:list-item>
          <text:p text:style-name="P79">Completo: Trova sempre una soluzione se questa esiste.</text:p>
        </text:list-item>
        <text:list-item>
          <text:p text:style-name="P79">Ottimo: Trova la soluzione più breve in termini di numero di passaggi (quando il costo di cammino è uniforme).</text:p>
        </text:list-item>
      </text:list>
      <text:p text:style-name="P78"><text:span text:style-name="T2">Contro</text:span>:</text:p>
      <text:list text:style-name="L22">
        <text:list-item>
          <text:p text:style-name="P80"><text:span text:style-name="T25">Complessità spaziale: Richiede molta memoria per mantenere tutti i nodi della frontiera (O(b</text:span><text:span text:style-name="T95">^</text:span><text:span text:style-name="T25">d), dove b è il fattore di ramificazione e d la profondità della soluzione).</text:span></text:p>
        </text:list-item>
        <text:list-item>
          <text:p text:style-name="P80"><text:span text:style-name="T25">Complessità temporale: Il tempo necessario è esponenziale rispetto alla profondità della soluzione (O(b</text:span><text:span text:style-name="T95">^d</text:span><text:span text:style-name="T25">)).</text:span></text:p>
        </text:list-item>
      </text:list>
      <text:p text:style-name="P69"/>
      <text:p text:style-name="P65">4.2.2 – Ricerca a Costo Uniforme (Uniform-Cost Search)</text:p>
      <text:p text:style-name="P69">La ricerca a costo uniforme espande i nodi basandosi sul costo di cammino minimo dal nodo iniziale. Viene utilizzata una coda a priorità, in cui i nodi con il costo di cammino più basso vengono espansi per primi.</text:p>
      <text:p text:style-name="P81"><text:span text:style-name="T2">Pro</text:span>:</text:p>
      <text:list text:style-name="L23">
        <text:list-item>
          <text:p text:style-name="P82">Completo: Trova sempre una soluzione se esiste.</text:p>
        </text:list-item>
        <text:list-item>
          <text:p text:style-name="P82">Ottimo: Trova la soluzione con il costo di cammino minimo, indipendentemente dal numero di passi.</text:p>
        </text:list-item>
      </text:list>
      <text:p text:style-name="P81"><text:span text:style-name="T2">Contro</text:span>:</text:p>
      <text:list text:style-name="L24">
        <text:list-item>
          <text:p text:style-name="P83"><text:span text:style-name="T25">Complessità temporale e spaziale: Può esplorare molti nodi, soprattutto se le differenze tra i costi dei cammini sono piccole, rendendo la ricerca lenta (O(b</text:span><text:span text:style-name="T96">^(</text:span><text:span text:style-name="T25">C</text:span><text:span text:style-name="T96">*</text:span><text:span text:style-name="T25">/ϵ)</text:span><text:span text:style-name="T96">)</text:span><text:span text:style-name="T25">, dove C</text:span><text:span text:style-name="T96">*</text:span><text:span text:style-name="T25"> è il costo della soluzione ottima).</text:span></text:p>
        </text:list-item>
      </text:list>
      <text:p text:style-name="P69"/>
      <text:p text:style-name="P65">4.2.3 – <text:span text:style-name="T97">R</text:span>icerca in Profondità (Depth-First Search)</text:p>
      <text:p text:style-name="P69">La ricerca in profondità esplora un cammino fino alla profondità massima, tornando indietro solo quando non ci sono più nodi da espandere lungo il cammino corrente. Utilizza una coda LIFO (Last-In, First-Out).</text:p>
      <text:p text:style-name="P84"><text:span text:style-name="T2">Pro</text:span>:</text:p>
      <text:list text:style-name="L25">
        <text:list-item>
          <text:p text:style-name="P85">Complessità spaziale ridotta: Richiede meno memoria rispetto alla ricerca in ampiezza.</text:p>
        </text:list-item>
        <text:list-item>
          <text:p text:style-name="P85"><text:soft-page-break/>Efficiente quando le soluzioni sono molto profonde.</text:p>
        </text:list-item>
      </text:list>
      <text:p text:style-name="P84"><text:span text:style-name="T2">Contro</text:span>:</text:p>
      <text:list text:style-name="L26">
        <text:list-item>
          <text:p text:style-name="P86">Non completo: Può esplorare all'infinito in spazi di ricerca con profondità infinita o cicli.</text:p>
        </text:list-item>
        <text:list-item>
          <text:p text:style-name="P86">Non ottimo: Può trovare una soluzione non ottimale se c'è un cammino più corto.</text:p>
        </text:list-item>
      </text:list>
      <text:p text:style-name="P69"/>
      <text:p text:style-name="P65">4.2.4 – Ricerca in Profondità Limitata (Depth-Limited Search)</text:p>
      <text:p text:style-name="P69">La ricerca in profondità limitata è una variante della ricerca in profondità, in cui viene imposto un limite alla profondità massima di esplorazione. Questo evita i cicli infiniti, ma introduce la possibilità di non trovare una soluzione se questa si trova oltre la profondità limite.</text:p>
      <text:p text:style-name="P87"><text:span text:style-name="T2">Pro</text:span>:</text:p>
      <text:list text:style-name="L27">
        <text:list-item>
          <text:p text:style-name="P88">Evita i cicli infiniti imposti dalla ricerca in profondità pura.</text:p>
        </text:list-item>
        <text:list-item>
          <text:p text:style-name="P88">Migliora l'efficienza rispetto alla ricerca in profondità nei problemi con soluzioni vicine alla radice ma con ramificazioni profonde.</text:p>
        </text:list-item>
      </text:list>
      <text:p text:style-name="P87"><text:span text:style-name="T2">Contro</text:span>:</text:p>
      <text:list text:style-name="L28">
        <text:list-item>
          <text:p text:style-name="P89">Non completo: Se la soluzione si trova oltre il limite di profondità fissato, l'algoritmo non la troverà.</text:p>
        </text:list-item>
        <text:list-item>
          <text:p text:style-name="P89">Non ottimo: Potrebbe trovare una soluzione non ottimale.</text:p>
        </text:list-item>
      </text:list>
      <text:p text:style-name="P69"/>
      <text:p text:style-name="P65">4.2.5 – Ricerca ad Approfondimento Iterativo (Iterative Deepening Search)</text:p>
      <text:p text:style-name="P69">La ricerca ad approfondimento iterativo combina i vantaggi della ricerca in ampiezza e della ricerca in profondità limitata. L'algoritmo esegue più iterazioni della ricerca in profondità limitata, aumentando progressivamente il limite di profondità a ogni iterazione. Questo garantisce che l'algoritmo esplori tutti i cammini con profondità crescente, trovando così la soluzione più vicina alla radice senza esaurire la memoria.</text:p>
      <text:p text:style-name="P90"><text:span text:style-name="T2">Pro</text:span>:</text:p>
      <text:list text:style-name="L29">
        <text:list-item>
          <text:p text:style-name="P91">Completo e ottimo come la ricerca in ampiezza.</text:p>
        </text:list-item>
        <text:list-item>
          <text:p text:style-name="P91">Complessità spaziale simile alla ricerca in profondità, poiché richiede di memorizzare solo un cammino alla volta.</text:p>
        </text:list-item>
      </text:list>
      <text:p text:style-name="P90"><text:span text:style-name="T2">Contro</text:span>:</text:p>
      <text:list text:style-name="L30">
        <text:list-item>
          <text:p text:style-name="P92">Tempo di esecuzione: Ripete più volte la ricerca a profondità crescente, il che comporta l'espansione ripetuta degli stessi nodi a profondità diverse.</text:p>
        </text:list-item>
      </text:list>
      <text:p text:style-name="P69"/>
      <text:p text:style-name="P65">4.2.6 – Ricerca Bidirezionale (Bidirectional Search)</text:p>
      <text:p text:style-name="P69">La ricerca bidirezionale consiste nel cercare simultaneamente dallo stato iniziale e dallo stato obiettivo, espandendo i due alberi di ricerca finché le loro frontiere non si incontrano. Questo approccio può ridurre significativamente il numero di nodi da esplorare, poiché esplora solo metà dello spazio di ricerca da ciascuna direzione.</text:p>
      <text:p text:style-name="P93"><text:soft-page-break/><text:span text:style-name="T2">Pro</text:span>:</text:p>
      <text:list text:style-name="L31">
        <text:list-item>
          <text:p text:style-name="P94"><text:span text:style-name="T25">Molto efficiente: Riduce drasticamente il numero di nodi da esplorare, con complessità </text:span><text:span text:style-name="T98">O</text:span><text:span text:style-name="T25">(b</text:span><text:span text:style-name="T98">^</text:span><text:span text:style-name="T25">d/2), dove d è la profondità della soluzione.</text:span></text:p>
        </text:list-item>
      </text:list>
      <text:p text:style-name="P93"><text:span text:style-name="T2">Contro</text:span>:</text:p>
      <text:list text:style-name="L32">
        <text:list-item>
          <text:p text:style-name="P95">Difficile da implementare: Richiede che il problema sia facilmente invertibile, cioè che sia possibile cercare “all'indietro" dallo stato obiettivo verso lo stato iniziale.</text:p>
        </text:list-item>
      </text:list>
      <text:p text:style-name="P93"/>
      <text:p text:style-name="P65">4.3 – Conclusioni</text:p>
      <text:p text:style-name="P69">Gli algoritmi di ricerca non informata offrono diverse strategie per esplorare lo spazio degli stati. A seconda del problema, è possibile scegliere un algoritmo adatto in base a criteri di completezza, ottimalità, complessità temporale e spaziale.</text:p>
      <text:p text:style-name="P69"/>
      <text:p text:style-name="P65">5 – Algoritmi di Ricerca Informata</text:p>
      <text:p text:style-name="P69">Gli algoritmi di ricerca informata utilizzano informazioni aggiuntive, come funzioni euristiche, per migliorare l'efficienza della ricerca rispetto agli algoritmi non informati. In questi algoritmi, il nodo da espandere viene scelto sulla base di una funzione di valutazione f(n), che combina il costo accumulato e una stima del costo futuro.</text:p>
      <text:p text:style-name="P69"/>
      <text:p text:style-name="P65">5.1 – Strategie di Ricerca Informata</text:p>
      <text:p text:style-name="P96">Le principali strategie di ricerca informata includono:</text:p>
      <text:list text:style-name="L33">
        <text:list-item>
          <text:p text:style-name="P97"><text:span text:style-name="T30">Ricerca Greedy Best-First</text:span><text:span text:style-name="T25">: Espande il nodo che sembra essere il più vicino all'obiettivo, basandosi esclusivamente sulla funzione euristica h(n), senza considerare il costo accumulato del cammino.</text:span></text:p>
        </text:list-item>
        <text:list-item>
          <text:p text:style-name="P97"><text:span text:style-name="T30">Algoritmo A*</text:span><text:span text:style-name="T25">: Combina il costo accumulato g(n) con una stima euristica h(n) del costo per raggiungere l'obiettivo, espandendo i nodi in base alla funzione f(n) = g(n) + h(n). Questo garantisce sia completezza che ottimalità, a patto che l'euristica sia ammissibile.</text:span></text:p>
        </text:list-item>
        <text:list-item>
          <text:p text:style-name="P98"><text:span text:style-name="T30">Beam Search</text:span><text:span text:style-name="T25">: Limita il numero di nodi esplorati mantenendo solo k nodi più promettenti a ogni livello, riducendo così il consumo di memoria ma sacrificando completezza e ottimalità.</text:span></text:p>
        </text:list-item>
        <text:list-item>
          <text:p text:style-name="P98"><text:span text:style-name="T30">Iterative Deepening A* (IDA*)</text:span><text:span text:style-name="T25">: Combina l'approfondimento iterativo con A*, esplorando progressivamente lo spazio di ricerca con limiti crescenti sulla funzione f(n). Questo approccio riduce il consumo di memoria rispetto ad A*, ma può riesplorare più volte gli stessi stati.</text:span></text:p>
        </text:list-item>
        <text:list-item>
          <text:p text:style-name="P98"><text:span text:style-name="T30">Ricerca Best-First Ricorsiva (RBFS)</text:span><text:span text:style-name="T25">: Espande ricorsivamente i nodi più promettenti in termini di f(n), utilizzando una quantità di memoria lineare rispetto alla profondità della soluzione. Mantiene in memoria solo il percorso attuale, ma può riesplorare cammini già visitati.</text:span></text:p>
        </text:list-item>
      </text:list>
      <text:p text:style-name="P69"><text:span text:style-name="T25"/></text:p>
      <text:p text:style-name="P65"><text:soft-page-break/>5.1.1 – Ricerca Greedy Best-First</text:p>
      <text:p text:style-name="P99">La ricerca Greedy Best-First espande il nodo che sembra essere il più vicino all'obiettivo, basandosi sulla funzione euristica h(n) . Questo algoritmo è "goloso" nel senso che cerca di avvicinarsi il più rapidamente possibile all'obiettivo, ma senza considerare il costo totale del cammino.</text:p>
      <text:p text:style-name="P99"><text:span text:style-name="T2">Pro</text:span>:</text:p>
      <text:list text:style-name="L34">
        <text:list-item>
          <text:p text:style-name="P100">Veloce: Spesso trova rapidamente una soluzione, specialmente quando l'euristica è ben progettata.</text:p>
        </text:list-item>
        <text:list-item>
          <text:p text:style-name="P100">Semplice da implementare rispetto a molti altri algoritmi di ricerca informata.</text:p>
        </text:list-item>
      </text:list>
      <text:p text:style-name="P99"><text:span text:style-name="T2">Contro</text:span>:</text:p>
      <text:list text:style-name="L35">
        <text:list-item>
          <text:p text:style-name="P101">Non ottimale: Non garantisce che la soluzione trovata sia la più economica in termini di costo complessivo del cammino.</text:p>
        </text:list-item>
        <text:list-item>
          <text:p text:style-name="P101">Non completo: L'algoritmo potrebbe non trovare una soluzione se entra in un ciclo o se si trova bloccato in un vicolo cieco.</text:p>
        </text:list-item>
      </text:list>
      <text:p text:style-name="P69"/>
      <text:p text:style-name="P102">5.1.2 – Algoritmo A*</text:p>
      <text:p text:style-name="P103">L'algoritmo A* combina il costo accumulato g(n) con una stima del costo per raggiungere l'obiettivo h(n), valutando i nodi con la funzione f(n) = g(n) + h(n). Questo garantisce che vengano esplorati prima i nodi che sembrano portare alla soluzione più economica.</text:p>
      <text:p text:style-name="P103"><text:span text:style-name="T2">Pro</text:span>:</text:p>
      <text:list text:style-name="L36">
        <text:list-item>
          <text:p text:style-name="P104">Completo: Trova sempre una soluzione se una soluzione esiste.</text:p>
        </text:list-item>
        <text:list-item>
          <text:p text:style-name="P104">Ottimale: Se l'euristica è ammissibile, A* trova la soluzione con il costo minimo.</text:p>
        </text:list-item>
      </text:list>
      <text:p text:style-name="P69"><text:span text:style-name="T2">Contro</text:span>:</text:p>
      <text:list text:style-name="L37">
        <text:list-item>
          <text:p text:style-name="P105">Complessità spaziale: Richiede molta memoria per mantenere tutti i nodi esplorati e quelli nella frontiera.</text:p>
        </text:list-item>
        <text:list-item>
          <text:p text:style-name="P105">Complessità temporale: Può diventare inefficiente in spazi di ricerca molto grandi.</text:p>
        </text:list-item>
      </text:list>
      <text:p text:style-name="P103"/>
      <text:p text:style-name="P65">5.1.3 – Beam Search</text:p>
      <text:p text:style-name="P69">La Beam Search è una variante della ricerca Best-First in cui viene limitato il numero di nodi espansi a ogni livello, mantenendo solo i k nodi più promettenti. Questo approccio riduce l'uso della memoria rispetto ad algoritmi come A*.</text:p>
      <text:p text:style-name="P106"><text:span text:style-name="T2">Pro</text:span>:</text:p>
      <text:list text:style-name="L38">
        <text:list-item>
          <text:p text:style-name="P107">Minor uso della memoria: Rispetto ad A*, Beam Search mantiene in memoria solo un numero limitato di nodi a ogni livello.</text:p>
        </text:list-item>
      </text:list>
      <text:p text:style-name="P106"><text:span text:style-name="T2">Contro</text:span>:</text:p>
      <text:list text:style-name="L39">
        <text:list-item>
          <text:p text:style-name="P108">Non ottimale: Beam Search può ignorare cammini che porterebbero a soluzioni più ottimali.</text:p>
        </text:list-item>
        <text:list-item>
          <text:p text:style-name="P108"><text:soft-page-break/>Non completo: Potrebbe non trovare una soluzione, soprattutto se il numero di nodi mantenuti è troppo limitato.</text:p>
        </text:list-item>
      </text:list>
      <text:p text:style-name="P69"/>
      <text:p text:style-name="P65">5.1.4 – Iterative Deepening A* (IDA*)</text:p>
      <text:p text:style-name="P69">L'algoritmo Iterative Deepening A<text:span text:style-name="T99">*</text:span> (IDA*) è una variante dell'algoritmo A* che utilizza l'approfondimento iterativo. L'IDA* applica la stessa funzione di valutazione f(n) = g(n) + h(n), ma esplora progressivamente lo spazio di ricerca con limiti crescenti di f(n), similmente a come l'approfondimento iterativo espande progressivamente la profondità.</text:p>
      <text:p text:style-name="P69"><text:span text:style-name="T2">Pro</text:span>:</text:p>
      <text:list text:style-name="L40">
        <text:list-item>
          <text:p text:style-name="P109">Ottimale: Trova la soluzione più economica se l'euristica h(n) è ammissibile.</text:p>
        </text:list-item>
        <text:list-item>
          <text:p text:style-name="P109">Efficienza spaziale: Utilizza meno memoria rispetto ad A* poiché non mantiene tutti i nodi nella frontiera.</text:p>
        </text:list-item>
      </text:list>
      <text:p text:style-name="P110"><text:span text:style-name="T2">Contro</text:span>:</text:p>
      <text:list text:style-name="L41">
        <text:list-item>
          <text:p text:style-name="P111">Complessità temporale: Può dover riesplorare più volte gli stessi nodi, soprattutto in spazi di ricerca con molti stati.</text:p>
        </text:list-item>
        <text:list-item>
          <text:p text:style-name="P111">Richiede una buona euristica: L'efficacia di IDA* dipende fortemente dalla qualità dell'euristica utilizzata.</text:p>
        </text:list-item>
      </text:list>
      <text:p text:style-name="P110"/>
      <text:p text:style-name="P65">5.1.5 – Ricerca Best-First Ricorsiva (RBFS)</text:p>
      <text:p text:style-name="P69">La ricerca Best-First Ricorsiva (Recursive Best-First Search, RBFS) è un algoritmo che utilizza una strategia simile ad A*, ma impiega uno spazio di memoria lineare rispetto alla profondità della soluzione. RBFS espande il nodo migliore, ma invece di mantenere tutti i nodi nella memoria, gestisce un solo percorso alla volta, memorizzando informazioni sui nodi scartati per un eventuale ripristino.</text:p>
      <text:p text:style-name="P112"><text:span text:style-name="T2">Pro</text:span>:</text:p>
      <text:list text:style-name="L42">
        <text:list-item>
          <text:p text:style-name="P113">Ottimale: Trova la soluzione ottimale se l'euristica h(n) è ammissibile.</text:p>
        </text:list-item>
        <text:list-item>
          <text:p text:style-name="P113">Utilizza meno memoria rispetto ad A*, con una complessità spaziale lineare.</text:p>
        </text:list-item>
      </text:list>
      <text:p text:style-name="P112"><text:span text:style-name="T2">Contro</text:span>:</text:p>
      <text:list text:style-name="L43">
        <text:list-item>
          <text:p text:style-name="P114">Complessità temporale: Poiché può dover riesplorare più volte i nodi scartati, può risultare inefficiente in alcuni casi.</text:p>
        </text:list-item>
        <text:list-item>
          <text:p text:style-name="P114">Meno pratico rispetto ad A*: La ricorsione può comportare una complessità temporale elevata in problemi molto profondi.</text:p>
        </text:list-item>
      </text:list>
      <text:p text:style-name="P112"/>
      <text:p text:style-name="P65">5.2 – Conclusioni</text:p>
      <text:p text:style-name="P115">Gli algoritmi di ricerca informata offrono strategie avanzate per esplorare lo spazio degli stati, utilizzando funzioni euristiche per guidare la ricerca verso la soluzione in modo più efficiente. A seconda del problema, è possibile scegliere l'algoritmo più adatto in base a diversi criteri come:</text:p>
      <text:list text:style-name="L44">
        <text:list-item>
          <text:p text:style-name="P116"><text:soft-page-break/><text:span text:style-name="T30">Completezza</text:span><text:span text:style-name="T25">: La capacità dell'algoritmo di trovare una soluzione se una soluzione esiste. Algoritmi come A* e IDA* garantiscono completezza, a condizione che l'euristica sia ben definita.</text:span></text:p>
        </text:list-item>
        <text:list-item>
          <text:p text:style-name="P116"><text:span text:style-name="T30">Ottimalità</text:span><text:span text:style-name="T25">: La capacità dell'algoritmo di trovare la soluzione più economica. A* è ottimale quando l'euristica è ammissibile, mentre algoritmi come Greedy Best-First e Beam Search non garantiscono l'ottimalità.</text:span></text:p>
        </text:list-item>
        <text:list-item>
          <text:p text:style-name="P116"><text:span text:style-name="T30">Complessità</text:span><text:span text:style-name="T25"> </text:span><text:span text:style-name="T30">temporale</text:span><text:span text:style-name="T25">: Il tempo necessario per trovare una soluzione. L'uso di buone euristiche può ridurre il tempo di ricerca, come accade per A* e Greedy Best-First, ma algoritmi come IDA* possono riesplorare nodi più volte, aumentando la complessità temporale.</text:span></text:p>
        </text:list-item>
        <text:list-item>
          <text:p text:style-name="P116"><text:span text:style-name="T30">Complessità</text:span><text:span text:style-name="T25"> </text:span><text:span text:style-name="T30">spaziale</text:span><text:span text:style-name="T25">: La quantità di memoria utilizzata dall'algoritmo. Algoritmi come A* possono richiedere molta memoria per memorizzare tutti i nodi esplorati, mentre IDA* e RBFS riducono significativamente l'uso della memoria sacrificando in parte l'efficienza temporale.</text:span></text:p>
        </text:list-item>
      </text:list>
      <text:p text:style-name="P69">Questa analisi aiuta a selezionare l'algoritmo di ricerca informata più appropriato in funzione del problema specifico, tenendo conto delle risorse computazionali disponibili e degli obiettivi di performance.</text:p>
      <text:p text:style-name="P69"/>
      <text:p text:style-name="P65">6 – Algoritmi di Ricerca Locale</text:p>
      <text:p text:style-name="P69">Gli algoritmi di ricerca locale sono utilizzati per risolvere problemi in cui il percorso verso la soluzione non è rilevante, ma ciò che conta è la configurazione finale. <text:span text:style-name="T100">Questi</text:span> algoritmi memorizzano solo lo stato corrente e tentano di migliorarlo iterativamente, rendendoli particolarmente utili per problemi di ottimizzazione. Data la loro natura usano poca memoria: <text:span text:style-name="T101">hanno </text:span>complessità spaziale spesso costante. <text:span text:style-name="T100">Bisogna notare che, visto il loro modo di operare, non esiste un vero e proprio "test obiettivo", in quanto ogni stato è già una soluzione in sé. A guidare la ricerca di un miglioramento è la funzione obiettivo, che ha quindi un ruole cruciale nel funzionamento di questi algoritmi.</text:span></text:p>
      <text:p text:style-name="P69"/>
      <text:p text:style-name="P69">Un esempio classico che illustra l'assenza di un test obiettivo negli algoritmi di ricerca locale è il problema delle N regine. In questo problema, lo stato iniziale può essere una configurazione completa di N regine su una scacchiera, ma in cui alcune regine si attaccano a vicenda. Ogni configurazione è già una soluzione “valida" in quanto contiene N regine piazzate, ma l'obiettivo è minimizzare o eliminare gli attacchi. In questo contesto, si utilizza una funzione obiettivo che misura il numero di attacchi tra le regine. L'algoritmo di ricerca locale cerca quindi di ridurre questo numero iterativamente, migliorando la configurazione corrente. La ricerca non termina quando viene trovato uno stato specifico, ma quando si raggiunge una configurazione in cui il numero di attacchi non può più essere ridotto (ad esempio, quando il numero di attacchi è zero o non esiste una configurazione migliore).</text:p>
      <text:p text:style-name="P69"/>
      <text:p text:style-name="P69"><text:soft-page-break/>Andando più nel dettaglio, un algoritmo di ricerca locale cercherà di ottimizzare la soluzione corrente muovendosi verso stati “vicini", ovvero stati raggiungibili applicando una singola modifica alla soluzione corrente. Tali stati vicini formano la cosiddetta <text:span text:style-name="T102">struttura dei vicini</text:span>: per ciascuna soluzione s, viene definito un insieme di soluzioni vicine N(s), che rappresenta i possibili stati raggiungibili con una singola mossa.</text:p>
      <text:p text:style-name="P69"/>
      <text:p text:style-name="P117">Per comprendere meglio il comportamento degli algoritmi di ricerca locale, possiamo immaginare lo spazio degli stati come un panorama, dove l'asse x rappresenta gli stati raggiungibili; e l'asse y rappresenta il valore della funzione obiettivo per ciascuno stato. Alcune caratteristiche dello spazio degli stati:</text:p>
      <text:list text:style-name="L45">
        <text:list-item>
          <text:p text:style-name="P118"><text:span text:style-name="T2">Massimo Locale</text:span>: Un picco che rappresenta una soluzione sub-ottimale.</text:p>
        </text:list-item>
        <text:list-item>
          <text:p text:style-name="P118"><text:span text:style-name="T2">Piatto (plateau)</text:span>: Una regione dello spazio con stati vicini che hanno tutti lo stesso valore.</text:p>
        </text:list-item>
        <text:list-item>
          <text:p text:style-name="P118"><text:span text:style-name="T2">Spalla</text:span>: Un plateau che presenta un<text:span text:style-name="T103">o spigolo in</text:span> salita, offrendo la possibilità di miglioramento.</text:p>
        </text:list-item>
        <text:list-item>
          <text:p text:style-name="P118"><text:span text:style-name="T2">Massimo Globale</text:span>: La soluzione ottimale del problema.</text:p>
        </text:list-item>
      </text:list>
      <text:p text:style-name="P69"/>
      <text:p text:style-name="P65">6.1 – Algoritmo Hill-Climbing</text:p>
      <text:p text:style-name="P119">L'Hill-Climbing è uno degli algoritmi di ricerca locale più semplici. L'idea alla base è quella di scalare il “panorama" dello spazio degli stati fino a raggiungere un massimo o minimo globale.</text:p>
      <text:p text:style-name="P120"><text:span text:style-name="T30">Pro</text:span><text:span text:style-name="T25">:</text:span></text:p>
      <text:list text:style-name="L46">
        <text:list-item>
          <text:p text:style-name="P121"><text:span text:style-name="T104">È</text:span><text:span text:style-name="T25"> rapido, specialmente se la funzione obiettivo è ben definita.</text:span></text:p>
        </text:list-item>
      </text:list>
      <text:p text:style-name="P120"><text:span text:style-name="T30">Contro</text:span><text:span text:style-name="T25">:</text:span></text:p>
      <text:list text:style-name="L47">
        <text:list-item>
          <text:p text:style-name="P122"><text:span text:style-name="T25">Può bloccarsi in un massimo locale, in un plateau </text:span><text:span text:style-name="T104">o in una cresta</text:span><text:span text:style-name="T25">.</text:span></text:p>
        </text:list-item>
      </text:list>
      <text:p text:style-name="P69"/>
      <text:p text:style-name="P123">Per migliorare l'Hill-Climbing, è possibile fare alcune modifiche:</text:p>
      <text:list text:style-name="L48">
        <text:list-item>
          <text:p text:style-name="P124"><text:span text:style-name="T25">Hill-Climbing con </text:span><text:span text:style-name="T26">mosse laterali</text:span><text:span text:style-name="T25">: </text:span><text:span text:style-name="T105">consente di</text:span><text:span text:style-name="T25"> fare mosse laterali su un plateau, ovvero </text:span><text:span text:style-name="T105">di </text:span><text:span text:style-name="T25">accettare mosse che non migliorano immediatamente la funzione obiettivo, nella speranza di trovare una soluzione migliore in seguito.</text:span></text:p>
        </text:list-item>
        <text:list-item>
          <text:p text:style-name="P124"><text:span text:style-name="T25">Hill-Climbing </text:span><text:span text:style-name="T26">stocastico</text:span><text:span text:style-name="T25">: </text:span><text:span text:style-name="T105">s</text:span><text:span text:style-name="T25">ceglie casualmente tra le mosse migliori, evitando di selezionare sempre la mossa più ovvia e aumentando così la diversificazione.</text:span></text:p>
        </text:list-item>
        <text:list-item>
          <text:p text:style-name="P125"><text:span text:style-name="T26">Riavvio</text:span><text:span text:style-name="T25"> </text:span><text:span text:style-name="T26">casuale</text:span><text:span text:style-name="T25">: </text:span><text:span text:style-name="T105">consente alla ricerca di ripartire da un punto a caso dello spazio di ricerca.</text:span></text:p>
        </text:list-item>
        <text:list-item>
          <text:p text:style-name="P125"><text:span text:style-name="T26">Simulated</text:span><text:span text:style-name="T25"> </text:span><text:span text:style-name="T26">Annealing</text:span><text:span text:style-name="T25">: </text:span><text:span text:style-name="T106">combina gli ultimi due approcci, permettendo, con una probabilità decrescente nel tempo, l'accettazione di soluzioni peggiori. </text:span><text:span text:style-name="T107">Può evitare massimi locali, ma la sua efficacia dipende fortemente dalla funzione di raffredamento e dalla temperatura iniziale.</text:span></text:p>
        </text:list-item>
      </text:list>
      <text:p text:style-name="P69"/>
      <text:p text:style-name="P65"><text:soft-page-break/>6.<text:span text:style-name="T108">2</text:span> – Ricerca Local Beam</text:p>
      <text:p text:style-name="P126">La ricerca Local Beam tiene traccia di k stati e ad ogni iterazione seleziona i successori migliori da un insieme di successori generati dai k stati. <text:span text:style-name="T109">A differenza dell'Hill-Climbing con riavvio casuale, qui le ricerche non sono indipendenti, ma sono collegate tra loro. È per questo motivo che aumenta la possibilità di navigare il panorama degli stati verso stati più promettenti, ma d'altro canto c'è il rischio di avere carenza di diversificazione, con ricerche che si concentrano molto in fretta in regioni di spazio piccole.</text:span></text:p>
      <text:p text:style-name="P126"/>
      <text:p text:style-name="P65">7 – Algoritmi Genetici</text:p>
      <text:p text:style-name="P127">Gli algoritmi genetici (GA) sono algoritmi di ricerca e ottimizzazione ispirati ai meccanismi evolutivi osservati in natura, come la selezione naturale, l'incrocio e la mutazione. Questi algoritmi sono stati sviluppati per risolvere problemi complessi <text:span text:style-name="T110">in cui</text:span> i metodi tradizionali possono risultare inefficaci, specialmente in spazi di ricerca molto grandi o altamente non lineari.</text:p>
      <text:p text:style-name="P128">L'idea alla base degli algoritmi genetici è di trattare ogni possibile soluzione a un problema come un individuo di una popolazione. A<text:span text:style-name="T110">d</text:span> ogni iterazione (chiamata generazione), vengono selezionati gli individui migliori per la riproduzione, creando così una nuova generazione di soluzioni potenzialmente migliori. L'obiettivo è migliorare progressivamente la qualità delle soluzioni, fino a trovare la migliore possibile o<text:span text:style-name="T110">ppure</text:span> una soluzione accettabile in un tempo ragionevole.</text:p>
      <text:p text:style-name="P129">Le teoria evolutiva di Darwin è alla base di questi algoritmi, in particolare:</text:p>
      <text:list text:style-name="L49">
        <text:list-item>
          <text:p text:style-name="P130">gli individui più adatti hanno maggiori probabilità di sopravvivere,</text:p>
        </text:list-item>
        <text:list-item>
          <text:p text:style-name="P130">il processo di riproduzione mescola i geni dei genitori,</text:p>
        </text:list-item>
        <text:list-item>
          <text:p text:style-name="P130">i cambiamenti dovuti a mutazioni casuali possono portare a nuove parti dello spazio delle soluzioni.</text:p>
        </text:list-item>
      </text:list>
      <text:p text:style-name="P128"/>
      <text:p text:style-name="P131">Prima di proseguire, è importante rimarcare che i GA sono una meta-euristica, ossia un insieme di strategie generali per risolvere problemi di ricerca e<text:span text:style-name="T110">d</text:span> ottimizzazione. <text:span text:style-name="T111">Si tratta di</text:span> un approccio di alto livello che non richiede una conoscenza approfondita della struttura del problema specifico <text:span text:style-name="T111">e si può dunque applicar</text:span><text:span text:style-name="T110">e</text:span><text:span text:style-name="T111"> ad una vasta gamma di problemi</text:span>. Le meta-euristiche sono progettate per esplorare ampi spazi di ricerca che possono essere troppo vasti o complessi per metodi di ricerca esaustiva o deterministici <text:span text:style-name="T112">ed introducono casualità per migliorare le loro chance di trovare soluzioni ottime</text:span>. Gli algoritmi genetici si inseriscono perfettamente nel contesto delle meta-euristiche in quanto:</text:p>
      <text:list text:style-name="L50">
        <text:list-item>
          <text:p text:style-name="P132"><text:span text:style-name="T25">Esplorano lo spazio delle soluzioni in modo ampio e non limitato da approcci deterministici, </text:span><text:span text:style-name="T113">gest</text:span><text:span text:style-name="T114">endo</text:span><text:span text:style-name="T113"> bene la non linearità</text:span><text:span text:style-name="T25">.</text:span></text:p>
        </text:list-item>
        <text:list-item>
          <text:p text:style-name="P132"><text:span text:style-name="T25">Non richiedono conoscenza dettagliata del problema, operan</text:span><text:span text:style-name="T113">d</text:span><text:span text:style-name="T25">o in modo efficiente anche in situazioni dove la forma esatta della funzione obiettivo è sconosciuta, il che li rende una scelta ideale in contesti di ottimizzazione dove le informazioni disponibili sono incomplete o limitate.</text:span></text:p>
        </text:list-item>
      </text:list>
      <text:p text:style-name="P69"><text:soft-page-break/></text:p>
      <text:p text:style-name="P133">Questi algoritmi si basano su una funzione obiettivo, che assegna un punteggio (o fitness) a ciascuna soluzione in base a quanto è buona rispetto ai criteri definiti dal problema.</text:p>
      <text:p text:style-name="P133">Un algoritmo genetico standard può essere scomposto in diversi passaggi fondamentali:</text:p>
      <text:list text:style-name="L51">
        <text:list-item>
          <text:p text:style-name="P134"><text:span text:style-name="T115">Inizializzazione</text:span><text:span text:style-name="T25">: La ricerca inizia con la creazione di una popolazione iniziale di individui, ciascuno dei quali rappresenta una soluzione potenziale al problema. Ogni individuo è generalmente rappresentato come una stringa di bit o un vettore di valori numerici (cromosomi), che codifica i parametri della soluzione. Questa popolazione iniziale può essere generata casualmente oppure basandosi su una stima preliminare delle soluzioni buone.</text:span></text:p>
        </text:list-item>
        <text:list-item>
          <text:p text:style-name="P135"><text:span text:style-name="T102">Funzione di fitnes</text:span><text:span text:style-name="T116">s</text:span>: La funzione di fitness valuta quanto un individuo è “adatto": <text:span text:style-name="T117">p</text:span>iù alta, migliore è la soluzione. Questa funzione guida l'evoluzione della popolazione selezionando gli individui migliori per la riproduzione, <text:span text:style-name="T117">rappresentando un qualunque criteri</text:span>o legato al problema.</text:p>
        </text:list-item>
        <text:list-item>
          <text:p text:style-name="P136"><text:span text:style-name="T102">Selezione</text:span>: Nella fase di selezione, gli individui con una fitness maggiore hanno più probabilità di essere scelti per la riproduzione. Metodi comuni per la selezione includono:</text:p>
          <text:list>
            <text:list-item>
              <text:p text:style-name="P136"><text:span text:style-name="T116">Roulette Wheel Selection</text:span>: Gli individui vengono scelti proporzionalmente alla loro fitness <text:span text:style-name="T118">relativa</text:span>, <text:span text:style-name="T118">dunque i</text:span> migliori hanno una maggiore probabilità di essere selezionati.</text:p>
            </text:list-item>
            <text:list-item>
              <text:p text:style-name="P136"><text:span text:style-name="T116">Torneo</text:span>: Un sottoinsieme casuale di individui compete in un “torneo", e l'individuo con la fitness migliore viene selezionato.</text:p>
            </text:list-item>
            <text:list-item>
              <text:p text:style-name="P136"><text:span text:style-name="T116">Selezione Stocastica con Campionamento Universale</text:span>: Una variante della <text:span text:style-name="T2">roulette</text:span> che riduce la varianza nei risultati della selezione. In questo metodo, un numero di frecce equidistanti viene lanciato sulla “ruota" della roulette, selezionando più individui contemporaneamente. Questo garantisce una selezione più uniforme e riduce la possibilità che individui con fitness molto alta o molto bassa siano selezionati in modo sproporzionato.</text:p>
            </text:list-item>
            <text:list-item>
              <text:p text:style-name="P136"><text:span text:style-name="T116">Selezione per Troncamento</text:span>: Viene scelto un sottoinsieme dei migliori individui della popolazione (es. i migliori 10%) e solo questi individui vengono utilizzati per la riproduzione. Questo metodo impone una forte pressione selettiva, poiché i migliori individui dominano completamente la generazione successiva.</text:p>
            </text:list-item>
            <text:list-item>
              <text:p text:style-name="P136"><text:span text:style-name="T116">Selezione Basata su Ranking</text:span>: Gli individui vengono ordinati in base alla loro fitness e le probabilità di selezione sono determinate in base al rango piuttosto che al valore assoluto della fitness. Questo metodo riduce l'effetto di differenze estreme nella fitness tra gli individui, limitando il dominio dei pochi individui migliori.</text:p>
            </text:list-item>
          </text:list>
        </text:list-item>
        <text:list-item>
          <text:p text:style-name="P137"><text:soft-page-break/><text:span text:style-name="T26">Crossover</text:span><text:span text:style-name="T25">: Il crossover è un operatore genetico che combina il patrimonio genetico di due “genitori" per produrre “figli". Esistono diverse strategie di crossover, tra cui:</text:span></text:p>
          <text:list>
            <text:list-item>
              <text:p text:style-name="P137"><text:span text:style-name="T119">Crossover a singolo punto</text:span><text:span text:style-name="T25">: Viene scelto un punto di crossover sulla stringa dei genitori e le parti successive vengono scambiate tra i due. Questo metodo è semplice da implementare e mantiene inalterata buona parte del materiale genetico di entrambi i genitori.</text:span></text:p>
            </text:list-item>
            <text:list-item>
              <text:p text:style-name="P137"><text:span text:style-name="T119">Crossover a due punti</text:span><text:span text:style-name="T25">: Due punti di crossover vengono scelti e le sezioni comprese vengono scambiate. Questa tecnica fornisce una maggiore mescolanza dei geni rispetto al crossover a singolo punto e permette una più ampia esplorazione dello spazio delle soluzioni.</text:span></text:p>
            </text:list-item>
            <text:list-item>
              <text:p text:style-name="P137"><text:span text:style-name="T119">Crossover uniforme</text:span><text:span text:style-name="T25">: Ogni gene del figlio viene scelto casualmente tra i geni corrispondenti dei due genitori, indipendentemente dalla loro posizione nella stringa genetica. Questo metodo garantisce una mescolanza maggiore di informazioni genetiche, ma può introdurre una forte perturbazione nelle strutture già ottimizzate dei genitori.</text:span></text:p>
            </text:list-item>
            <text:list-item>
              <text:p text:style-name="P137"><text:span text:style-name="T119">Crossover aritmetico</text:span><text:span text:style-name="T25">: Utilizzato principalmente per problemi con rappresentazioni numeriche, il crossover aritmetico combina i valori dei genitori attraverso operazioni matematiche. Ad esempio, dati due genitori con valori p1 e p2, il figlio potrebbe avere un valore c = αp1 + (1 − α)p2, dove α è un fattore di mescolanza tra 0 e 1. Questo metodo è utile per mantenere una continuità nei parametri.</text:span></text:p>
            </text:list-item>
            <text:list-item>
              <text:p text:style-name="P137"><text:span text:style-name="T119">Crossover a k punti</text:span><text:span text:style-name="T25">: Si scelgono k punti sulla stringa genetica, e si alternano le sezioni di stringhe tra i genitori per formare il figlio. Maggiore è k, maggiore è la mescolanza tra i genitori, ma ciò può anche aumentare la casualità del processo.</text:span></text:p>
            </text:list-item>
            <text:list-item>
              <text:p text:style-name="P137"><text:span text:style-name="T119">Crossover ordinato</text:span><text:span text:style-name="T25">: Utilizzato principalmente per problemi di ottimizzazione in cui l'ordine degli elementi è importante (ad esempio, il problema del commesso viaggiatore), il crossover ordinato preserva l'ordine relativo dei geni di un genitore e riempie i restanti geni con quelli dell'altro genitore, mantenendo il loro ordine.</text:span></text:p>
            </text:list-item>
            <text:list-item>
              <text:p text:style-name="P137"><text:span text:style-name="T119">Crossover di ciclo</text:span><text:span text:style-name="T25">: Anch'esso utilizzato nei problemi in cui l'ordine degli elementi è importante, il crossover di ciclo costruisce il figlio identificando cicli tra i genitori. Il primo ciclo è preso da un genitore, e i cicli successivi sono presi dall'altro genitore, preservando così l'ordine.</text:span></text:p>
            </text:list-item>
            <text:list-item>
              <text:p text:style-name="P137"><text:span text:style-name="T119">Crossover a segmento casuale</text:span><text:span text:style-name="T25">: Viene scelto un segmento casuale della stringa dei genitori e scambiato per produrre il figlio. Questa tecnica è utile per introdurre variazioni locali limitate, mantenendo comunque una parte consistente del patrimonio genetico originale.</text:span></text:p>
            </text:list-item>
          </text:list>
        </text:list-item>
        <text:list-item>
          <text:p text:style-name="P137"><text:span text:style-name="T26">Mutazione</text:span><text:span text:style-name="T25">: La mutazione è un operatore che introduce variazioni casuali negli individui. Questo operatore è essenziale per mantenere la diversità genetica all'interno della popolazione e per evitare che l'algoritmo si </text:span><text:soft-page-break/><text:span text:style-name="T25">blocchi in massimi locali, esplorando così nuove aree dello spazio di ricerca che il crossover da solo non coprirebbe. </text:span><text:span text:style-name="T120">L</text:span><text:span text:style-name="T25">e più comuni </text:span><text:span text:style-name="T120">sono</text:span><text:span text:style-name="T25">:</text:span></text:p>
          <text:list>
            <text:list-item>
              <text:p text:style-name="P137"><text:span text:style-name="T119">Mutazione a bit singolo</text:span><text:span text:style-name="T25">: In una rappresentazione binaria, un bit viene selezionato casualmente e il suo valore viene invertito (da 0 a 1 o da 1 a 0). Questa è la forma più semplice di mutazione ed è ampiamente utilizzata in problemi con codifica binaria.</text:span></text:p>
            </text:list-item>
            <text:list-item>
              <text:p text:style-name="P137"><text:span text:style-name="T119">Mutazione a più bit</text:span><text:span text:style-name="T25">: </text:span><text:span text:style-name="T120">Vengono selezionati casualmente k bit da invertire all'interno della stringa genetica. </text:span><text:span text:style-name="T25">Questo introduce variazioni più ampie nel cromosoma rispetto alla mutazione a singolo bit.</text:span></text:p>
            </text:list-item>
            <text:list-item>
              <text:p text:style-name="P137"><text:span text:style-name="T119">Mutazione gaussiana</text:span><text:span text:style-name="T25">: Utilizzata per rappresentazioni numeriche, questa tecnica altera i valori dei geni aggiungendo un valore casuale derivato da una distribuzione gaussiana con media zero. Il risultato è una variazione continua e “leggera" dei parametri, ideale per problemi di ottimizzazione in cui la precisione dei valori numerici è cruciale.</text:span></text:p>
            </text:list-item>
            <text:list-item>
              <text:p text:style-name="P137"><text:span text:style-name="T119">Mutazione di scambio</text:span><text:span text:style-name="T25">: In una rappresentazione permutativa (come nel problema del commesso viaggiatore), due geni vengono selezionati casualmente e scambiati di posizione. Questo tipo di mutazione è utile per problemi in cui l'ordine degli elementi è significativo, poiché altera la sequenza degli elementi senza cambiare la loro presenza.</text:span></text:p>
            </text:list-item>
            <text:list-item>
              <text:p text:style-name="P137"><text:span text:style-name="T119">Mutazione per inversione</text:span><text:span text:style-name="T25">: In una stringa genetica, viene selezionato un segmento casuale e l'ordine dei geni in quel segmento viene invertito. Questo metodo è particolarmente utile per problemi di ottimizzazione dell'ordine, poiché altera localmente la disposizione degli elementi.</text:span></text:p>
            </text:list-item>
            <text:list-item>
              <text:p text:style-name="P137"><text:span text:style-name="T119">Mutazione casuale completa</text:span><text:span text:style-name="T25">: In una rappresentazione numerica, un gene selezionato casualmente viene sostituito da un nuovo valore casuale all'interno del dominio permesso per quel gene. Questa tecnica può introdurre cambiamenti drastici in una soluzione, rendendola utile in situazioni in cui è necessario esplorare rapidamente una parte diversa dello spazio di ricerca.</text:span></text:p>
            </text:list-item>
            <text:list-item>
              <text:p text:style-name="P137"><text:span text:style-name="T119">Mutazione per permutazione</text:span><text:span text:style-name="T121">:</text:span><text:span text:style-name="T25"> Utilizzata in rappresentazioni a permutazione (ad esempio, nel problema del commesso viaggiatore), un sottoinsieme di geni viene selezionato casualmente e il loro ordine viene permutato casualmente. Questo tipo di mutazione introduce nuove combinazioni di elementi senza alterare il contenuto della soluzione.</text:span></text:p>
            </text:list-item>
            <text:list-item>
              <text:p text:style-name="P137"><text:span text:style-name="T119">Mutazione uniformemente distribuita</text:span><text:span text:style-name="T25">: In una rappresentazione numerica, un gene viene alterato di una quantità casuale derivata da una distribuzione uniforme, piuttosto che da una distribuzione gaussiana. Questo metodo può introdurre variazioni più ampie rispetto alla mutazione gaussiana, esplorando porzioni più distanti dello spazio di ricerca.</text:span></text:p>
            </text:list-item>
            <text:list-item>
              <text:p text:style-name="P137"><text:soft-page-break/><text:span text:style-name="T119">Mutazione per inserimento</text:span><text:span text:style-name="T25">: Un gene viene selezionato casualmente, rimosso dalla sua posizione originale e reinserito in una posizione differente all'interno della stessa stringa. Questo tipo di mutazione è utile nei problemi di ottimizzazione in cui l'ordine degli elementi è importante.</text:span></text:p>
            </text:list-item>
            <text:list-item>
              <text:p text:style-name="P137"><text:span text:style-name="T119">Mutazione a scala</text:span><text:span text:style-name="T25">: Utilizzata per la rappresentazione numerica, la mutazione a scala introduce variazioni più piccole man mano che l'algoritmo avanza verso le generazioni finali. Questo riduce la variabilità verso la fine della ricerca, permettendo una maggiore precisione quando si è vicini alla soluzione ottimale.</text:span></text:p>
            </text:list-item>
            <text:list-item>
              <text:p text:style-name="P137"><text:span text:style-name="T119">Mutazione adattativa</text:span><text:span text:style-name="T25">: In questo metodo, la probabilità di mutazione varia dinamicamente durante l'evoluzione in base alla diversità della popolazione o al progresso dell'algoritmo. Se la popolazione diventa troppo omogenea, la probabilità di mutazione aumenta per introdurre nuova variabilità, mentre se la popolazione è già altamente diversificata, la probabilità di mutazione viene ridotta.</text:span></text:p>
            </text:list-item>
          </text:list>
        </text:list-item>
        <text:list-item>
          <text:p text:style-name="P137"><text:span text:style-name="T26">Terminazione</text:span><text:span text:style-name="T25">: L'algoritmo genetico può essere terminato quando viene soddisfatta una condizione di arresto, come </text:span><text:span text:style-name="T122">l'aver raggiunto un numero fisso di generazione o la soglia di fitness desiderata oppure quando non si ha nessun miglioramento significativo dopo un certo numero di generazioni.</text:span></text:p>
        </text:list-item>
      </text:list>
      <text:p text:style-name="P69"/>
      <text:p text:style-name="P65">7.1 – Progettazione di algoritmi genetici:</text:p>
      <text:p text:style-name="P69">Progettare un algoritmo genetico efficace richiede una comprensione approfondita delle caratteristiche del problema e un'attenta configurazione dei vari componenti dell'algoritmo.</text:p>
      <text:p text:style-name="P69"/>
      <text:p text:style-name="P65">7.1.1 – Comprendere il problema e lo spazio delle soluzioni</text:p>
      <text:p text:style-name="P138">Il primo passo per configurare correttamente un GA è comprendere a fondo il problema da risolvere:</text:p>
      <text:list text:style-name="L52">
        <text:list-item>
          <text:p text:style-name="P139"><text:span text:style-name="T30">Tipo di problema</text:span><text:span text:style-name="T25">: Identificare se il problema è continuo, discreto, combinatorio o un mix di questi. Ad esempio, problemi di ottimizzazione continua richiederanno una rappresentazione numerica, mentre problemi combinatori, come il commesso viaggiatore, potrebbero richiedere una rappresentazione basata su permutazioni.</text:span></text:p>
        </text:list-item>
        <text:list-item>
          <text:p text:style-name="P140"><text:span text:style-name="T2">Funzione obiettivo</text:span>: Valutare se la funzione obiettivo è semplice da calcolare o computazionalmente costosa. Se la valutazione della fitness è molto costosa, potrebbe essere utile ridurre la dimensione della popolazione <text:span text:style-name="T123">per eseguire meno valutazioni.</text:span></text:p>
        </text:list-item>
      </text:list>
      <text:p text:style-name="P69"/>
      <text:p text:style-name="P141">7.1.2 – Dimensione della popolazione</text:p>
      <text:p text:style-name="P138"><text:soft-page-break/>La dimensione della popolazione è un parametro critico che influisce sull'efficienza del GA:</text:p>
      <text:list text:style-name="L53">
        <text:list-item>
          <text:p text:style-name="P142"><text:span text:style-name="T2">Popolazioni piccole</text:span>: Consentono un'evoluzione più rapida, ma possono portare a una perdita di diversità genetica e a una convergenza prematura verso soluzioni sub-ottimali.</text:p>
        </text:list-item>
        <text:list-item>
          <text:p text:style-name="P142"><text:span text:style-name="T2">Popolazioni grandi</text:span>: Offrono una maggiore esplorazione dello spazio di ricerca e riducono il rischio di convergenza prematura, ma richiedono più tempo e risorse computazionali.</text:p>
        </text:list-item>
        <text:list-item>
          <text:p text:style-name="P142"><text:span text:style-name="T82">Regola pratica</text:span>: Se non hai una conoscenza specifica del problema, inizia con una popolazione moderata (es. 50-100 individui) e regola il parametro in base ai risultati iniziali. Un buon approccio è quello di eseguire test con diverse dimensioni di popolazione e confrontare le performance.</text:p>
        </text:list-item>
      </text:list>
      <text:p text:style-name="P69"/>
      <text:p text:style-name="P65">7.1.3 – Scelta della strategia di selezione</text:p>
      <text:p text:style-name="P138">La scelta della strategia di selezione può influenzare significativamente la velocità di convergenza e la qualità delle soluzioni finali:</text:p>
      <text:list text:style-name="L54">
        <text:list-item>
          <text:p text:style-name="P143"><text:span text:style-name="T2">Selezione a Roulette</text:span>: Utilizza questa tecnica se vuoi che gli individui con fitness minore abbiano comunque una probabilità di essere selezionati. <text:span text:style-name="T124">È </text:span>utile per mantenere la diversità genetica nelle prime fasi dell'evoluzione.</text:p>
        </text:list-item>
        <text:list-item>
          <text:p text:style-name="P143"><text:span text:style-name="T2">Selezione a Torneo</text:span>: Se vuoi aumentare la pressione selettiva usa la selezione a torneo. Se la tua popolazione sta convergendo troppo rapidamente, puoi ridurre la dimensione del torneo per mantenere una maggiore variabilità.</text:p>
        </text:list-item>
        <text:list-item>
          <text:p text:style-name="P143"><text:span text:style-name="T2">Selezione Elitaria</text:span>: Integra una piccola percentuale di selezione elitaria (ad esempio, il 5%) per assicurarti che i migliori individui non vengano persi nel processo di crossover e mutazione.</text:p>
        </text:list-item>
      </text:list>
      <text:p text:style-name="P69"/>
      <text:p text:style-name="P141"><text:span text:style-name="T125">7</text:span>.1.4 – Frequenza di crossover e mutazione</text:p>
      <text:p text:style-name="P138">La scelta delle probabilità di crossover e mutazione determina l'equilibrio tra esplorazione e sfruttamento dello spazio delle soluzioni:</text:p>
      <text:list text:style-name="L55">
        <text:list-item>
          <text:p text:style-name="P144"><text:span text:style-name="T30">Crossover</text:span><text:span text:style-name="T25">: Generalmente, una probabilità di crossover elevata (70-90%) è consigliata per favorire la combinazione delle caratteristiche migliori degli individui.</text:span></text:p>
        </text:list-item>
        <text:list-item>
          <text:p text:style-name="P145"><text:span text:style-name="T2">Mutazione</text:span>: La mutazione ha un ruolo cruciale nell'introdurre nuova diversità genetica. Inizia con una bassa probabilità di mutazione (0.1-1%) e aumenta gradualmente se osservi che la popolazione sta convergendo troppo rapidamente su una soluzione sub-ottimale.</text:p>
        </text:list-item>
      </text:list>
      <text:p text:style-name="P69"/>
      <text:p text:style-name="P65">7.1.5 – Scelta delle tecniche di crossover e mutazione</text:p>
      <text:p text:style-name="P146">La scelta delle tecniche di crossover e mutazione dipende dalla rappresentazione del problema:</text:p>
      <text:list text:style-name="L56">
        <text:list-item>
          <text:p text:style-name="P147"><text:soft-page-break/><text:span text:style-name="T2">Crossover</text:span>: Sperimenta con crossover a singolo punto e crossover a due punti per rappresentazioni binarie, mentre per rappresentazioni numeriche, il crossover aritmetico può aiutare a mantenere la continuità tra le soluzioni.</text:p>
        </text:list-item>
        <text:list-item>
          <text:p text:style-name="P147"><text:span text:style-name="T2">Mutazione</text:span>: Per problemi combinatori, la mutazione di scambio o la mutazione per inversione possono rivelarsi efficaci nel mantenere soluzioni valide. In rappresentazioni numeriche, la mutazione gaussiana è spesso una scelta ragionevole, mentre la mutazione uniformemente distribuita può essere preferibile se vuoi esplorare nuove aree del problema.</text:p>
        </text:list-item>
      </text:list>
      <text:p text:style-name="P69"/>
      <text:p text:style-name="P148">7.1.6 – Parametri di terminazione</text:p>
      <text:p text:style-name="P146">Stabilire i criteri di terminazione è fondamentale per evitare che l'algoritmo continui a evolversi inutilmente:</text:p>
      <text:list text:style-name="L57">
        <text:list-item>
          <text:p text:style-name="P149"><text:span text:style-name="T2">Numero di generazioni</text:span>: Se non conosci il comportamento del problema, un buon punto di partenza è fissare un numero di generazioni massimo (ad esempio, 100-500), valutando poi i risultati.</text:p>
        </text:list-item>
        <text:list-item>
          <text:p text:style-name="P150"><text:span text:style-name="T2">Convergenza</text:span>: Un altro criterio comune è arrestare l'algoritmo se non si osservano miglioramenti significativi della fitness per un numero di generazioni consecutivo (es. 20 generazioni).</text:p>
        </text:list-item>
        <text:list-item>
          <text:p text:style-name="P150"><text:span text:style-name="T2">Fitness</text:span> <text:span text:style-name="T2">desiderata</text:span>: Se la funzione obiettivo ha un valore noto ottimale, puoi arrestare il GA una volta che la soluzione raggiunge un fitness vicino o uguale a tale valore.</text:p>
        </text:list-item>
      </text:list>
      <text:p text:style-name="P69"/>
      <text:p text:style-name="P65">7.1.7 – Bilanciare esplorazione ed esploitazione</text:p>
      <text:p text:style-name="P151">Il bilanciamento tra esplorazione di nuove soluzioni e sfruttamento delle soluzioni migliori è essenziale:</text:p>
      <text:list text:style-name="L58">
        <text:list-item>
          <text:p text:style-name="P152"><text:span text:style-name="T2">Esplorazione</text:span>: Se l'algoritmo sembra convergere troppo rapidamente verso una soluzione subottimale, aumentare la probabilità di mutazione o ridurre la pressione selettiva può aiutare a esplorare nuove aree dello spazio di ricerca.</text:p>
        </text:list-item>
        <text:list-item>
          <text:p text:style-name="P152"><text:span text:style-name="T2">Exploitation</text:span>: Se l'algoritmo non sembra convergere e continua a esplorare senza miglioramenti significativi, potrebbe essere utile aumentare la pressione selettiva (es. con un torneo più grande) o ridurre la probabilità di mutazione per focalizzarsi maggiormente sulle soluzioni più promettenti.</text:p>
        </text:list-item>
      </text:list>
      <text:p text:style-name="P69"/>
      <text:p text:style-name="P65">7.1.8 – Testare e affinare</text:p>
      <text:p text:style-name="P153">La configurazione di un GA non è fissa e può richiedere vari tentativi per trovare il giusto equilibrio tra i diversi parametri. Alcune linee guida pratiche per ottimizzare le prestazioni del GA includono:</text:p>
      <text:list text:style-name="L59">
        <text:list-item>
          <text:p text:style-name="P154"><text:span text:style-name="T2">Sperimentazione</text:span> <text:span text:style-name="T2">iterativa</text:span>: Inizia con parametri standard e poi effettua piccoli aggiustamenti. Monitorare il comportamento del GA in termini di <text:soft-page-break/>tempo di esecuzione e miglioramento della fitness è essenziale per identificare le configurazioni ottimali.</text:p>
        </text:list-item>
        <text:list-item>
          <text:p text:style-name="P154"><text:span text:style-name="T2">Analisi dei risultati</text:span>: Valuta la diversità della popolazione e i progressi delle soluzioni per capire se l'algoritmo è troppo orientato allo sfruttamento (e quindi rischia di perdere la diversità genetica) o se sta esplorando eccessivamente senza convergere.</text:p>
        </text:list-item>
        <text:list-item>
          <text:p text:style-name="P154"><text:span text:style-name="T2">Misurazione della convergenza</text:span>: Usa grafici per monitorare la fitness media e massima nel tempo, per identificare eventuali stagnazioni o fenomeni di convergenza prematura.</text:p>
        </text:list-item>
      </text:list>
      <text:p text:style-name="P69"/>
      <text:p text:style-name="P65">7.2 – Analisi degli Algoritmi Genetici</text:p>
      <text:p text:style-name="P155">Vantaggi:</text:p>
      <text:list text:style-name="L60">
        <text:list-item>
          <text:p text:style-name="P156"><text:span text:style-name="T2">Flessibilità</text:span>: Gli algoritmi genetici possono essere applicati a una vasta gamma di problemi, inclusi quelli che non possono essere descritti da modelli matematici chiari.</text:p>
        </text:list-item>
        <text:list-item>
          <text:p text:style-name="P156"><text:span text:style-name="T2">Robustezza</text:span>: Sono in grado di gestire problemi complessi con molti parametri, fornendo soluzioni accettabili anche quando i metodi esatti falliscono.</text:p>
        </text:list-item>
        <text:list-item>
          <text:p text:style-name="P156"><text:span text:style-name="T2">Esplorazione</text:span> <text:span text:style-name="T2">globale</text:span>: La combinazione di selezione, crossover e mutazione permette agli algoritmi genetici di esplorare ampiamente lo spazio delle soluzioni, evitando di rimanere bloccati in soluzioni sub ottimali.</text:p>
        </text:list-item>
      </text:list>
      <text:p text:style-name="P155">Svantaggi:</text:p>
      <text:list text:style-name="L61">
        <text:list-item>
          <text:p text:style-name="P157"><text:span text:style-name="T30">Convergenza lenta</text:span><text:span text:style-name="T25">: A causa della loro natura probabilistica, gli algoritmi genetici possono richiedere molte iterazioni per convergere verso una soluzione ottimale.</text:span></text:p>
        </text:list-item>
        <text:list-item>
          <text:p text:style-name="P158"><text:span text:style-name="T2">Richiedono molte valutazioni della fitness</text:span>: Ogni nuova generazione richiede una valutazione della fitness per tutti gli individui, il che può essere computazionalmente costoso, specialmente in problemi complessi.</text:p>
        </text:list-item>
        <text:list-item>
          <text:p text:style-name="P158"><text:span text:style-name="T2">Convergenza prematura</text:span>: A volte l'algoritmo può convergere troppo presto verso una soluzione sub-ottimale, specialmente se la popolazione perde diversità genetica.</text:p>
        </text:list-item>
      </text:list>
      <text:p text:style-name="P69"/>
      <text:p text:style-name="P65">7.3 – Algoritmi Genetici: Miglioramenti</text:p>
      <text:p text:style-name="P69">Gli algoritmi genetici possono essere ulteriormente potenziati per affrontare problemi complessi o per migliorare la loro efficacia in scenari specifici.</text:p>
      <text:p text:style-name="P69"/>
      <text:p text:style-name="P65">7.3.1 – Elitismo</text:p>
      <text:p text:style-name="P69">L'elitismo è una strategia che prevede di conservare un certo numero di individui con la fitness più elevata da una generazione alla successiva. Questo assicura che le migliori soluzioni non vadano perse durante il crossover o la mutazione. <text:soft-page-break/>L'eli<text:span text:style-name="T126">t</text:span>ismo può migliorare significativamente la convergenza del GA, mantenendo sempre le migliori soluzioni trovate finora.</text:p>
      <text:p text:style-name="P159">Vantaggi:</text:p>
      <text:list text:style-name="L62">
        <text:list-item>
          <text:p text:style-name="P160">Garantisce che il GA non perda le soluzioni migliori già trovate.</text:p>
        </text:list-item>
        <text:list-item>
          <text:p text:style-name="P160">Aumenta la probabilità di convergenza verso una soluzione ottimale o vicina all'ottimale.</text:p>
        </text:list-item>
      </text:list>
      <text:p text:style-name="P159">Considerazioni:</text:p>
      <text:list text:style-name="L63">
        <text:list-item>
          <text:p text:style-name="P161">Un numero troppo elevato di individui elitari può ridurre la diversità genetica, aumentando il rischio di convergenza prematura. Una buona pratica è utilizzare una piccola percentuale della popolazione (ad esempio, il 1-5%) come individui elitari.</text:p>
        </text:list-item>
      </text:list>
      <text:p text:style-name="P69"/>
      <text:p text:style-name="P65">7.3.2 – Algoritmi Genetici Multi-Obiettivo</text:p>
      <text:p text:style-name="P162">Molti problemi reali richiedono l'ottimizzazione di più obiettivi contemporaneamente, che spesso possono essere in conflitto tra loro (ad esempio, massimizzare la qualità riducendo al minimo i costi). Gli algoritmi genetici multi-obiettivo (<text:span text:style-name="T2">MOGA</text:span>) sono progettati per trovare un insieme di soluzioni ottimali che rappresentino compromessi tra questi obiettivi, noti come soluzioni di Pareto ottimali.</text:p>
      <text:p text:style-name="P162"/>
      <text:p text:style-name="P162">In un contesto multi-obiettivo, una soluzione è detta <text:span text:style-name="T127">Pareto ottimale</text:span> se non esiste un'altra soluzione che migliora uno degli obiettivi senza peggiorarne almeno un altro. Questo concetto porta a un insieme di soluzioni, noto come <text:span text:style-name="T2">fronte di Pareto</text:span>, dove ciascuna soluzione rappresenta un compromesso ottimale tra gli obiettivi. Il ruolo degli algoritmi genetici multi-obiettivo è trovare e mantenere un insieme di soluzioni distribuite lungo questo fronte, permettendo al decisore di scegliere una soluzione in base alle preferenze tra i vari obiettivi.</text:p>
      <text:p text:style-name="P159"/>
      <text:p text:style-name="P159">Una soluzione A è detta dominata da un'altra soluzione B se B è migliore di A per almeno un obiettivo e non è peggiore per nessuno degli altri obiettivi. Un algoritmo genetico multi-obiettivo cerca di eliminare le soluzioni dominate, concentrandosi su quelle che non sono dominate da nessun'altra, ovvero le soluzioni Pareto ottimali.</text:p>
      <text:p text:style-name="P159"/>
      <text:p text:style-name="P159">Strategie principali:</text:p>
      <text:list text:style-name="L64">
        <text:list-item>
          <text:p text:style-name="P163"><text:span text:style-name="T2">NSGA-II</text:span> (Non-dominated Sorting Genetic Algorithm II): Classifica le soluzioni basandosi sulla dominanza di Pareto, mantenendo un equilibrio tra esplorazione dello spazio di ricerca e diversità delle soluzioni.</text:p>
        </text:list-item>
        <text:list-item>
          <text:p text:style-name="P163"><text:span text:style-name="T2">SPEA2</text:span> (Strength Pareto Evolutionary Algorithm 2): Un altro metodo popolare che tiene conto della dominanza di Pareto e introduce meccanismi per mantenere la diversità nella popolazione durante la ricerca delle soluzioni ottimali.</text:p>
        </text:list-item>
      </text:list>
      <text:p text:style-name="P164"><text:soft-page-break/>Vantaggi:</text:p>
      <text:list text:style-name="L65">
        <text:list-item>
          <text:p text:style-name="P165">Permettono di ottenere un insieme di soluzioni, ognuna delle quali rappresenta un buon compromesso tra gli obiettivi.</text:p>
        </text:list-item>
        <text:list-item>
          <text:p text:style-name="P165">Mantengono una diversità elevata nelle soluzioni, utile per problemi complessi e con molteplici criteri di valutazione.</text:p>
        </text:list-item>
      </text:list>
      <text:p text:style-name="P166">Considerazioni:</text:p>
      <text:list text:style-name="L66">
        <text:list-item>
          <text:p text:style-name="P167">Implementare algoritmi genetici multi-obiettivo richiede una maggiore complessità computazionale rispetto ai GA standard, a causa della necessità di valutare e mantenere un set di soluzioni non dominate.</text:p>
        </text:list-item>
        <text:list-item>
          <text:p text:style-name="P167"><text:span text:style-name="T128">È </text:span>importante mantenere un buon bilanciamento tra esplorazione e sfruttamento delle soluzioni, per garantire una copertura omogenea del fronte di Pareto.</text:p>
        </text:list-item>
      </text:list>
      <text:p text:style-name="P69"/>
      <text:p text:style-name="P65">7.3.3 – Strategia dell'archivio</text:p>
      <text:p text:style-name="P69">La strategia dell'archivio è un miglioramento spesso usato negli algoritmi genetici multi-obiettivo. In questa strategia, un archivio di soluzioni viene mantenuto durante l'intero processo evolutivo per salvare le soluzioni non dominate (soluzioni di Pareto ottimali) che vengono trovate. L'archivio è generalmente limitato in dimensione, e soluzioni nuove entrano nell'archivio solo se non sono dominate dalle soluzioni esistenti o se sostituiscono soluzioni dominate già presenti nell'archivio.</text:p>
      <text:p text:style-name="P168">Vantaggi:</text:p>
      <text:list text:style-name="L67">
        <text:list-item>
          <text:p text:style-name="P169">Permette di preservare un set di soluzioni non dominate, garantendo una diversità di soluzioni Pareto ottimali.</text:p>
        </text:list-item>
        <text:list-item>
          <text:p text:style-name="P169">Aiuta a conservare le migliori soluzioni trovate durante l'evoluzione, evitando che vengano perse nel processo di mutazione o crossover.</text:p>
        </text:list-item>
      </text:list>
      <text:p text:style-name="P69">Considerazioni:</text:p>
      <text:list text:style-name="L68">
        <text:list-item>
          <text:p text:style-name="P170">L'archivio deve essere gestito in modo efficiente per evitare che diventi troppo grande o che vengano mantenute soluzioni ridondanti.</text:p>
        </text:list-item>
        <text:list-item>
          <text:p text:style-name="P170">Implementare una strategia di aggiornamento dell'archivio richiede un attento bilanciamento tra la conservazione delle soluzioni di qualità e l'inserimento di nuove soluzioni promettenti.</text:p>
        </text:list-item>
      </text:list>
      <text:p text:style-name="P69"/>
      <text:p text:style-name="P65">7.3.4 – Algoritmi Genetici Adattivi</text:p>
      <text:p text:style-name="P69">Negli algoritmi genetici adattivi, i parametri chiave come le probabilità di mutazione e crossover non rimangono fissi, ma vengono modificati dinamicamente durante l'evoluzione, in base all'andamento dell'algoritmo. Questo tipo di approccio aiuta a bilanciare meglio esplorazione ed esploitazione durante le varie fasi dell'evoluzione.</text:p>
      <text:p text:style-name="P168">Vantaggi:</text:p>
      <text:list text:style-name="L69">
        <text:list-item>
          <text:p text:style-name="P171">Permettono di migliorare l'esplorazione nelle prime fasi del GA e lo sfruttamento nelle fasi finali.</text:p>
        </text:list-item>
        <text:list-item>
          <text:p text:style-name="P171"><text:soft-page-break/>Possono ridurre il rischio di convergenza prematura e migliorare la qualità delle soluzioni finali.</text:p>
        </text:list-item>
      </text:list>
      <text:p text:style-name="P172">Considerazioni:</text:p>
      <text:list text:style-name="L70">
        <text:list-item>
          <text:p text:style-name="P173">La progettazione di una strategia di adattamento efficace richiede una buona comprensione del comportamento del GA e del problema in questione.</text:p>
        </text:list-item>
        <text:list-item>
          <text:p text:style-name="P173">Parametri dinamici possono aggiungere complessità all'implementazione e richiedere maggiore tempo di sperimentazione.</text:p>
        </text:list-item>
      </text:list>
      <text:p text:style-name="P69"/>
      <text:p text:style-name="P65">7.3.5 – Island Model</text:p>
      <text:p text:style-name="P69">Il modello ad isole divide la popolazione in sotto-popolazioni (isole), ciascuna delle quali evolve in modo indipendente per un certo numero di generazioni. Periodicamente, gli individui migliori migrano da un'isola all'altra, scambiando informazioni genetiche. Questo approccio aumenta la diversità genetica e migliora l'esplorazione.</text:p>
      <text:p text:style-name="P69">Vantaggi:</text:p>
      <text:list text:style-name="L71">
        <text:list-item>
          <text:p text:style-name="P174">Migliora la diversità genetica mantenendo più popolazioni separate.</text:p>
        </text:list-item>
        <text:list-item>
          <text:p text:style-name="P174">Riduce il rischio di convergenza prematura in una singola popolazione.</text:p>
        </text:list-item>
      </text:list>
      <text:p text:style-name="P69">Considerazioni:</text:p>
      <text:list text:style-name="L72">
        <text:list-item>
          <text:p text:style-name="P175">Il tasso e la frequenza della migrazione devono essere regolati con attenzione per bilanciare il mantenimento della diversità con il miglioramento della fitness.</text:p>
        </text:list-item>
        <text:list-item>
          <text:p text:style-name="P175">Implementare un modello ad isole richiede una gestione più complessa delle sotto-popolazioni.</text:p>
        </text:list-item>
      </text:list>
      <text:p text:style-name="P69"/>
      <text:p text:style-name="P65">7.3.6 – Crossover e Mutazione Non-Uniformi</text:p>
      <text:p text:style-name="P69">Il crossover non-uniforme e la mutazione non-uniforme variano l'intensità con cui questi operatori influenzano gli individui man mano che l'algoritmo procede. Nelle prime generazioni, si favorisce una maggiore esplorazione (con mutazioni e crossover più ampi), mentre nelle fasi avanzate l'intensità diminuisce per concentrarsi su un'esplorazione più locale e su piccole modifiche per migliorare soluzioni già promettenti.</text:p>
      <text:p text:style-name="P69">Vantaggi:</text:p>
      <text:list text:style-name="L73">
        <text:list-item>
          <text:p text:style-name="P176">Migliora l'equilibrio tra esplorazione iniziale e sfruttamento finale.</text:p>
        </text:list-item>
        <text:list-item>
          <text:p text:style-name="P176">Permette di adattarsi meglio alle diverse fasi dell'evoluzione, riducendo il <text:s/>rischio di blocchi su massimi locali.</text:p>
        </text:list-item>
      </text:list>
      <text:p text:style-name="P69">Considerazioni:</text:p>
      <text:list text:style-name="L74">
        <text:list-item>
          <text:p text:style-name="P177">Richiede un controllo accurato dei parametri che regolano la riduzione dell'intensità di mutazione e crossover.</text:p>
        </text:list-item>
        <text:list-item>
          <text:p text:style-name="P177">Troppa riduzione può portare a una mancanza di esplorazione nelle ultime fasi, mentre troppa esplorazione può rallentare la convergenza.</text:p>
        </text:list-item>
      </text:list>
      <text:p text:style-name="P69"/>
      <text:p text:style-name="P65"><text:soft-page-break/>7.3.7 – Ibridi con altre tecniche di ottimizzazione</text:p>
      <text:p text:style-name="P69">Un approccio comune è combinare i GA con altre tecniche di ottimizzazione, creando algoritmi ibridi, anche detti <text:span text:style-name="T127">algoritmi</text:span> <text:span text:style-name="T127">memetici</text:span>. Ad esempio, una volta che il GA ha trovato una soluzione promettente, può essere usato un metodo di ottimizzazione locale per affinare ulteriormente quella soluzione.</text:p>
      <text:p text:style-name="P69">Vantaggi:</text:p>
      <text:list text:style-name="L75">
        <text:list-item>
          <text:p text:style-name="P178">Permette di ottenere i benefici di più metodi: esplorazione globale dai GA e ottimizzazione locale da tecniche come l'<text:span text:style-name="T129">H</text:span>ill-<text:span text:style-name="T129">C</text:span>limbing.</text:p>
        </text:list-item>
        <text:list-item>
          <text:p text:style-name="P178">Migliora la qualità delle soluzioni finali e accelera la convergenza.</text:p>
        </text:list-item>
      </text:list>
      <text:p text:style-name="P179">Considerazioni:</text:p>
      <text:list text:style-name="L76">
        <text:list-item>
          <text:p text:style-name="P180">Richiede una buona integrazione tra i diversi metodi per evitare conflitti o sovrapposizioni.</text:p>
        </text:list-item>
        <text:list-item>
          <text:p text:style-name="P180">La scelta di quando e come applicare l'ottimizzazione locale è fondamentale per l'efficacia dell'algoritmo ibrido.</text:p>
        </text:list-item>
      </text:list>
      <text:p text:style-name="P69"/>
      <text:p text:style-name="P65"><text:span text:style-name="T130">8 –</text:span> Algorimi di Ricerca con Avversari</text:p>
      <text:p text:style-name="P181">Gli algoritmi di ricerca con avversari sono una categoria di algoritmi utilizzati per risolvere problemi in cui due o più agenti interagiscono tra loro. <text:span text:style-name="T130">A differenza dei problemi di ricerca tradizionali, qui ogni agente deve prendere decisioni ottimali considerando le possibili mosse degli avversari.</text:span></text:p>
      <text:p text:style-name="P181"/>
      <text:p text:style-name="P181">Un esempio classico è il gioco degli scacchi, in cui ogni mossa non solo migliora la posizione di un giocatore, ma deve anche rispondere alle azioni dell'avversario. Per questo motivo, la pianificazione delle mosse richiede una strategia che massimizzi i guadagni in uno scenario collaborativo o competitivo.</text:p>
      <text:p text:style-name="P69"/>
      <text:p text:style-name="P69">Il metodo più noto per risolvere questi problemi è l'algoritmo minimax, che mira a minimizzare la massima perdita possibile. Insieme alla potatura alfa-beta, che riduce il numero di mosse da considerare senza compromettere la correttezza della soluzione, questi algoritmi sono alla base dell'intelligenza artificiale nei giochi e in altri ambienti competitivi.</text:p>
      <text:p text:style-name="P69"/>
      <text:p text:style-name="P65"><text:span text:style-name="T130">8</text:span>.1 – Ambienti Multi-Agente</text:p>
      <text:p text:style-name="P181">Gli ambienti multi-agente rappresentano un contesto in cui più agenti agiscono all'interno dello stesso ambiente e devono considerare le azioni degli altri agenti e gli effetti che queste producono. In particolare, discutiamo gli ambienti competitivi, in cui gli obiettivi degli agenti sono in conflitto. Questi problemi sono noti come problemi di ricerca con avversari o, semplicemente, giochi.</text:p>
      <text:p text:style-name="P181"/>
      <text:p text:style-name="P181">La <text:span text:style-name="T127">teoria dei giochi</text:span> è una branca dell'economia che considera ogni ambiente multi-agente come un gioco, sia che l'interazione sia cooperativa o competitiva. I giochi possono essere classificati in base a due dimensioni principali:</text:p>
      <text:list text:style-name="L77">
        <text:list-item>
          <text:p text:style-name="P182"><text:soft-page-break/><text:span text:style-name="T115">Condizioni di Scelta</text:span><text:span text:style-name="T25">:</text:span></text:p>
          <text:list>
            <text:list-item>
              <text:p text:style-name="P182"><text:span text:style-name="T25">Giochi </text:span><text:span text:style-name="T119">con informazione perfetta</text:span><text:span text:style-name="T25">: gli stati del gioco sono completamente noti agli agenti.</text:span></text:p>
            </text:list-item>
            <text:list-item>
              <text:p text:style-name="P182"><text:span text:style-name="T25">Giochi </text:span><text:span text:style-name="T119">con informazione imperfetta</text:span><text:span text:style-name="T25">: gli stati del gioco non sono completamente noti </text:span><text:span text:style-name="T131">agli agenti</text:span><text:span text:style-name="T25">.</text:span></text:p>
            </text:list-item>
          </text:list>
        </text:list-item>
        <text:list-item>
          <text:p text:style-name="P182"><text:span text:style-name="T115">Effetti della Scelta</text:span><text:span text:style-name="T25">:</text:span></text:p>
          <text:list>
            <text:list-item>
              <text:p text:style-name="P182"><text:span text:style-name="T25">Giochi </text:span><text:span text:style-name="T119">deterministici</text:span><text:span text:style-name="T25">: gli stati sono determinati solo dalle azioni degli agenti.</text:span></text:p>
            </text:list-item>
            <text:list-item>
              <text:p text:style-name="P182"><text:span text:style-name="T25">Giochi </text:span><text:span text:style-name="T119">stocastici</text:span><text:span text:style-name="T25">: gli stati sono influenzati anche da fattori esterni.</text:span></text:p>
            </text:list-item>
          </text:list>
        </text:list-item>
      </text:list>
      <text:p text:style-name="P69"/>
      <text:p text:style-name="P65"><text:span text:style-name="T130">8</text:span>.2 – Definizione di un Gioco</text:p>
      <text:p text:style-name="P181">Formalmente, un gioco può essere definito come un problema di ricerca con i seguenti componenti:</text:p>
      <text:list text:style-name="L78">
        <text:list-item>
          <text:p text:style-name="P183"><text:span text:style-name="T30">s0</text:span><text:span text:style-name="T25">: stato iniziale.</text:span></text:p>
        </text:list-item>
        <text:list-item>
          <text:p text:style-name="P183"><text:span text:style-name="T30">G</text:span><text:span text:style-name="T132">iocatore</text:span><text:span text:style-name="T30">(s)</text:span><text:span text:style-name="T25">: definisce il giocatore </text:span><text:span text:style-name="T133">che deve muovere</text:span><text:span text:style-name="T25"> nello stato s.</text:span></text:p>
        </text:list-item>
        <text:list-item>
          <text:p text:style-name="P183"><text:span text:style-name="T30">A</text:span><text:span text:style-name="T132">zioni</text:span><text:span text:style-name="T30">(s)</text:span><text:span text:style-name="T25">: restituisce l'insieme delle mosse lecite nello stato s.</text:span></text:p>
        </text:list-item>
        <text:list-item>
          <text:p text:style-name="P183"><text:span text:style-name="T30">R</text:span><text:span text:style-name="T132">isultato</text:span><text:span text:style-name="T30">(s, a)</text:span><text:span text:style-name="T25">: il modello di transizione che definisce il risultato della mossa a.</text:span></text:p>
        </text:list-item>
        <text:list-item>
          <text:p text:style-name="P183"><text:span text:style-name="T30">T</text:span><text:span text:style-name="T132">est</text:span><text:span text:style-name="T30"> T</text:span><text:span text:style-name="T132">erminazione</text:span><text:span text:style-name="T30">(s)</text:span><text:span text:style-name="T25">: restituisce vero se la partita è finita, falso altrimenti.</text:span></text:p>
        </text:list-item>
        <text:list-item>
          <text:p text:style-name="P183"><text:span text:style-name="T30">U</text:span><text:span text:style-name="T132">tilità</text:span><text:span text:style-name="T30">(s, p)</text:span><text:span text:style-name="T25">: funzione di utilità (o di payoff) che assegna un valore numerico finale per il giocatore p nello stato terminale s.</text:span></text:p>
        </text:list-item>
      </text:list>
      <text:p text:style-name="P69"/>
      <text:p text:style-name="P65"><text:span text:style-name="T130">8</text:span>.3 – Strategia Ottima e Minimax</text:p>
      <text:p text:style-name="P181">In un problema di ricerca con avversari, l'obiettivo di un giocatore è trovare una strategia ottima, che massimizzi il risultato nel caso peggiore. Questo perché viene imposta l'assunzione che l'avversario giochi in modo ottimale, ovvero si giochi contro un giocatore infallibile, il quale cercherà sempre di minimizzare il risultato del primo giocatore. Pertanto, il giocatore deve pianificare le sue mosse in modo da garantire il miglior risultato possibile, anche nel caso in cui l'avversario scelga sempre la strategia più sfavorevole.</text:p>
      <text:p text:style-name="P181">Questo approccio, noto come <text:span text:style-name="T127">minimax</text:span>, analizza l'intero albero di gioco, esplorando tutte le mosse possibili e le contromosse dell'avversario, fino a trovare la sequenza di azioni che massimizza il punteggio nel caso peggiore.</text:p>
      <text:p text:style-name="P181"/>
      <text:p text:style-name="P181"><text:span text:style-name="T134">V</text:span>ale la pena approfondire questo discorso nel contesto del celeberrimo <text:span text:style-name="T2">dilemma del prigioniero</text:span>. In questo scenario, due prigionieri sono accusati di un crimine e posti in celle separate, senza possibilità di comunicare tra loro. Ogni prigioniero può scegliere se collaborare con l'altro rimanendo in silenzio, oppure tradire confessando il crimine e accusando l'altro. Le possibili pene dipendono dalle scelte di entrambi:</text:p>
      <text:list text:style-name="L79">
        <text:list-item>
          <text:p text:style-name="P184">Se entrambi i prigionieri restano in silenzio (collaborano), riceveranno una pena ridotta (ad esempio, 1 anno di prigione ciascuno).</text:p>
        </text:list-item>
        <text:list-item>
          <text:p text:style-name="P184"><text:soft-page-break/>Se uno tradisce e l'altro collabora, il prigioniero che ha tradito verrà rilasciato (0 anni), mentre l'altro riceverà la pena massima (5 anni).</text:p>
        </text:list-item>
        <text:list-item>
          <text:p text:style-name="P184">Se entrambi tradiscono, riceveranno una pena moderata (ad esempio, 3 anni ciascuno).</text:p>
        </text:list-item>
      </text:list>
      <text:p text:style-name="P69">Il dilemma sta nel fatto che, per ciascun prigioniero, tradire sembra essere la strategia ottima a breve termine, poiché offre la possibilità di evitare completamente la prigione, indipendentemente dalla scelta dell'altro. Tuttavia, se entrambi i prigionieri tradiscono, il risultato complessivo è peggiore rispetto a quello che si otterrebbe con la collaborazione reciproca.</text:p>
      <text:p text:style-name="P69"/>
      <text:p text:style-name="P185">Questo esempio illustra chiaramente come una strategia ottima in un contesto competitivo non sempre conduca al miglior risultato complessivo. Nel dilemma del prigioniero, la strategia di <text:span text:style-name="T2">equilibrio di Nash</text:span> prevede che entrambi i prigionieri tradiscano, poiché ciascuno cerca di minimizzare la propria perdita nel caso peggiore. <text:span text:style-name="T135">Sono invece presenti 3 </text:span><text:span text:style-name="T136">ottimi paretiani</text:span><text:span text:style-name="T137">, cioè i due casi in cui soltanto uno dei due accusa l'altro più il caso in cui nessuno dei due parla.</text:span></text:p>
      <text:p text:style-name="P186">Per l'equilibrio di Nash non è rilevante il fatto che se un prigioniero parla peggiora la situazione dell'altro, mentre per gli ottimi si è in una situazione in cui non è possibile migliorare la condizione di una persona senza peggiorare quella di un'altra.</text:p>
      <text:p text:style-name="P69"/>
      <text:p text:style-name="P187">Per tornare alla risoluzione di un problema di ricerca con avversari, introduciamo adesso gli elementi alla base dell'algoritmo minimax. Il valore minimax di un nodo rappresenta l'utilità di quel nodo, assumendo che entrambi i giocatori giochino in modo ottimale. <text:span text:style-name="T138">F</text:span>unzionamento dell'algoritmo:</text:p>
      <text:list text:style-name="L80">
        <text:list-item>
          <text:p text:style-name="P188">Una funzione ausiliaria si occupa di <text:span text:style-name="T139">iniziare la ricerca, che sarà effettuata chiamando in alternanza le funzioni ValoreMax(s) e ValoreMin(s).</text:span></text:p>
        </text:list-item>
        <text:list-item>
          <text:p text:style-name="P189">Il primo turno è sempre del giocatore Max e si prosegue in modo ricorsivo fino a giungere ad una foglia dell'albero di gioco.</text:p>
        </text:list-item>
        <text:list-item>
          <text:p text:style-name="P189">Se ad arrivarci è MIN, allora sarà scelto come valore del nodo padre il valore di utilità più basso presente tra le figlie; se invece è MAX, il più grande.</text:p>
        </text:list-item>
        <text:list-item>
          <text:p text:style-name="P189">Ci si alterna in questo modo risalendo fino alla radice.</text:p>
        </text:list-item>
        <text:list-item>
          <text:p text:style-name="P189">MAX a questo punto sceglie il valore più alto trovato, poiché sono state calcolate tutte le sequenze di mosse possibili.</text:p>
        </text:list-item>
      </text:list>
      <text:p text:style-name="P187"/>
      <text:p text:style-name="P190">Da un punto di vista computazionale, l'algoritmo minimax ha le seguenti proprietà:</text:p>
      <text:list text:style-name="L81">
        <text:list-item>
          <text:p text:style-name="P191"><text:span text:style-name="T30">Completezza</text:span><text:span text:style-name="T25">: L'algoritmo è completo se l'albero di gioco è finito.</text:span></text:p>
        </text:list-item>
        <text:list-item>
          <text:p text:style-name="P191"><text:span text:style-name="T30">Ottimalità</text:span><text:span text:style-name="T25">: L'algoritmo è ottimo se l'avversario gioca in modo ottimo.</text:span></text:p>
        </text:list-item>
        <text:list-item>
          <text:p text:style-name="P191"><text:span text:style-name="T30">Complessità</text:span><text:span text:style-name="T25"> </text:span><text:span text:style-name="T30">temporale</text:span><text:span text:style-name="T25">: La complessità temporale è O(b</text:span><text:span text:style-name="T140">^</text:span><text:span text:style-name="T25">m), dove b è il fattore di ramificazione e</text:span><text:span text:style-name="T141">d</text:span><text:span text:style-name="T25"> m è la profondità massima dell'albero.</text:span></text:p>
        </text:list-item>
        <text:list-item>
          <text:p text:style-name="P191"><text:soft-page-break/><text:span text:style-name="T30">Complessità</text:span><text:span text:style-name="T25"> </text:span><text:span text:style-name="T30">spaziale</text:span><text:span text:style-name="T25">: Richiede O(bm) di memoria, </text:span><text:span text:style-name="T140">dovendo mantenere un solo cammino dalla radice alla foglia assieme ai nodi fratelli non espansi per ciascun nodo sul cammino</text:span><text:span text:style-name="T25">.</text:span></text:p>
        </text:list-item>
      </text:list>
      <text:p text:style-name="P69"/>
      <text:p text:style-name="P65"><text:span text:style-name="T142">8</text:span>.4 – Potatura Alfa-Beta</text:p>
      <text:p text:style-name="P192">Le prestazioni computazionali dell'algoritmo minimax non consentono la risoluzione di problemi reali <text:span text:style-name="T143">in quanto spesso si ha a che fa</text:span><text:span text:style-name="T144">r</text:span><text:span text:style-name="T143">e con alber</text:span><text:span text:style-name="T144">i</text:span><text:span text:style-name="T143"> di gioco molto vasti. </text:span>La potatura alfa-beta è una tecnica che permette di ottimizzare l'algoritmo minimax riducendo il numero di nodi da esplorare <text:span text:style-name="T144">senza influenzare la decisione finale</text:span>. <text:span text:style-name="T145">Il nome deriva dai due parametri aggiuntivi che si usano: alfa indica il valore della scelta migliore per MAX trovata finora, beta invece la migliore per MIN. </text:span><text:span text:style-name="T146">Consente di esplorare soltanto O(b^(m/2)) nodi.</text:span></text:p>
      <text:p text:style-name="P69"/>
      <text:p text:style-name="P193">In generale, per spiegarne il funzionamento, possiamo considerare un certo nodo n da qualche parte nell'albero di gioco che possiamo raggiungere. Se esiste una scelta migliore m al livello del nodo padre, o anche di uno qualunque dei nodi precedenti, allora n non sarà mai raggiunto in tutta la partita.</text:p>
      <text:p text:style-name="P194">La potatura funziona grazie al confronto continuo tra i valori di alfa e beta, aggiornati durante l'esplorazione dei rami dell'albero di gioco. Ogni volta che si scopre che il valore di un ramo non migliorerà oltre i limiti di alfa o beta, quel ramo può essere eliminato, poiché non influenzerà il risultato finale. Questo consente di ridurre significativamente il numero di nodi da esplorare.</text:p>
      <text:p text:style-name="P69"/>
      <text:p text:style-name="P195">8.5 – Ordinamento Dinamico delle Mosse</text:p>
      <text:p text:style-name="P194">L'ordinamento dinamico delle mosse è una tecnica che migliora ulteriormente l'efficienza della potatura alfa-beta. L'idea di base è ordinare le mosse più promettenti all'inizio del processo di esplorazione. Se le migliori mosse vengono esaminate per prime, si possono effettuare più potature precoci, riducendo così il numero di nodi da esplorare. <text:span text:style-name="T147">È una tecnica</text:span> efficace perché:</text:p>
      <text:list text:style-name="L82">
        <text:list-item>
          <text:p text:style-name="P196">Aumenta la probabilità di aggiornare i valori di alfa e beta rapidamente.</text:p>
        </text:list-item>
        <text:list-item>
          <text:p text:style-name="P196">Migliora la velocità complessiva dell'algoritmo, soprattutto in giochi complessi come gli scacchi, dove il numero di possibili mosse è elevato.</text:p>
        </text:list-item>
        <text:list-item>
          <text:p text:style-name="P196">Riduce il tempo di ricerca necessario per identificare la mossa ottima, specialmente nei livelli superiori dell'albero di gioco, dove le decisioni hanno maggiore impatto sul risultato finale.</text:p>
        </text:list-item>
      </text:list>
      <text:p text:style-name="P194">Una strategia comune per implementare l'ordinamento dinamico delle mosse consiste nell'utilizzare una funzione di valutazione euristica che approssima la qualità di una mossa prima che l'intero albero venga esplorato.</text:p>
      <text:p text:style-name="P194"/>
      <text:p text:style-name="P194"><text:span text:style-name="T148">8</text:span><text:span text:style-name="T127">.</text:span><text:span text:style-name="T148">6 –</text:span><text:span text:style-name="T127"> Decisioni Perfette in Tempo Reale</text:span></text:p>
      <text:p text:style-name="P194">Il concetto di decisioni perfette in tempo reale si riferisce alla capacità di un algoritmo di prendere la miglior decisione possibile entro un limite di tempo <text:soft-page-break/>prestabilito. In giochi complessi, è spesso impraticabile esplorare l'intero albero di gioco a causa dei limiti di tempo imposti.</text:p>
      <text:p text:style-name="P194">Esistono diverse tecniche per garantire che un algoritmo di ricerca con avversari possa prendere decisioni in tempo reale:</text:p>
      <text:list text:style-name="L83">
        <text:list-item>
          <text:p text:style-name="P197"><text:span text:style-name="T127">Euristiche</text:span> <text:span text:style-name="T149">v</text:span><text:span text:style-name="T127">eloci</text:span><text:span text:style-name="T150">, </text:span><text:span text:style-name="T151">con cui si stima</text:span> il valore di stati non terminali in modo rapido, evitando l'esplorazione completa dei rami dell'albero.</text:p>
        </text:list-item>
        <text:list-item>
          <text:p text:style-name="P197"><text:span text:style-name="T127">Timeout,</text:span><text:span text:style-name="T150"> </text:span><text:span text:style-name="T151">per cui</text:span> l'algoritmo, <text:span text:style-name="T152">allo scadere del tempo disponibile,</text:span> r<text:span text:style-name="T152">estituisce</text:span> la mossa che ha esplorato più a fondo fino a quel momento.</text:p>
        </text:list-item>
      </text:list>
      <text:p text:style-name="P69"/>
      <text:p text:style-name="P65"><text:span text:style-name="T147">8.7 –</text:span> Ulteriori Miglioramenti della Potatura Alfa-Beta</text:p>
      <text:p text:style-name="P198">È possibile migliorare ancora le prestazioni della potatura tramite altre tecniche:</text:p>
      <text:list text:style-name="L84">
        <text:list-item>
          <text:p text:style-name="P199"><text:span text:style-name="T153">La ricerca ad </text:span><text:span text:style-name="T119">approfondimento iterativo</text:span><text:span text:style-name="T25"> </text:span><text:span text:style-name="T154">registra il miglior cammino di mosse fino ad un certo strato di profondità ed all'iterazione successiva, prima di spostarsi di un ulteriore livello più in basso, ordina le mosse in base al cammino trovato.</text:span></text:p>
        </text:list-item>
        <text:list-item>
          <text:p text:style-name="P200"><text:span text:style-name="T25">Una tecnica chiamata </text:span><text:span text:style-name="T119">finestra aspettativa</text:span><text:span text:style-name="T25"> può essere applicata per migliorare ulteriormente la potatura alfa-beta. Invece di esplorare l'intero intervallo di valori di alfa e beta, l'algoritmo parte con una finestra ristretta intorno al valore atteso della mossa migliore. Se il valore della mossa rientra nella finestra, non è necessario esplorare ulteriori rami. Se invece il valore esce fuori dalla finestra, la finestra viene estesa e l'esplorazione continua.</text:span></text:p>
        </text:list-item>
        <text:list-item>
          <text:p text:style-name="P201"><text:span text:style-name="T25">Le </text:span><text:span text:style-name="T119">tabelle di trasposizione</text:span><text:span text:style-name="T25"> sono strutture dati che memorizzano </text:span><text:span text:style-name="T155">una configurazione </text:span><text:span text:style-name="T25">già esplorat</text:span><text:span text:style-name="T155">a</text:span><text:span text:style-name="T25"> in precedenza. Questo è utile nei giochi dove uno stesso stato può essere raggiunto attraverso diverse sequenze di mosse, </text:span><text:span text:style-name="T155">poiché consente di evitare di espolorare di nuovo stati già visitati</text:span><text:span text:style-name="T25">. </text:span></text:p>
        </text:list-item>
        <text:list-item>
          <text:p text:style-name="P200"><text:span text:style-name="T25">La </text:span><text:span text:style-name="T119">potatura scout</text:span><text:span text:style-name="T25"> o </text:span><text:span text:style-name="T119">negascout</text:span><text:span text:style-name="T25"> è una variante della potatura alfa-beta che cerca di ridurre ulteriormente il numero di nodi esplorati attraverso una tecnica più aggressiva. Negascout esplora prima un ramo del sottoproblema con una finestra ristretta, e solo se trova una mossa migliore, esplora gli altri rami. Questo riduce la quantità di rami da esplorare rispetto alla potatura alfa-beta standard.</text:span></text:p>
        </text:list-item>
        <text:list-item>
          <text:p text:style-name="P200"><text:span text:style-name="T25">La </text:span><text:span text:style-name="T119">potatura multi-cut</text:span><text:span text:style-name="T25"> è una tecnica che cerca di interrompere l'esplorazione di sottorami all'interno di un livello di profondità se si scopre che più di un certo numero di rami stanno portando a valori non promettenti. Questa tecnica consente di eliminare grandi sezioni dell'albero che non influenzeranno il risultato finale.</text:span></text:p>
        </text:list-item>
      </text:list>
      <text:p text:style-name="P6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12:00:26.883000000</meta:creation-date>
    <dc:date>2024-11-25T20:15:39.126000000</dc:date>
    <meta:editing-duration>PT12H1M26S</meta:editing-duration>
    <meta:editing-cycles>226</meta:editing-cycles>
    <meta:generator>LibreOffice/24.8.2.1$Windows_X86_64 LibreOffice_project/0f794b6e29741098670a3b95d60478a65d05ef13</meta:generator>
    <meta:document-statistic meta:table-count="0" meta:image-count="0" meta:object-count="0" meta:page-count="31" meta:paragraph-count="464" meta:word-count="10915" meta:character-count="74090" meta:non-whitespace-character-count="63830"/>
  </office:meta>
</office:document-meta>
</file>